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3374e" officeooo:paragraph-rsid="000a520f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size="12pt" officeooo:rsid="0003374e" officeooo:paragraph-rsid="000c1d8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a1e1f" officeooo:paragraph-rsid="001a1e1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c1906" officeooo:paragraph-rsid="001c1906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204273" officeooo:paragraph-rsid="00204273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Nimbus Mono PS" fo:font-size="9pt" fo:font-weight="normal" officeooo:rsid="00204273" officeooo:paragraph-rsid="00204273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Nimbus Mono PS" fo:font-size="9pt" fo:font-weight="normal" officeooo:rsid="0003374e" officeooo:paragraph-rsid="000c1d8a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Nimbus Mono PS" fo:font-size="9pt" fo:font-weight="normal" officeooo:rsid="001c1906" officeooo:paragraph-rsid="001c1906" style:font-size-asian="9pt" style:font-weight-asian="normal" style:font-size-complex="9pt" style:font-weight-complex="normal"/>
    </style:style>
    <style:style style:name="P9" style:family="paragraph" style:parent-style-name="Title">
      <style:text-properties fo:font-size="12pt" officeooo:paragraph-rsid="000a520f" style:font-size-asian="12pt" style:font-size-complex="12pt"/>
    </style:style>
    <style:style style:name="T1" style:family="text">
      <style:text-properties officeooo:rsid="000a520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1d8a" style:font-weight-asian="bold" style:font-weight-complex="bold"/>
    </style:style>
    <style:style style:name="T4" style:family="text">
      <style:text-properties fo:font-weight="bold" officeooo:rsid="000f137d" style:font-weight-asian="bold" style:font-weight-complex="bold"/>
    </style:style>
    <style:style style:name="T5" style:family="text">
      <style:text-properties fo:font-weight="bold" officeooo:rsid="00204273" style:font-weight-asian="bold" style:font-weight-complex="bold"/>
    </style:style>
    <style:style style:name="T6" style:family="text">
      <style:text-properties officeooo:rsid="000c1d8a"/>
    </style:style>
    <style:style style:name="T7" style:family="text">
      <style:text-properties officeooo:rsid="001284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ssignment #4: <text:span text:style-name="T1">Profiler </text:span>Report<text:span text:style-name="T7">s</text:span></text:p>
      <text:p text:style-name="P2"><text:span text:style-name="T3">1</text:span><text:span text:style-name="T2">. </text:span><text:span text:style-name="T3">Profiler result before any changes:</text:span></text:p>
      <text:p text:style-name="P7"><text:span text:style-name="T6"><text:s text:c="3"/>3947233 function calls (3947227 primitive calls) in 809.819 seconds</text:span></text:p>
      <text:p text:style-name="P7"/>
      <text:p text:style-name="P7"><text:s text:c="3"/>Ordered by: standard name</text:p>
      <text:p text:style-name="P7"/>
      <text:p text:style-name="P7"><text:s text:c="3"/>ncalls <text:s/>tottime <text:s/>percall <text:s/>cumtime <text:s/>percall filename:lineno(function)</text:p>
      <text:p text:style-name="P7"><text:s text:c="8"/>1 <text:s text:c="3"/>0.016 <text:s text:c="3"/>0.016 <text:s/>809.819 <text:s/>809.819 &lt;string&gt;:1(&lt;module&gt;)</text:p>
      <text:p text:style-name="P7"><text:s text:c="8"/>2 <text:s text:c="3"/>0.000 <text:s text:c="3"/>0.000 <text:s text:c="3"/>0.000 <text:s text:c="3"/>0.000 &lt;string&gt;:12(__new__)</text:p>
      <text:p text:style-name="P7"><text:s text:c="8"/>1 <text:s text:c="3"/>0.000 <text:s text:c="3"/>0.000 <text:s text:c="3"/>0.001 <text:s text:c="3"/>0.001 _methods.py:25(_amax)</text:p>
      <text:p text:style-name="P7"><text:s text:c="8"/>2 <text:s text:c="3"/>0.000 <text:s text:c="3"/>0.000 <text:s text:c="3"/>0.001 <text:s text:c="3"/>0.001 _methods.py:28(_amin)</text:p>
      <text:p text:style-name="P7"><text:s text:c="8"/>4 <text:s text:c="3"/>0.000 <text:s text:c="3"/>0.000 <text:s text:c="3"/>0.000 <text:s text:c="3"/>0.000 chunk.py:117(tell)</text:p>
      <text:p text:style-name="P7"><text:s text:c="4"/>22/16 <text:s text:c="3"/>0.000 <text:s text:c="3"/>0.000 <text:s text:c="3"/>0.001 <text:s text:c="3"/>0.000 chunk.py:122(read)</text:p>
      <text:p text:style-name="P7"><text:s text:c="8"/>2 <text:s text:c="3"/>0.000 <text:s text:c="3"/>0.000 <text:s text:c="3"/>0.000 <text:s text:c="3"/>0.000 chunk.py:145(skip)</text:p>
      <text:p text:style-name="P7"><text:s text:c="8"/>6 <text:s text:c="3"/>0.000 <text:s text:c="3"/>0.000 <text:s text:c="3"/>0.000 <text:s text:c="3"/>0.000 chunk.py:52(__init__)</text:p>
      <text:p text:style-name="P7"><text:s text:c="8"/>6 <text:s text:c="3"/>0.000 <text:s text:c="3"/>0.000 <text:s text:c="3"/>0.000 <text:s text:c="3"/>0.000 chunk.py:78(getname)</text:p>
      <text:p text:style-name="P7"><text:s text:c="8"/>2 <text:s text:c="3"/>0.000 <text:s text:c="3"/>0.000 <text:s text:c="3"/>0.000 <text:s text:c="3"/>0.000 chunk.py:98(seek)</text:p>
      <text:p text:style-name="P7"><text:s text:c="8"/>2 <text:s text:c="3"/>0.000 <text:s text:c="3"/>0.000 <text:s text:c="3"/>0.031 <text:s text:c="3"/>0.016 convolve.py:18(LoadWaveFile)</text:p>
      <text:p text:style-name="P7"><text:s text:c="8"/>1 <text:s text:c="3"/>0.758 <text:s text:c="3"/>0.758 <text:s text:c="3"/>1.129 <text:s text:c="3"/>1.129 convolve.py:38(SaveWaveFile)</text:p>
      <text:p text:style-name="P7"><text:s text:c="8"/>1 <text:s/>680.948 <text:s/>680.948 <text:s/>680.948 <text:s/>680.948 convolve.py:49(Convolve)</text:p>
      <text:p text:style-name="P7"><text:s text:c="8"/>1 <text:s/>127.599 <text:s/>127.599 <text:s/>127.601 <text:s/>127.601 convolve.py:59(Normalize)</text:p>
      <text:p text:style-name="P7"><text:s text:c="8"/>1 <text:s text:c="3"/>0.000 <text:s text:c="3"/>0.000 <text:s/>809.803 <text:s/>809.803 convolve.py:75(Main)</text:p>
      <text:p text:style-name="P7"><text:s text:c="8"/>1 <text:s text:c="3"/>0.000 <text:s text:c="3"/>0.000 <text:s text:c="3"/>0.001 <text:s text:c="3"/>0.001 fromnumeric.py:2174(amax)</text:p>
      <text:p text:style-name="P7"><text:s text:c="8"/>2 <text:s text:c="3"/>0.000 <text:s text:c="3"/>0.000 <text:s text:c="3"/>0.001 <text:s text:c="3"/>0.001 fromnumeric.py:2275(amin)</text:p>
      <text:p text:style-name="P7"><text:s text:c="8"/>2 <text:s text:c="3"/>0.000 <text:s text:c="3"/>0.000 <text:s text:c="3"/>0.000 <text:s text:c="3"/>0.000 wave.py:125(initfp)</text:p>
      <text:p text:style-name="P7"><text:s text:c="8"/>2 <text:s text:c="3"/>0.000 <text:s text:c="3"/>0.000 <text:s text:c="3"/>0.000 <text:s text:c="3"/>0.000 wave.py:156(__init__)</text:p>
      <text:p text:style-name="P7"><text:s text:c="8"/>2 <text:s text:c="3"/>0.000 <text:s text:c="3"/>0.000 <text:s text:c="3"/>0.000 <text:s text:c="3"/>0.000 wave.py:169(__del__)</text:p>
      <text:p text:style-name="P7"><text:s text:c="8"/>4 <text:s text:c="3"/>0.000 <text:s text:c="3"/>0.000 <text:s text:c="3"/>0.000 <text:s text:c="3"/>0.000 wave.py:188(close)</text:p>
      <text:p text:style-name="P7"><text:s text:c="8"/>4 <text:s text:c="3"/>0.000 <text:s text:c="3"/>0.000 <text:s text:c="3"/>0.000 <text:s text:c="3"/>0.000 wave.py:198(getnchannels)</text:p>
      <text:p text:style-name="P7"><text:s text:c="8"/>4 <text:s text:c="3"/>0.000 <text:s text:c="3"/>0.000 <text:s text:c="3"/>0.000 <text:s text:c="3"/>0.000 wave.py:201(getnframes)</text:p>
      <text:p text:style-name="P7"><text:s text:c="8"/>4 <text:s text:c="3"/>0.000 <text:s text:c="3"/>0.000 <text:s text:c="3"/>0.000 <text:s text:c="3"/>0.000 wave.py:204(getsampwidth)</text:p>
      <text:p text:style-name="P7"><text:s text:c="8"/>2 <text:s text:c="3"/>0.000 <text:s text:c="3"/>0.000 <text:s text:c="3"/>0.000 <text:s text:c="3"/>0.000 wave.py:207(getframerate)</text:p>
      <text:p text:style-name="P7"><text:s text:c="8"/>2 <text:s text:c="3"/>0.000 <text:s text:c="3"/>0.000 <text:s text:c="3"/>0.000 <text:s text:c="3"/>0.000 wave.py:210(getcomptype)</text:p>
      <text:p text:style-name="P7"><text:s text:c="8"/>2 <text:s text:c="3"/>0.000 <text:s text:c="3"/>0.000 <text:s text:c="3"/>0.000 <text:s text:c="3"/>0.000 wave.py:213(getcompname)</text:p>
      <text:p text:style-name="P7"><text:s text:c="8"/>2 <text:s text:c="3"/>0.000 <text:s text:c="3"/>0.000 <text:s text:c="3"/>0.000 <text:s text:c="3"/>0.000 wave.py:216(getparams)</text:p>
      <text:p text:style-name="P7"><text:s text:c="8"/>2 <text:s text:c="3"/>0.000 <text:s text:c="3"/>0.000 <text:s text:c="3"/>0.001 <text:s text:c="3"/>0.000 wave.py:233(readframes)</text:p>
      <text:p text:style-name="P7"><text:s text:c="8"/>2 <text:s text:c="3"/>0.000 <text:s text:c="3"/>0.000 <text:s text:c="3"/>0.000 <text:s text:c="3"/>0.000 wave.py:254(_read_fmt_chunk)</text:p>
      <text:p text:style-name="P7"><text:s text:c="8"/>1 <text:s text:c="3"/>0.000 <text:s text:c="3"/>0.000 <text:s text:c="3"/>0.001 <text:s text:c="3"/>0.001 wave.py:291(__init__)</text:p>
      <text:p text:style-name="P7"><text:s text:c="8"/>1 <text:s text:c="3"/>0.000 <text:s text:c="3"/>0.000 <text:s text:c="3"/>0.000 <text:s text:c="3"/>0.000 wave.py:303(initfp)</text:p>
      <text:p text:style-name="P7"><text:s text:c="8"/>1 <text:s text:c="3"/>0.000 <text:s text:c="3"/>0.000 <text:s text:c="3"/>0.000 <text:s text:c="3"/>0.000 wave.py:315(__del__)</text:p>
      <text:p text:style-name="P7"><text:s text:c="8"/>1 <text:s text:c="3"/>0.000 <text:s text:c="3"/>0.000 <text:s text:c="3"/>0.000 <text:s text:c="3"/>0.000 wave.py:327(setnchannels)</text:p>
      <text:p text:style-name="P7"><text:s text:c="8"/>1 <text:s text:c="3"/>0.000 <text:s text:c="3"/>0.000 <text:s text:c="3"/>0.000 <text:s text:c="3"/>0.000 wave.py:339(setsampwidth)</text:p>
      <text:p text:style-name="P7"><text:s text:c="8"/>1 <text:s text:c="3"/>0.000 <text:s text:c="3"/>0.000 <text:s text:c="3"/>0.000 <text:s text:c="3"/>0.000 wave.py:351(setframerate)</text:p>
      <text:p text:style-name="P7"><text:s text:c="8"/>1 <text:s text:c="3"/>0.000 <text:s text:c="3"/>0.000 <text:s text:c="3"/>0.000 <text:s text:c="3"/>0.000 wave.py:363(setnframes)</text:p>
      <text:p text:style-name="P7"><text:s text:c="8"/>1 <text:s text:c="3"/>0.000 <text:s text:c="3"/>0.000 <text:s text:c="3"/>0.000 <text:s text:c="3"/>0.000 wave.py:371(setcomptype)</text:p>
      <text:p text:style-name="P7"><text:s text:c="8"/>1 <text:s text:c="3"/>0.000 <text:s text:c="3"/>0.000 <text:s text:c="3"/>0.000 <text:s text:c="3"/>0.000 wave.py:385(setparams)</text:p>
      <text:p text:style-name="P7"><text:s text:c="8"/>1 <text:s text:c="3"/>0.000 <text:s text:c="3"/>0.000 <text:s text:c="3"/>0.002 <text:s text:c="3"/>0.002 wave.py:413(writeframesraw)</text:p>
      <text:p text:style-name="P7"><text:s text:c="8"/>1 <text:s text:c="3"/>0.000 <text:s text:c="3"/>0.000 <text:s text:c="3"/>0.002 <text:s text:c="3"/>0.002 wave.py:426(writeframes)</text:p>
      <text:p text:style-name="P7"><text:s text:c="8"/>2 <text:s text:c="3"/>0.000 <text:s text:c="3"/>0.000 <text:s text:c="3"/>0.003 <text:s text:c="3"/>0.002 wave.py:431(close)</text:p>
      <text:p text:style-name="P7"><text:s text:c="8"/>2 <text:s text:c="3"/>0.000 <text:s text:c="3"/>0.000 <text:s text:c="3"/>0.000 <text:s text:c="3"/>0.000 wave.py:449(_ensure_header_written)</text:p>
      <text:p text:style-name="P7"><text:s text:c="8"/>1 <text:s text:c="3"/>0.000 <text:s text:c="3"/>0.000 <text:s text:c="3"/>0.000 <text:s text:c="3"/>0.000 wave.py:459(_write_header)</text:p>
      <text:p text:style-name="P7"><text:s text:c="8"/>1 <text:s text:c="3"/>0.000 <text:s text:c="3"/>0.000 <text:s text:c="3"/>0.000 <text:s text:c="3"/>0.000 wave.py:480(_patchheader)</text:p>
      <text:p text:style-name="P7"><text:s text:c="8"/>3 <text:s text:c="3"/>0.000 <text:s text:c="3"/>0.000 <text:s text:c="3"/>0.001 <text:s text:c="3"/>0.000 wave.py:492(open)</text:p>
      <text:p text:style-name="P7"><text:s text:c="8"/>2 <text:s text:c="3"/>0.000 <text:s text:c="3"/>0.000 <text:s text:c="3"/>0.000 <text:s text:c="3"/>0.000 {built-in method __new__ of type object at 0x7f03afbd49a0}</text:p>
      <text:p text:style-name="P7"><text:s text:c="2"/>1973510 <text:s text:c="3"/>0.233 <text:s text:c="3"/>0.000 <text:s text:c="3"/>0.233 <text:s text:c="3"/>0.000 {built-in method _struct.pack}</text:p>
      <text:p text:style-name="P7"><text:soft-page-break/><text:s text:c="7"/>12 <text:s text:c="3"/>0.030 <text:s text:c="3"/>0.003 <text:s text:c="3"/>0.030 <text:s text:c="3"/>0.003 {built-in method _struct.unpack_from}</text:p>
      <text:p text:style-name="P7"><text:s text:c="8"/>3 <text:s text:c="3"/>0.000 <text:s text:c="3"/>0.000 <text:s text:c="3"/>0.000 <text:s text:c="3"/>0.000 {built-in method builtins.abs}</text:p>
      <text:p text:style-name="P7"><text:s text:c="8"/>1 <text:s text:c="3"/>0.000 <text:s text:c="3"/>0.000 <text:s/>809.819 <text:s/>809.819 {built-in method builtins.exec}</text:p>
      <text:p text:style-name="P7"><text:s text:c="8"/>4 <text:s text:c="3"/>0.000 <text:s text:c="3"/>0.000 <text:s text:c="3"/>0.000 <text:s text:c="3"/>0.000 {built-in method builtins.isinstance}</text:p>
      <text:p text:style-name="P7"><text:s text:c="7"/>33 <text:s text:c="3"/>0.000 <text:s text:c="3"/>0.000 <text:s text:c="3"/>0.000 <text:s text:c="3"/>0.000 {built-in method builtins.len}</text:p>
      <text:p text:style-name="P7"><text:s text:c="8"/>1 <text:s text:c="3"/>0.000 <text:s text:c="3"/>0.000 <text:s text:c="3"/>0.000 <text:s text:c="3"/>0.000 {built-in method builtins.round}</text:p>
      <text:p text:style-name="P7"><text:s text:c="8"/>3 <text:s text:c="3"/>0.001 <text:s text:c="3"/>0.000 <text:s text:c="3"/>0.001 <text:s text:c="3"/>0.000 {built-in method io.open}</text:p>
      <text:p text:style-name="P7"><text:s text:c="8"/>2 <text:s text:c="3"/>0.093 <text:s text:c="3"/>0.046 <text:s text:c="3"/>0.093 <text:s text:c="3"/>0.046 {built-in method numpy.core.multiarray.array}</text:p>
      <text:p text:style-name="P7"><text:s text:c="8"/>1 <text:s text:c="3"/>0.000 <text:s text:c="3"/>0.000 <text:s text:c="3"/>0.000 <text:s text:c="3"/>0.000 {built-in method numpy.core.multiarray.zeros}</text:p>
      <text:p text:style-name="P7"><text:s text:c="8"/>2 <text:s text:c="3"/>0.000 <text:s text:c="3"/>0.000 <text:s text:c="3"/>0.000 <text:s text:c="3"/>0.000 {method 'close' of '_io.BufferedReader' objects}</text:p>
      <text:p text:style-name="P7"><text:s text:c="8"/>1 <text:s text:c="3"/>0.003 <text:s text:c="3"/>0.003 <text:s text:c="3"/>0.003 <text:s text:c="3"/>0.003 {method 'close' of '_io.BufferedWriter' objects}</text:p>
      <text:p text:style-name="P7"><text:s text:c="8"/>1 <text:s text:c="3"/>0.000 <text:s text:c="3"/>0.000 <text:s text:c="3"/>0.000 <text:s text:c="3"/>0.000 {method 'disable' of '_lsprof.Profiler' objects}</text:p>
      <text:p text:style-name="P7"><text:s text:c="2"/>1973506 <text:s text:c="3"/>0.132 <text:s text:c="3"/>0.000 <text:s text:c="3"/>0.132 <text:s text:c="3"/>0.000 {method 'extend' of 'bytearray' objects}</text:p>
      <text:p text:style-name="P7"><text:s text:c="8"/>1 <text:s text:c="3"/>0.000 <text:s text:c="3"/>0.000 <text:s text:c="3"/>0.000 <text:s text:c="3"/>0.000 {method 'flush' of '_io.BufferedWriter' objects}</text:p>
      <text:p text:style-name="P7"><text:s text:c="7"/>20 <text:s text:c="3"/>0.001 <text:s text:c="3"/>0.000 <text:s text:c="3"/>0.001 <text:s text:c="3"/>0.000 {method 'read' of '_io.BufferedReader' objects}</text:p>
      <text:p text:style-name="P7"><text:s text:c="8"/>3 <text:s text:c="3"/>0.002 <text:s text:c="3"/>0.001 <text:s text:c="3"/>0.002 <text:s text:c="3"/>0.001 {method 'reduce' of 'numpy.ufunc' objects}</text:p>
      <text:p text:style-name="P7"><text:s text:c="8"/>2 <text:s text:c="3"/>0.000 <text:s text:c="3"/>0.000 <text:s text:c="3"/>0.000 <text:s text:c="3"/>0.000 {method 'seek' of '_io.BufferedReader' objects}</text:p>
      <text:p text:style-name="P7"><text:s text:c="8"/>3 <text:s text:c="3"/>0.000 <text:s text:c="3"/>0.000 <text:s text:c="3"/>0.000 <text:s text:c="3"/>0.000 {method 'seek' of '_io.BufferedWriter' objects}</text:p>
      <text:p text:style-name="P7"><text:s text:c="8"/>2 <text:s text:c="3"/>0.000 <text:s text:c="3"/>0.000 <text:s text:c="3"/>0.000 <text:s text:c="3"/>0.000 {method 'tell' of '_io.BufferedReader' objects}</text:p>
      <text:p text:style-name="P7"><text:s text:c="8"/>3 <text:s text:c="3"/>0.000 <text:s text:c="3"/>0.000 <text:s text:c="3"/>0.000 <text:s text:c="3"/>0.000 {method 'tell' of '_io.BufferedWriter' objects}</text:p>
      <text:p text:style-name="P7"><text:s text:c="8"/>6 <text:s text:c="3"/>0.002 <text:s text:c="3"/>0.000 <text:s text:c="3"/>0.002 <text:s text:c="3"/>0.000 {method 'write' of '_io.BufferedWriter' objects}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5"><text:soft-page-break/><text:span text:style-name="T3">2. </text:span><text:span text:style-name="T2">Profiler result after algorithm-based optimization with FFT:</text:span></text:p>
      <text:p text:style-name="P6"><text:s text:c="3"/>3947385 function calls (3947379 primitive calls) in 146.271 seconds</text:p>
      <text:p text:style-name="P6"/>
      <text:p text:style-name="P6"><text:s text:c="3"/>Ordered by: standard name</text:p>
      <text:p text:style-name="P6"/>
      <text:p text:style-name="P6"><text:s text:c="3"/>ncalls <text:s/>tottime <text:s/>percall <text:s/>cumtime <text:s/>percall filename:lineno(function)</text:p>
      <text:p text:style-name="P6"><text:s text:c="8"/>1 <text:s text:c="3"/>0.014 <text:s text:c="3"/>0.014 <text:s/>146.271 <text:s/>146.271 &lt;string&gt;:1(&lt;module&gt;)</text:p>
      <text:p text:style-name="P6"><text:s text:c="8"/>2 <text:s text:c="3"/>0.000 <text:s text:c="3"/>0.000 <text:s text:c="3"/>0.000 <text:s text:c="3"/>0.000 &lt;string&gt;:12(__new__)</text:p>
      <text:p text:style-name="P6"><text:s text:c="8"/>1 <text:s text:c="3"/>0.000 <text:s text:c="3"/>0.000 <text:s text:c="3"/>0.001 <text:s text:c="3"/>0.001 _methods.py:25(_amax)</text:p>
      <text:p text:style-name="P6"><text:s text:c="8"/>2 <text:s text:c="3"/>0.000 <text:s text:c="3"/>0.000 <text:s text:c="3"/>0.002 <text:s text:c="3"/>0.001 _methods.py:28(_amin)</text:p>
      <text:p text:style-name="P6"><text:s text:c="8"/>4 <text:s text:c="3"/>0.000 <text:s text:c="3"/>0.000 <text:s text:c="3"/>0.000 <text:s text:c="3"/>0.000 chunk.py:117(tell)</text:p>
      <text:p text:style-name="P6"><text:s text:c="4"/>22/16 <text:s text:c="3"/>0.000 <text:s text:c="3"/>0.000 <text:s text:c="3"/>0.001 <text:s text:c="3"/>0.000 chunk.py:122(read)</text:p>
      <text:p text:style-name="P6"><text:s text:c="8"/>2 <text:s text:c="3"/>0.000 <text:s text:c="3"/>0.000 <text:s text:c="3"/>0.000 <text:s text:c="3"/>0.000 chunk.py:145(skip)</text:p>
      <text:p text:style-name="P6"><text:s text:c="8"/>6 <text:s text:c="3"/>0.000 <text:s text:c="3"/>0.000 <text:s text:c="3"/>0.000 <text:s text:c="3"/>0.000 chunk.py:52(__init__)</text:p>
      <text:p text:style-name="P6"><text:s text:c="8"/>6 <text:s text:c="3"/>0.000 <text:s text:c="3"/>0.000 <text:s text:c="3"/>0.000 <text:s text:c="3"/>0.000 chunk.py:78(getname)</text:p>
      <text:p text:style-name="P6"><text:s text:c="8"/>2 <text:s text:c="3"/>0.000 <text:s text:c="3"/>0.000 <text:s text:c="3"/>0.000 <text:s text:c="3"/>0.000 chunk.py:98(seek)</text:p>
      <text:p text:style-name="P6"><text:s text:c="8"/>2 <text:s text:c="3"/>0.000 <text:s text:c="3"/>0.000 <text:s text:c="3"/>0.133 <text:s text:c="3"/>0.066 fftpack.py:1013(rfftn)</text:p>
      <text:p text:style-name="P6"><text:s text:c="8"/>1 <text:s text:c="3"/>0.000 <text:s text:c="3"/>0.000 <text:s text:c="3"/>0.073 <text:s text:c="3"/>0.073 fftpack.py:1142(irfftn)</text:p>
      <text:p text:style-name="P6"><text:s text:c="8"/>2 <text:s text:c="3"/>0.000 <text:s text:c="3"/>0.000 <text:s text:c="3"/>0.129 <text:s text:c="3"/>0.065 fftpack.py:291(rfft)</text:p>
      <text:p text:style-name="P6"><text:s text:c="8"/>1 <text:s text:c="3"/>0.004 <text:s text:c="3"/>0.004 <text:s text:c="3"/>0.070 <text:s text:c="3"/>0.070 fftpack.py:380(irfft)</text:p>
      <text:p text:style-name="P6"><text:s text:c="8"/>3 <text:s text:c="3"/>0.007 <text:s text:c="3"/>0.002 <text:s text:c="3"/>0.188 <text:s text:c="3"/>0.063 fftpack.py:47(_raw_fft)</text:p>
      <text:p text:style-name="P6"><text:s text:c="8"/>3 <text:s text:c="3"/>0.000 <text:s text:c="3"/>0.000 <text:s text:c="3"/>0.000 <text:s text:c="3"/>0.000 fftpack.py:613(_cook_nd_args)</text:p>
      <text:p text:style-name="P6"><text:s text:c="8"/>3 <text:s text:c="3"/>0.000 <text:s text:c="3"/>0.000 <text:s text:c="3"/>0.000 <text:s text:c="3"/>0.000 fftpack.py:95(_unitary)</text:p>
      <text:p text:style-name="P6"><text:s text:c="8"/>1 <text:s text:c="3"/>0.000 <text:s text:c="3"/>0.000 <text:s text:c="3"/>0.001 <text:s text:c="3"/>0.001 fromnumeric.py:2174(amax)</text:p>
      <text:p text:style-name="P6"><text:s text:c="8"/>2 <text:s text:c="3"/>0.000 <text:s text:c="3"/>0.000 <text:s text:c="3"/>0.002 <text:s text:c="3"/>0.001 fromnumeric.py:2275(amin)</text:p>
      <text:p text:style-name="P6"><text:s text:c="8"/>3 <text:s text:c="3"/>0.000 <text:s text:c="3"/>0.000 <text:s text:c="3"/>0.000 <text:s text:c="3"/>0.000 helper.py:257(put_twiddle_factors)</text:p>
      <text:p text:style-name="P6"><text:s text:c="8"/>3 <text:s text:c="3"/>0.000 <text:s text:c="3"/>0.000 <text:s text:c="3"/>0.000 <text:s text:c="3"/>0.000 helper.py:283(pop_twiddle_factors)</text:p>
      <text:p text:style-name="P6"><text:s text:c="8"/>3 <text:s text:c="3"/>0.000 <text:s text:c="3"/>0.000 <text:s text:c="3"/>0.000 <text:s text:c="3"/>0.000 helper.py:311(_prune_cache)</text:p>
      <text:p text:style-name="P6"><text:s text:c="8"/>1 <text:s text:c="3"/>0.000 <text:s text:c="3"/>0.000 <text:s text:c="3"/>0.000 <text:s text:c="3"/>0.000 helper.py:53(next_fast_len)</text:p>
      <text:p text:style-name="P6"><text:s text:c="8"/>3 <text:s text:c="3"/>0.000 <text:s text:c="3"/>0.000 <text:s text:c="3"/>0.000 <text:s text:c="3"/>0.000 numeric.py:463(asarray)</text:p>
      <text:p text:style-name="P6"><text:s text:c="8"/>1 <text:s text:c="3"/>0.000 <text:s text:c="3"/>0.000 <text:s text:c="3"/>0.000 <text:s text:c="3"/>0.000 numerictypes.py:660(issubclass_)</text:p>
      <text:p text:style-name="P6"><text:s text:c="8"/>1 <text:s text:c="3"/>0.000 <text:s text:c="3"/>0.000 <text:s text:c="3"/>0.000 <text:s text:c="3"/>0.000 numerictypes.py:728(issubdtype)</text:p>
      <text:p text:style-name="P6"><text:s text:c="8"/>2 <text:s text:c="3"/>0.000 <text:s text:c="3"/>0.000 <text:s text:c="3"/>0.034 <text:s text:c="3"/>0.017 version1.py:20(LoadWaveFile)</text:p>
      <text:p text:style-name="P6"><text:s text:c="8"/>1 <text:s text:c="3"/>0.733 <text:s text:c="3"/>0.733 <text:s text:c="3"/>1.112 <text:s text:c="3"/>1.112 version1.py:40(SaveWaveFile)</text:p>
      <text:p text:style-name="P6"><text:s text:c="8"/>1 <text:s text:c="3"/>0.004 <text:s text:c="3"/>0.004 <text:s text:c="3"/>0.215 <text:s text:c="3"/>0.215 version1.py:50(FFTConvolve)</text:p>
      <text:p text:style-name="P6"><text:s text:c="8"/>1 <text:s text:c="3"/>0.000 <text:s text:c="3"/>0.000 <text:s text:c="3"/>0.000 <text:s text:c="3"/>0.000 version1.py:63(&lt;listcomp&gt;)</text:p>
      <text:p text:style-name="P6"><text:s text:c="8"/>2 <text:s text:c="3"/>0.000 <text:s text:c="3"/>0.000 <text:s text:c="3"/>0.000 <text:s text:c="3"/>0.000 version1.py:64(&lt;genexpr&gt;)</text:p>
      <text:p text:style-name="P6"><text:s text:c="8"/>1 <text:s/>144.792 <text:s/>144.792 <text:s/>144.795 <text:s/>144.795 version1.py:75(Normalize)</text:p>
      <text:p text:style-name="P6"><text:s text:c="8"/>1 <text:s text:c="3"/>0.000 <text:s text:c="3"/>0.000 <text:s/>146.257 <text:s/>146.257 version1.py:91(Main)</text:p>
      <text:p text:style-name="P6"><text:s text:c="8"/>2 <text:s text:c="3"/>0.000 <text:s text:c="3"/>0.000 <text:s text:c="3"/>0.000 <text:s text:c="3"/>0.000 wave.py:125(initfp)</text:p>
      <text:p text:style-name="P6"><text:s text:c="8"/>2 <text:s text:c="3"/>0.000 <text:s text:c="3"/>0.000 <text:s text:c="3"/>0.000 <text:s text:c="3"/>0.000 wave.py:156(__init__)</text:p>
      <text:p text:style-name="P6"><text:s text:c="8"/>2 <text:s text:c="3"/>0.000 <text:s text:c="3"/>0.000 <text:s text:c="3"/>0.000 <text:s text:c="3"/>0.000 wave.py:169(__del__)</text:p>
      <text:p text:style-name="P6"><text:s text:c="8"/>4 <text:s text:c="3"/>0.000 <text:s text:c="3"/>0.000 <text:s text:c="3"/>0.000 <text:s text:c="3"/>0.000 wave.py:188(close)</text:p>
      <text:p text:style-name="P6"><text:s text:c="8"/>4 <text:s text:c="3"/>0.000 <text:s text:c="3"/>0.000 <text:s text:c="3"/>0.000 <text:s text:c="3"/>0.000 wave.py:198(getnchannels)</text:p>
      <text:p text:style-name="P6"><text:s text:c="8"/>4 <text:s text:c="3"/>0.000 <text:s text:c="3"/>0.000 <text:s text:c="3"/>0.000 <text:s text:c="3"/>0.000 wave.py:201(getnframes)</text:p>
      <text:p text:style-name="P6"><text:s text:c="8"/>4 <text:s text:c="3"/>0.000 <text:s text:c="3"/>0.000 <text:s text:c="3"/>0.000 <text:s text:c="3"/>0.000 wave.py:204(getsampwidth)</text:p>
      <text:p text:style-name="P6"><text:s text:c="8"/>2 <text:s text:c="3"/>0.000 <text:s text:c="3"/>0.000 <text:s text:c="3"/>0.000 <text:s text:c="3"/>0.000 wave.py:207(getframerate)</text:p>
      <text:p text:style-name="P6"><text:s text:c="8"/>2 <text:s text:c="3"/>0.000 <text:s text:c="3"/>0.000 <text:s text:c="3"/>0.000 <text:s text:c="3"/>0.000 wave.py:210(getcomptype)</text:p>
      <text:p text:style-name="P6"><text:s text:c="8"/>2 <text:s text:c="3"/>0.000 <text:s text:c="3"/>0.000 <text:s text:c="3"/>0.000 <text:s text:c="3"/>0.000 wave.py:213(getcompname)</text:p>
      <text:p text:style-name="P6"><text:s text:c="8"/>2 <text:s text:c="3"/>0.000 <text:s text:c="3"/>0.000 <text:s text:c="3"/>0.000 <text:s text:c="3"/>0.000 wave.py:216(getparams)</text:p>
      <text:p text:style-name="P6"><text:s text:c="8"/>2 <text:s text:c="3"/>0.000 <text:s text:c="3"/>0.000 <text:s text:c="3"/>0.001 <text:s text:c="3"/>0.001 wave.py:233(readframes)</text:p>
      <text:p text:style-name="P6"><text:s text:c="8"/>2 <text:s text:c="3"/>0.000 <text:s text:c="3"/>0.000 <text:s text:c="3"/>0.000 <text:s text:c="3"/>0.000 wave.py:254(_read_fmt_chunk)</text:p>
      <text:p text:style-name="P6"><text:s text:c="8"/>1 <text:s text:c="3"/>0.000 <text:s text:c="3"/>0.000 <text:s text:c="3"/>0.001 <text:s text:c="3"/>0.001 wave.py:291(__init__)</text:p>
      <text:p text:style-name="P6"><text:s text:c="8"/>1 <text:s text:c="3"/>0.000 <text:s text:c="3"/>0.000 <text:s text:c="3"/>0.000 <text:s text:c="3"/>0.000 wave.py:303(initfp)</text:p>
      <text:p text:style-name="P6"><text:s text:c="8"/>1 <text:s text:c="3"/>0.000 <text:s text:c="3"/>0.000 <text:s text:c="3"/>0.000 <text:s text:c="3"/>0.000 wave.py:315(__del__)</text:p>
      <text:p text:style-name="P6"><text:s text:c="8"/>1 <text:s text:c="3"/>0.000 <text:s text:c="3"/>0.000 <text:s text:c="3"/>0.000 <text:s text:c="3"/>0.000 wave.py:327(setnchannels)</text:p>
      <text:p text:style-name="P6"><text:s text:c="8"/>1 <text:s text:c="3"/>0.000 <text:s text:c="3"/>0.000 <text:s text:c="3"/>0.000 <text:s text:c="3"/>0.000 wave.py:339(setsampwidth)</text:p>
      <text:p text:style-name="P6"><text:s text:c="8"/>1 <text:s text:c="3"/>0.000 <text:s text:c="3"/>0.000 <text:s text:c="3"/>0.000 <text:s text:c="3"/>0.000 wave.py:351(setframerate)</text:p>
      <text:p text:style-name="P6"><text:soft-page-break/><text:s text:c="8"/>1 <text:s text:c="3"/>0.000 <text:s text:c="3"/>0.000 <text:s text:c="3"/>0.000 <text:s text:c="3"/>0.000 wave.py:363(setnframes)</text:p>
      <text:p text:style-name="P6"><text:s text:c="8"/>1 <text:s text:c="3"/>0.000 <text:s text:c="3"/>0.000 <text:s text:c="3"/>0.000 <text:s text:c="3"/>0.000 wave.py:371(setcomptype)</text:p>
      <text:p text:style-name="P6"><text:s text:c="8"/>1 <text:s text:c="3"/>0.000 <text:s text:c="3"/>0.000 <text:s text:c="3"/>0.000 <text:s text:c="3"/>0.000 wave.py:385(setparams)</text:p>
      <text:p text:style-name="P6"><text:s text:c="8"/>1 <text:s text:c="3"/>0.000 <text:s text:c="3"/>0.000 <text:s text:c="3"/>0.002 <text:s text:c="3"/>0.002 wave.py:413(writeframesraw)</text:p>
      <text:p text:style-name="P6"><text:s text:c="8"/>1 <text:s text:c="3"/>0.000 <text:s text:c="3"/>0.000 <text:s text:c="3"/>0.002 <text:s text:c="3"/>0.002 wave.py:426(writeframes)</text:p>
      <text:p text:style-name="P6"><text:s text:c="8"/>2 <text:s text:c="3"/>0.000 <text:s text:c="3"/>0.000 <text:s text:c="3"/>0.003 <text:s text:c="3"/>0.002 wave.py:431(close)</text:p>
      <text:p text:style-name="P6"><text:s text:c="8"/>2 <text:s text:c="3"/>0.000 <text:s text:c="3"/>0.000 <text:s text:c="3"/>0.000 <text:s text:c="3"/>0.000 wave.py:449(_ensure_header_written)</text:p>
      <text:p text:style-name="P6"><text:s text:c="8"/>1 <text:s text:c="3"/>0.000 <text:s text:c="3"/>0.000 <text:s text:c="3"/>0.000 <text:s text:c="3"/>0.000 wave.py:459(_write_header)</text:p>
      <text:p text:style-name="P6"><text:s text:c="8"/>1 <text:s text:c="3"/>0.000 <text:s text:c="3"/>0.000 <text:s text:c="3"/>0.000 <text:s text:c="3"/>0.000 wave.py:480(_patchheader)</text:p>
      <text:p text:style-name="P6"><text:s text:c="8"/>3 <text:s text:c="3"/>0.000 <text:s text:c="3"/>0.000 <text:s text:c="3"/>0.001 <text:s text:c="3"/>0.000 wave.py:492(open)</text:p>
      <text:p text:style-name="P6"><text:s text:c="8"/>2 <text:s text:c="3"/>0.000 <text:s text:c="3"/>0.000 <text:s text:c="3"/>0.000 <text:s text:c="3"/>0.000 {built-in method __new__ of type object at 0x7f11d83f99a0}</text:p>
      <text:p text:style-name="P6"><text:s text:c="2"/>1973509 <text:s text:c="3"/>0.239 <text:s text:c="3"/>0.000 <text:s text:c="3"/>0.239 <text:s text:c="3"/>0.000 {built-in method _struct.pack}</text:p>
      <text:p text:style-name="P6"><text:s text:c="7"/>12 <text:s text:c="3"/>0.033 <text:s text:c="3"/>0.003 <text:s text:c="3"/>0.033 <text:s text:c="3"/>0.003 {built-in method _struct.unpack_from}</text:p>
      <text:p text:style-name="P6"><text:s text:c="8"/>3 <text:s text:c="3"/>0.000 <text:s text:c="3"/>0.000 <text:s text:c="3"/>0.000 <text:s text:c="3"/>0.000 {built-in method builtins.abs}</text:p>
      <text:p text:style-name="P6"><text:s text:c="8"/>1 <text:s text:c="3"/>0.000 <text:s text:c="3"/>0.000 <text:s/>146.271 <text:s/>146.271 {built-in method builtins.exec}</text:p>
      <text:p text:style-name="P6"><text:s text:c="8"/>4 <text:s text:c="3"/>0.000 <text:s text:c="3"/>0.000 <text:s text:c="3"/>0.000 <text:s text:c="3"/>0.000 {built-in method builtins.isinstance}</text:p>
      <text:p text:style-name="P6"><text:s text:c="8"/>2 <text:s text:c="3"/>0.000 <text:s text:c="3"/>0.000 <text:s text:c="3"/>0.000 <text:s text:c="3"/>0.000 {built-in method builtins.issubclass}</text:p>
      <text:p text:style-name="P6"><text:s text:c="7"/>51 <text:s text:c="3"/>0.000 <text:s text:c="3"/>0.000 <text:s text:c="3"/>0.000 <text:s text:c="3"/>0.000 {built-in method builtins.len}</text:p>
      <text:p text:style-name="P6"><text:s text:c="8"/>1 <text:s text:c="3"/>0.000 <text:s text:c="3"/>0.000 <text:s text:c="3"/>0.000 <text:s text:c="3"/>0.000 {built-in method builtins.round}</text:p>
      <text:p text:style-name="P6"><text:s text:c="8"/>3 <text:s text:c="3"/>0.001 <text:s text:c="3"/>0.000 <text:s text:c="3"/>0.001 <text:s text:c="3"/>0.000 {built-in method io.open}</text:p>
      <text:p text:style-name="P6"><text:s text:c="7"/>15 <text:s text:c="3"/>0.118 <text:s text:c="3"/>0.008 <text:s text:c="3"/>0.118 <text:s text:c="3"/>0.008 {built-in method numpy.core.multiarray.array}</text:p>
      <text:p text:style-name="P6"><text:s text:c="8"/>3 <text:s text:c="3"/>0.000 <text:s text:c="3"/>0.000 <text:s text:c="3"/>0.000 <text:s text:c="3"/>0.000 {built-in method numpy.core.multiarray.zeros}</text:p>
      <text:p text:style-name="P6"><text:s text:c="8"/>1 <text:s text:c="3"/>0.059 <text:s text:c="3"/>0.059 <text:s text:c="3"/>0.059 <text:s text:c="3"/>0.059 {built-in method numpy.fft.fftpack_lite.rfftb}</text:p>
      <text:p text:style-name="P6"><text:s text:c="8"/>2 <text:s text:c="3"/>0.095 <text:s text:c="3"/>0.047 <text:s text:c="3"/>0.095 <text:s text:c="3"/>0.047 {built-in method numpy.fft.fftpack_lite.rfftf}</text:p>
      <text:p text:style-name="P6"><text:s text:c="8"/>1 <text:s text:c="3"/>0.027 <text:s text:c="3"/>0.027 <text:s text:c="3"/>0.027 <text:s text:c="3"/>0.027 {built-in method numpy.fft.fftpack_lite.rffti}</text:p>
      <text:p text:style-name="P6"><text:s text:c="8"/>3 <text:s text:c="3"/>0.000 <text:s text:c="3"/>0.000 <text:s text:c="3"/>0.000 <text:s text:c="3"/>0.000 {method 'append' of 'list' objects}</text:p>
      <text:p text:style-name="P6"><text:s text:c="7"/>71 <text:s text:c="3"/>0.000 <text:s text:c="3"/>0.000 <text:s text:c="3"/>0.000 <text:s text:c="3"/>0.000 {method 'bit_length' of 'int' objects}</text:p>
      <text:p text:style-name="P6"><text:s text:c="8"/>2 <text:s text:c="3"/>0.000 <text:s text:c="3"/>0.000 <text:s text:c="3"/>0.000 <text:s text:c="3"/>0.000 {method 'close' of '_io.BufferedReader' objects}</text:p>
      <text:p text:style-name="P6"><text:s text:c="8"/>1 <text:s text:c="3"/>0.003 <text:s text:c="3"/>0.003 <text:s text:c="3"/>0.003 <text:s text:c="3"/>0.003 {method 'close' of '_io.BufferedWriter' objects}</text:p>
      <text:p text:style-name="P6"><text:s text:c="8"/>1 <text:s text:c="3"/>0.002 <text:s text:c="3"/>0.002 <text:s text:c="3"/>0.002 <text:s text:c="3"/>0.002 {method 'copy' of 'numpy.ndarray' objects}</text:p>
      <text:p text:style-name="P6"><text:s text:c="8"/>1 <text:s text:c="3"/>0.000 <text:s text:c="3"/>0.000 <text:s text:c="3"/>0.000 <text:s text:c="3"/>0.000 {method 'disable' of '_lsprof.Profiler' objects}</text:p>
      <text:p text:style-name="P6"><text:s text:c="2"/>1973505 <text:s text:c="3"/>0.134 <text:s text:c="3"/>0.000 <text:s text:c="3"/>0.134 <text:s text:c="3"/>0.000 {method 'extend' of 'bytearray' objects}</text:p>
      <text:p text:style-name="P6"><text:s text:c="8"/>1 <text:s text:c="3"/>0.000 <text:s text:c="3"/>0.000 <text:s text:c="3"/>0.000 <text:s text:c="3"/>0.000 {method 'flush' of '_io.BufferedWriter' objects}</text:p>
      <text:p text:style-name="P6"><text:s text:c="8"/>5 <text:s text:c="3"/>0.000 <text:s text:c="3"/>0.000 <text:s text:c="3"/>0.000 <text:s text:c="3"/>0.000 {method 'pop' of 'collections.OrderedDict' objects}</text:p>
      <text:p text:style-name="P6"><text:s text:c="8"/>2 <text:s text:c="3"/>0.000 <text:s text:c="3"/>0.000 <text:s text:c="3"/>0.000 <text:s text:c="3"/>0.000 {method 'pop' of 'list' objects}</text:p>
      <text:p text:style-name="P6"><text:s text:c="7"/>20 <text:s text:c="3"/>0.001 <text:s text:c="3"/>0.000 <text:s text:c="3"/>0.001 <text:s text:c="3"/>0.000 {method 'read' of '_io.BufferedReader' objects}</text:p>
      <text:p text:style-name="P6"><text:s text:c="8"/>3 <text:s text:c="3"/>0.003 <text:s text:c="3"/>0.001 <text:s text:c="3"/>0.003 <text:s text:c="3"/>0.001 {method 'reduce' of 'numpy.ufunc' objects}</text:p>
      <text:p text:style-name="P6"><text:s text:c="8"/>2 <text:s text:c="3"/>0.000 <text:s text:c="3"/>0.000 <text:s text:c="3"/>0.000 <text:s text:c="3"/>0.000 {method 'seek' of '_io.BufferedReader' objects}</text:p>
      <text:p text:style-name="P6"><text:s text:c="8"/>3 <text:s text:c="3"/>0.000 <text:s text:c="3"/>0.000 <text:s text:c="3"/>0.000 <text:s text:c="3"/>0.000 {method 'seek' of '_io.BufferedWriter' objects}</text:p>
      <text:p text:style-name="P6"><text:s text:c="8"/>2 <text:s text:c="3"/>0.000 <text:s text:c="3"/>0.000 <text:s text:c="3"/>0.000 <text:s text:c="3"/>0.000 {method 'tell' of '_io.BufferedReader' objects}</text:p>
      <text:p text:style-name="P6"><text:s text:c="8"/>3 <text:s text:c="3"/>0.000 <text:s text:c="3"/>0.000 <text:s text:c="3"/>0.000 <text:s text:c="3"/>0.000 {method 'tell' of '_io.BufferedWriter' objects}</text:p>
      <text:p text:style-name="P6"><text:s text:c="8"/>6 <text:s text:c="3"/>0.002 <text:s text:c="3"/>0.000 <text:s text:c="3"/>0.002 <text:s text:c="3"/>0.000 {method 'write' of '_io.BufferedWriter' objects}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5">3.</text:span><text:span text:style-name="T2"> </text:span><text:span text:style-name="T3">Profiler result after “m</text:span><text:span text:style-name="T2">inimizing work inside loops”:</text:span></text:p>
      <text:p text:style-name="P7"><text:s text:c="3"/>3947385 function calls (3947379 primitive calls) in 79.145 seconds</text:p>
      <text:p text:style-name="P7"/>
      <text:p text:style-name="P7"><text:s text:c="3"/>Ordered by: standard name</text:p>
      <text:p text:style-name="P7"/>
      <text:p text:style-name="P7"><text:s text:c="3"/>ncalls <text:s/>tottime <text:s/>percall <text:s/>cumtime <text:s/>percall filename:lineno(function)</text:p>
      <text:p text:style-name="P7"><text:s text:c="8"/>1 <text:s text:c="3"/>0.014 <text:s text:c="3"/>0.014 <text:s text:c="2"/>79.145 <text:s text:c="2"/>79.145 &lt;string&gt;:1(&lt;module&gt;)</text:p>
      <text:p text:style-name="P7"><text:s text:c="8"/>2 <text:s text:c="3"/>0.000 <text:s text:c="3"/>0.000 <text:s text:c="3"/>0.000 <text:s text:c="3"/>0.000 &lt;string&gt;:12(__new__)</text:p>
      <text:p text:style-name="P7"><text:s text:c="8"/>1 <text:s text:c="3"/>0.000 <text:s text:c="3"/>0.000 <text:s text:c="3"/>0.001 <text:s text:c="3"/>0.001 _methods.py:25(_amax)</text:p>
      <text:p text:style-name="P7"><text:s text:c="8"/>2 <text:s text:c="3"/>0.000 <text:s text:c="3"/>0.000 <text:s text:c="3"/>0.002 <text:s text:c="3"/>0.001 _methods.py:28(_amin)</text:p>
      <text:p text:style-name="P7"><text:s text:c="8"/>4 <text:s text:c="3"/>0.000 <text:s text:c="3"/>0.000 <text:s text:c="3"/>0.000 <text:s text:c="3"/>0.000 chunk.py:117(tell)</text:p>
      <text:p text:style-name="P7"><text:s text:c="4"/>22/16 <text:s text:c="3"/>0.000 <text:s text:c="3"/>0.000 <text:s text:c="3"/>0.001 <text:s text:c="3"/>0.000 chunk.py:122(read)</text:p>
      <text:p text:style-name="P7"><text:s text:c="8"/>2 <text:s text:c="3"/>0.000 <text:s text:c="3"/>0.000 <text:s text:c="3"/>0.000 <text:s text:c="3"/>0.000 chunk.py:145(skip)</text:p>
      <text:p text:style-name="P7"><text:s text:c="8"/>6 <text:s text:c="3"/>0.000 <text:s text:c="3"/>0.000 <text:s text:c="3"/>0.000 <text:s text:c="3"/>0.000 chunk.py:52(__init__)</text:p>
      <text:p text:style-name="P7"><text:s text:c="8"/>6 <text:s text:c="3"/>0.000 <text:s text:c="3"/>0.000 <text:s text:c="3"/>0.000 <text:s text:c="3"/>0.000 chunk.py:78(getname)</text:p>
      <text:p text:style-name="P7"><text:s text:c="8"/>2 <text:s text:c="3"/>0.000 <text:s text:c="3"/>0.000 <text:s text:c="3"/>0.000 <text:s text:c="3"/>0.000 chunk.py:98(seek)</text:p>
      <text:p text:style-name="P7"><text:s text:c="8"/>2 <text:s text:c="3"/>0.000 <text:s text:c="3"/>0.000 <text:s text:c="3"/>0.132 <text:s text:c="3"/>0.066 fftpack.py:1013(rfftn)</text:p>
      <text:p text:style-name="P7"><text:s text:c="8"/>1 <text:s text:c="3"/>0.000 <text:s text:c="3"/>0.000 <text:s text:c="3"/>0.073 <text:s text:c="3"/>0.073 fftpack.py:1142(irfftn)</text:p>
      <text:p text:style-name="P7"><text:s text:c="8"/>2 <text:s text:c="3"/>0.000 <text:s text:c="3"/>0.000 <text:s text:c="3"/>0.129 <text:s text:c="3"/>0.064 fftpack.py:291(rfft)</text:p>
      <text:p text:style-name="P7"><text:s text:c="8"/>1 <text:s text:c="3"/>0.004 <text:s text:c="3"/>0.004 <text:s text:c="3"/>0.070 <text:s text:c="3"/>0.070 fftpack.py:380(irfft)</text:p>
      <text:p text:style-name="P7"><text:s text:c="8"/>3 <text:s text:c="3"/>0.006 <text:s text:c="3"/>0.002 <text:s text:c="3"/>0.188 <text:s text:c="3"/>0.063 fftpack.py:47(_raw_fft)</text:p>
      <text:p text:style-name="P7"><text:s text:c="8"/>3 <text:s text:c="3"/>0.000 <text:s text:c="3"/>0.000 <text:s text:c="3"/>0.000 <text:s text:c="3"/>0.000 fftpack.py:613(_cook_nd_args)</text:p>
      <text:p text:style-name="P7"><text:s text:c="8"/>3 <text:s text:c="3"/>0.000 <text:s text:c="3"/>0.000 <text:s text:c="3"/>0.000 <text:s text:c="3"/>0.000 fftpack.py:95(_unitary)</text:p>
      <text:p text:style-name="P7"><text:s text:c="8"/>1 <text:s text:c="3"/>0.000 <text:s text:c="3"/>0.000 <text:s text:c="3"/>0.001 <text:s text:c="3"/>0.001 fromnumeric.py:2174(amax)</text:p>
      <text:p text:style-name="P7"><text:s text:c="8"/>2 <text:s text:c="3"/>0.000 <text:s text:c="3"/>0.000 <text:s text:c="3"/>0.002 <text:s text:c="3"/>0.001 fromnumeric.py:2275(amin)</text:p>
      <text:p text:style-name="P7"><text:s text:c="8"/>3 <text:s text:c="3"/>0.000 <text:s text:c="3"/>0.000 <text:s text:c="3"/>0.000 <text:s text:c="3"/>0.000 helper.py:257(put_twiddle_factors)</text:p>
      <text:p text:style-name="P7"><text:s text:c="8"/>3 <text:s text:c="3"/>0.000 <text:s text:c="3"/>0.000 <text:s text:c="3"/>0.000 <text:s text:c="3"/>0.000 helper.py:283(pop_twiddle_factors)</text:p>
      <text:p text:style-name="P7"><text:s text:c="8"/>3 <text:s text:c="3"/>0.000 <text:s text:c="3"/>0.000 <text:s text:c="3"/>0.000 <text:s text:c="3"/>0.000 helper.py:311(_prune_cache)</text:p>
      <text:p text:style-name="P7"><text:s text:c="8"/>1 <text:s text:c="3"/>0.000 <text:s text:c="3"/>0.000 <text:s text:c="3"/>0.000 <text:s text:c="3"/>0.000 helper.py:53(next_fast_len)</text:p>
      <text:p text:style-name="P7"><text:s text:c="8"/>3 <text:s text:c="3"/>0.000 <text:s text:c="3"/>0.000 <text:s text:c="3"/>0.000 <text:s text:c="3"/>0.000 numeric.py:463(asarray)</text:p>
      <text:p text:style-name="P7"><text:s text:c="8"/>1 <text:s text:c="3"/>0.000 <text:s text:c="3"/>0.000 <text:s text:c="3"/>0.000 <text:s text:c="3"/>0.000 numerictypes.py:660(issubclass_)</text:p>
      <text:p text:style-name="P7"><text:s text:c="8"/>1 <text:s text:c="3"/>0.000 <text:s text:c="3"/>0.000 <text:s text:c="3"/>0.000 <text:s text:c="3"/>0.000 numerictypes.py:728(issubdtype)</text:p>
      <text:p text:style-name="P7"><text:s text:c="8"/>2 <text:s text:c="3"/>0.000 <text:s text:c="3"/>0.000 <text:s text:c="3"/>0.035 <text:s text:c="3"/>0.017 version2.py:20(LoadWaveFile)</text:p>
      <text:p text:style-name="P7"><text:s text:c="8"/>1 <text:s text:c="3"/>0.737 <text:s text:c="3"/>0.737 <text:s text:c="3"/>1.121 <text:s text:c="3"/>1.121 version2.py:40(SaveWaveFile)</text:p>
      <text:p text:style-name="P7"><text:s text:c="8"/>1 <text:s text:c="3"/>0.004 <text:s text:c="3"/>0.004 <text:s text:c="3"/>0.214 <text:s text:c="3"/>0.214 version2.py:50(FFTConvolve)</text:p>
      <text:p text:style-name="P7"><text:s text:c="8"/>1 <text:s text:c="3"/>0.000 <text:s text:c="3"/>0.000 <text:s text:c="3"/>0.000 <text:s text:c="3"/>0.000 version2.py:63(&lt;listcomp&gt;)</text:p>
      <text:p text:style-name="P7"><text:s text:c="8"/>2 <text:s text:c="3"/>0.000 <text:s text:c="3"/>0.000 <text:s text:c="3"/>0.000 <text:s text:c="3"/>0.000 version2.py:64(&lt;genexpr&gt;)</text:p>
      <text:p text:style-name="P7"><text:s text:c="8"/>1 <text:s text:c="2"/>77.662 <text:s text:c="2"/>77.662 <text:s text:c="2"/>77.665 <text:s text:c="2"/>77.665 version2.py:75(Normalize)</text:p>
      <text:p text:style-name="P7"><text:s text:c="8"/>1 <text:s text:c="3"/>0.000 <text:s text:c="3"/>0.000 <text:s text:c="2"/>79.131 <text:s text:c="2"/>79.131 version2.py:91(Main)</text:p>
      <text:p text:style-name="P7"><text:s text:c="8"/>2 <text:s text:c="3"/>0.000 <text:s text:c="3"/>0.000 <text:s text:c="3"/>0.000 <text:s text:c="3"/>0.000 wave.py:125(initfp)</text:p>
      <text:p text:style-name="P7"><text:s text:c="8"/>2 <text:s text:c="3"/>0.000 <text:s text:c="3"/>0.000 <text:s text:c="3"/>0.000 <text:s text:c="3"/>0.000 wave.py:156(__init__)</text:p>
      <text:p text:style-name="P7"><text:s text:c="8"/>2 <text:s text:c="3"/>0.000 <text:s text:c="3"/>0.000 <text:s text:c="3"/>0.000 <text:s text:c="3"/>0.000 wave.py:169(__del__)</text:p>
      <text:p text:style-name="P7"><text:s text:c="8"/>4 <text:s text:c="3"/>0.000 <text:s text:c="3"/>0.000 <text:s text:c="3"/>0.000 <text:s text:c="3"/>0.000 wave.py:188(close)</text:p>
      <text:p text:style-name="P7"><text:s text:c="8"/>4 <text:s text:c="3"/>0.000 <text:s text:c="3"/>0.000 <text:s text:c="3"/>0.000 <text:s text:c="3"/>0.000 wave.py:198(getnchannels)</text:p>
      <text:p text:style-name="P7"><text:s text:c="8"/>4 <text:s text:c="3"/>0.000 <text:s text:c="3"/>0.000 <text:s text:c="3"/>0.000 <text:s text:c="3"/>0.000 wave.py:201(getnframes)</text:p>
      <text:p text:style-name="P7"><text:s text:c="8"/>4 <text:s text:c="3"/>0.000 <text:s text:c="3"/>0.000 <text:s text:c="3"/>0.000 <text:s text:c="3"/>0.000 wave.py:204(getsampwidth)</text:p>
      <text:p text:style-name="P7"><text:s text:c="8"/>2 <text:s text:c="3"/>0.000 <text:s text:c="3"/>0.000 <text:s text:c="3"/>0.000 <text:s text:c="3"/>0.000 wave.py:207(getframerate)</text:p>
      <text:p text:style-name="P7"><text:s text:c="8"/>2 <text:s text:c="3"/>0.000 <text:s text:c="3"/>0.000 <text:s text:c="3"/>0.000 <text:s text:c="3"/>0.000 wave.py:210(getcomptype)</text:p>
      <text:p text:style-name="P7"><text:s text:c="8"/>2 <text:s text:c="3"/>0.000 <text:s text:c="3"/>0.000 <text:s text:c="3"/>0.000 <text:s text:c="3"/>0.000 wave.py:213(getcompname)</text:p>
      <text:p text:style-name="P7"><text:s text:c="8"/>2 <text:s text:c="3"/>0.000 <text:s text:c="3"/>0.000 <text:s text:c="3"/>0.000 <text:s text:c="3"/>0.000 wave.py:216(getparams)</text:p>
      <text:p text:style-name="P7"><text:s text:c="8"/>2 <text:s text:c="3"/>0.000 <text:s text:c="3"/>0.000 <text:s text:c="3"/>0.001 <text:s text:c="3"/>0.001 wave.py:233(readframes)</text:p>
      <text:p text:style-name="P7"><text:s text:c="8"/>2 <text:s text:c="3"/>0.000 <text:s text:c="3"/>0.000 <text:s text:c="3"/>0.000 <text:s text:c="3"/>0.000 wave.py:254(_read_fmt_chunk)</text:p>
      <text:p text:style-name="P7"><text:s text:c="8"/>1 <text:s text:c="3"/>0.000 <text:s text:c="3"/>0.000 <text:s text:c="3"/>0.001 <text:s text:c="3"/>0.001 wave.py:291(__init__)</text:p>
      <text:p text:style-name="P7"><text:s text:c="8"/>1 <text:s text:c="3"/>0.000 <text:s text:c="3"/>0.000 <text:s text:c="3"/>0.000 <text:s text:c="3"/>0.000 wave.py:303(initfp)</text:p>
      <text:p text:style-name="P7"><text:s text:c="8"/>1 <text:s text:c="3"/>0.000 <text:s text:c="3"/>0.000 <text:s text:c="3"/>0.000 <text:s text:c="3"/>0.000 wave.py:315(__del__)</text:p>
      <text:p text:style-name="P7"><text:s text:c="8"/>1 <text:s text:c="3"/>0.000 <text:s text:c="3"/>0.000 <text:s text:c="3"/>0.000 <text:s text:c="3"/>0.000 wave.py:327(setnchannels)</text:p>
      <text:p text:style-name="P7"><text:s text:c="8"/>1 <text:s text:c="3"/>0.000 <text:s text:c="3"/>0.000 <text:s text:c="3"/>0.000 <text:s text:c="3"/>0.000 wave.py:339(setsampwidth)</text:p>
      <text:p text:style-name="P7"><text:s text:c="8"/>1 <text:s text:c="3"/>0.000 <text:s text:c="3"/>0.000 <text:s text:c="3"/>0.000 <text:s text:c="3"/>0.000 wave.py:351(setframerate)</text:p>
      <text:p text:style-name="P7"><text:soft-page-break/><text:s text:c="8"/>1 <text:s text:c="3"/>0.000 <text:s text:c="3"/>0.000 <text:s text:c="3"/>0.000 <text:s text:c="3"/>0.000 wave.py:363(setnframes)</text:p>
      <text:p text:style-name="P7"><text:s text:c="8"/>1 <text:s text:c="3"/>0.000 <text:s text:c="3"/>0.000 <text:s text:c="3"/>0.000 <text:s text:c="3"/>0.000 wave.py:371(setcomptype)</text:p>
      <text:p text:style-name="P7"><text:s text:c="8"/>1 <text:s text:c="3"/>0.000 <text:s text:c="3"/>0.000 <text:s text:c="3"/>0.000 <text:s text:c="3"/>0.000 wave.py:385(setparams)</text:p>
      <text:p text:style-name="P7"><text:s text:c="8"/>1 <text:s text:c="3"/>0.000 <text:s text:c="3"/>0.000 <text:s text:c="3"/>0.002 <text:s text:c="3"/>0.002 wave.py:413(writeframesraw)</text:p>
      <text:p text:style-name="P7"><text:s text:c="8"/>1 <text:s text:c="3"/>0.000 <text:s text:c="3"/>0.000 <text:s text:c="3"/>0.002 <text:s text:c="3"/>0.002 wave.py:426(writeframes)</text:p>
      <text:p text:style-name="P7"><text:s text:c="8"/>2 <text:s text:c="3"/>0.000 <text:s text:c="3"/>0.000 <text:s text:c="3"/>0.003 <text:s text:c="3"/>0.002 wave.py:431(close)</text:p>
      <text:p text:style-name="P7"><text:s text:c="8"/>2 <text:s text:c="3"/>0.000 <text:s text:c="3"/>0.000 <text:s text:c="3"/>0.000 <text:s text:c="3"/>0.000 wave.py:449(_ensure_header_written)</text:p>
      <text:p text:style-name="P7"><text:s text:c="8"/>1 <text:s text:c="3"/>0.000 <text:s text:c="3"/>0.000 <text:s text:c="3"/>0.000 <text:s text:c="3"/>0.000 wave.py:459(_write_header)</text:p>
      <text:p text:style-name="P7"><text:s text:c="8"/>1 <text:s text:c="3"/>0.000 <text:s text:c="3"/>0.000 <text:s text:c="3"/>0.000 <text:s text:c="3"/>0.000 wave.py:480(_patchheader)</text:p>
      <text:p text:style-name="P7"><text:s text:c="8"/>3 <text:s text:c="3"/>0.000 <text:s text:c="3"/>0.000 <text:s text:c="3"/>0.001 <text:s text:c="3"/>0.000 wave.py:492(open)</text:p>
      <text:p text:style-name="P7"><text:s text:c="8"/>2 <text:s text:c="3"/>0.000 <text:s text:c="3"/>0.000 <text:s text:c="3"/>0.000 <text:s text:c="3"/>0.000 {built-in method __new__ of type object at 0x7fa0d3ff59a0}</text:p>
      <text:p text:style-name="P7"><text:s text:c="2"/>1973509 <text:s text:c="3"/>0.244 <text:s text:c="3"/>0.000 <text:s text:c="3"/>0.244 <text:s text:c="3"/>0.000 {built-in method _struct.pack}</text:p>
      <text:p text:style-name="P7"><text:s text:c="7"/>12 <text:s text:c="3"/>0.033 <text:s text:c="3"/>0.003 <text:s text:c="3"/>0.033 <text:s text:c="3"/>0.003 {built-in method _struct.unpack_from}</text:p>
      <text:p text:style-name="P7"><text:s text:c="8"/>3 <text:s text:c="3"/>0.000 <text:s text:c="3"/>0.000 <text:s text:c="3"/>0.000 <text:s text:c="3"/>0.000 {built-in method builtins.abs}</text:p>
      <text:p text:style-name="P7"><text:s text:c="8"/>1 <text:s text:c="3"/>0.000 <text:s text:c="3"/>0.000 <text:s text:c="2"/>79.145 <text:s text:c="2"/>79.145 {built-in method builtins.exec}</text:p>
      <text:p text:style-name="P7"><text:s text:c="8"/>4 <text:s text:c="3"/>0.000 <text:s text:c="3"/>0.000 <text:s text:c="3"/>0.000 <text:s text:c="3"/>0.000 {built-in method builtins.isinstance}</text:p>
      <text:p text:style-name="P7"><text:s text:c="8"/>2 <text:s text:c="3"/>0.000 <text:s text:c="3"/>0.000 <text:s text:c="3"/>0.000 <text:s text:c="3"/>0.000 {built-in method builtins.issubclass}</text:p>
      <text:p text:style-name="P7"><text:s text:c="7"/>51 <text:s text:c="3"/>0.000 <text:s text:c="3"/>0.000 <text:s text:c="3"/>0.000 <text:s text:c="3"/>0.000 {built-in method builtins.len}</text:p>
      <text:p text:style-name="P7"><text:s text:c="8"/>1 <text:s text:c="3"/>0.000 <text:s text:c="3"/>0.000 <text:s text:c="3"/>0.000 <text:s text:c="3"/>0.000 {built-in method builtins.round}</text:p>
      <text:p text:style-name="P7"><text:s text:c="8"/>3 <text:s text:c="3"/>0.001 <text:s text:c="3"/>0.000 <text:s text:c="3"/>0.001 <text:s text:c="3"/>0.000 {built-in method io.open}</text:p>
      <text:p text:style-name="P7"><text:s text:c="7"/>15 <text:s text:c="3"/>0.111 <text:s text:c="3"/>0.007 <text:s text:c="3"/>0.111 <text:s text:c="3"/>0.007 {built-in method numpy.core.multiarray.array}</text:p>
      <text:p text:style-name="P7"><text:s text:c="8"/>3 <text:s text:c="3"/>0.000 <text:s text:c="3"/>0.000 <text:s text:c="3"/>0.000 <text:s text:c="3"/>0.000 {built-in method numpy.core.multiarray.zeros}</text:p>
      <text:p text:style-name="P7"><text:s text:c="8"/>1 <text:s text:c="3"/>0.059 <text:s text:c="3"/>0.059 <text:s text:c="3"/>0.059 <text:s text:c="3"/>0.059 {built-in method numpy.fft.fftpack_lite.rfftb}</text:p>
      <text:p text:style-name="P7"><text:s text:c="8"/>2 <text:s text:c="3"/>0.095 <text:s text:c="3"/>0.047 <text:s text:c="3"/>0.095 <text:s text:c="3"/>0.047 {built-in method numpy.fft.fftpack_lite.rfftf}</text:p>
      <text:p text:style-name="P7"><text:s text:c="8"/>1 <text:s text:c="3"/>0.027 <text:s text:c="3"/>0.027 <text:s text:c="3"/>0.027 <text:s text:c="3"/>0.027 {built-in method numpy.fft.fftpack_lite.rffti}</text:p>
      <text:p text:style-name="P7"><text:s text:c="8"/>3 <text:s text:c="3"/>0.000 <text:s text:c="3"/>0.000 <text:s text:c="3"/>0.000 <text:s text:c="3"/>0.000 {method 'append' of 'list' objects}</text:p>
      <text:p text:style-name="P7"><text:s text:c="7"/>71 <text:s text:c="3"/>0.000 <text:s text:c="3"/>0.000 <text:s text:c="3"/>0.000 <text:s text:c="3"/>0.000 {method 'bit_length' of 'int' objects}</text:p>
      <text:p text:style-name="P7"><text:s text:c="8"/>2 <text:s text:c="3"/>0.000 <text:s text:c="3"/>0.000 <text:s text:c="3"/>0.000 <text:s text:c="3"/>0.000 {method 'close' of '_io.BufferedReader' objects}</text:p>
      <text:p text:style-name="P7"><text:s text:c="8"/>1 <text:s text:c="3"/>0.003 <text:s text:c="3"/>0.003 <text:s text:c="3"/>0.003 <text:s text:c="3"/>0.003 {method 'close' of '_io.BufferedWriter' objects}</text:p>
      <text:p text:style-name="P7"><text:s text:c="8"/>1 <text:s text:c="3"/>0.002 <text:s text:c="3"/>0.002 <text:s text:c="3"/>0.002 <text:s text:c="3"/>0.002 {method 'copy' of 'numpy.ndarray' objects}</text:p>
      <text:p text:style-name="P7"><text:s text:c="8"/>1 <text:s text:c="3"/>0.000 <text:s text:c="3"/>0.000 <text:s text:c="3"/>0.000 <text:s text:c="3"/>0.000 {method 'disable' of '_lsprof.Profiler' objects}</text:p>
      <text:p text:style-name="P7"><text:s text:c="2"/>1973505 <text:s text:c="3"/>0.134 <text:s text:c="3"/>0.000 <text:s text:c="3"/>0.134 <text:s text:c="3"/>0.000 {method 'extend' of 'bytearray' objects}</text:p>
      <text:p text:style-name="P7"><text:s text:c="8"/>1 <text:s text:c="3"/>0.000 <text:s text:c="3"/>0.000 <text:s text:c="3"/>0.000 <text:s text:c="3"/>0.000 {method 'flush' of '_io.BufferedWriter' objects}</text:p>
      <text:p text:style-name="P7"><text:s text:c="8"/>5 <text:s text:c="3"/>0.000 <text:s text:c="3"/>0.000 <text:s text:c="3"/>0.000 <text:s text:c="3"/>0.000 {method 'pop' of 'collections.OrderedDict' objects}</text:p>
      <text:p text:style-name="P7"><text:s text:c="8"/>2 <text:s text:c="3"/>0.000 <text:s text:c="3"/>0.000 <text:s text:c="3"/>0.000 <text:s text:c="3"/>0.000 {method 'pop' of 'list' objects}</text:p>
      <text:p text:style-name="P7"><text:s text:c="7"/>20 <text:s text:c="3"/>0.001 <text:s text:c="3"/>0.000 <text:s text:c="3"/>0.001 <text:s text:c="3"/>0.000 {method 'read' of '_io.BufferedReader' objects}</text:p>
      <text:p text:style-name="P7"><text:s text:c="8"/>3 <text:s text:c="3"/>0.003 <text:s text:c="3"/>0.001 <text:s text:c="3"/>0.003 <text:s text:c="3"/>0.001 {method 'reduce' of 'numpy.ufunc' objects}</text:p>
      <text:p text:style-name="P7"><text:s text:c="8"/>2 <text:s text:c="3"/>0.000 <text:s text:c="3"/>0.000 <text:s text:c="3"/>0.000 <text:s text:c="3"/>0.000 {method 'seek' of '_io.BufferedReader' objects}</text:p>
      <text:p text:style-name="P7"><text:s text:c="8"/>3 <text:s text:c="3"/>0.000 <text:s text:c="3"/>0.000 <text:s text:c="3"/>0.000 <text:s text:c="3"/>0.000 {method 'seek' of '_io.BufferedWriter' objects}</text:p>
      <text:p text:style-name="P7"><text:s text:c="8"/>2 <text:s text:c="3"/>0.000 <text:s text:c="3"/>0.000 <text:s text:c="3"/>0.000 <text:s text:c="3"/>0.000 {method 'tell' of '_io.BufferedReader' objects}</text:p>
      <text:p text:style-name="P7"><text:s text:c="8"/>3 <text:s text:c="3"/>0.000 <text:s text:c="3"/>0.000 <text:s text:c="3"/>0.000 <text:s text:c="3"/>0.000 {method 'tell' of '_io.BufferedWriter' objects}</text:p>
      <text:p text:style-name="P7"><text:s text:c="8"/>6 <text:s text:c="3"/>0.002 <text:s text:c="3"/>0.000 <text:s text:c="3"/>0.002 <text:s text:c="3"/>0.000 {method 'write' of '_io.BufferedWriter' objects}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5">4</text:span><text:span text:style-name="T2">. </text:span><text:span text:style-name="T3">Profiler result after “u</text:span><text:span text:style-name="T2">nrolling”:</text:span></text:p>
      <text:p text:style-name="P7"><text:s text:c="3"/>3947385 function calls (3947379 primitive calls) in 1.461 seconds</text:p>
      <text:p text:style-name="P7"/>
      <text:p text:style-name="P7"><text:s text:c="3"/>Ordered by: standard name</text:p>
      <text:p text:style-name="P7"/>
      <text:p text:style-name="P7"><text:s text:c="3"/>ncalls <text:s/>tottime <text:s/>percall <text:s/>cumtime <text:s/>percall filename:lineno(function)</text:p>
      <text:p text:style-name="P7"><text:s text:c="8"/>1 <text:s text:c="3"/>0.014 <text:s text:c="3"/>0.014 <text:s text:c="3"/>1.461 <text:s text:c="3"/>1.461 &lt;string&gt;:1(&lt;module&gt;)</text:p>
      <text:p text:style-name="P7"><text:s text:c="8"/>2 <text:s text:c="3"/>0.000 <text:s text:c="3"/>0.000 <text:s text:c="3"/>0.000 <text:s text:c="3"/>0.000 &lt;string&gt;:12(__new__)</text:p>
      <text:p text:style-name="P7"><text:s text:c="8"/>1 <text:s text:c="3"/>0.000 <text:s text:c="3"/>0.000 <text:s text:c="3"/>0.001 <text:s text:c="3"/>0.001 _methods.py:25(_amax)</text:p>
      <text:p text:style-name="P7"><text:s text:c="8"/>2 <text:s text:c="3"/>0.000 <text:s text:c="3"/>0.000 <text:s text:c="3"/>0.002 <text:s text:c="3"/>0.001 _methods.py:28(_amin)</text:p>
      <text:p text:style-name="P7"><text:s text:c="8"/>4 <text:s text:c="3"/>0.000 <text:s text:c="3"/>0.000 <text:s text:c="3"/>0.000 <text:s text:c="3"/>0.000 chunk.py:117(tell)</text:p>
      <text:p text:style-name="P7"><text:s text:c="4"/>22/16 <text:s text:c="3"/>0.000 <text:s text:c="3"/>0.000 <text:s text:c="3"/>0.001 <text:s text:c="3"/>0.000 chunk.py:122(read)</text:p>
      <text:p text:style-name="P7"><text:s text:c="8"/>2 <text:s text:c="3"/>0.000 <text:s text:c="3"/>0.000 <text:s text:c="3"/>0.000 <text:s text:c="3"/>0.000 chunk.py:145(skip)</text:p>
      <text:p text:style-name="P7"><text:s text:c="8"/>6 <text:s text:c="3"/>0.000 <text:s text:c="3"/>0.000 <text:s text:c="3"/>0.000 <text:s text:c="3"/>0.000 chunk.py:52(__init__)</text:p>
      <text:p text:style-name="P7"><text:s text:c="8"/>6 <text:s text:c="3"/>0.000 <text:s text:c="3"/>0.000 <text:s text:c="3"/>0.000 <text:s text:c="3"/>0.000 chunk.py:78(getname)</text:p>
      <text:p text:style-name="P7"><text:s text:c="8"/>2 <text:s text:c="3"/>0.000 <text:s text:c="3"/>0.000 <text:s text:c="3"/>0.000 <text:s text:c="3"/>0.000 chunk.py:98(seek)</text:p>
      <text:p text:style-name="P7"><text:s text:c="8"/>2 <text:s text:c="3"/>0.000 <text:s text:c="3"/>0.000 <text:s text:c="3"/>0.130 <text:s text:c="3"/>0.065 fftpack.py:1013(rfftn)</text:p>
      <text:p text:style-name="P7"><text:s text:c="8"/>1 <text:s text:c="3"/>0.000 <text:s text:c="3"/>0.000 <text:s text:c="3"/>0.071 <text:s text:c="3"/>0.071 fftpack.py:1142(irfftn)</text:p>
      <text:p text:style-name="P7"><text:s text:c="8"/>2 <text:s text:c="3"/>0.000 <text:s text:c="3"/>0.000 <text:s text:c="3"/>0.127 <text:s text:c="3"/>0.063 fftpack.py:291(rfft)</text:p>
      <text:p text:style-name="P7"><text:s text:c="8"/>1 <text:s text:c="3"/>0.003 <text:s text:c="3"/>0.003 <text:s text:c="3"/>0.068 <text:s text:c="3"/>0.068 fftpack.py:380(irfft)</text:p>
      <text:p text:style-name="P7"><text:s text:c="8"/>3 <text:s text:c="3"/>0.006 <text:s text:c="3"/>0.002 <text:s text:c="3"/>0.185 <text:s text:c="3"/>0.062 fftpack.py:47(_raw_fft)</text:p>
      <text:p text:style-name="P7"><text:s text:c="8"/>3 <text:s text:c="3"/>0.000 <text:s text:c="3"/>0.000 <text:s text:c="3"/>0.000 <text:s text:c="3"/>0.000 fftpack.py:613(_cook_nd_args)</text:p>
      <text:p text:style-name="P7"><text:s text:c="8"/>3 <text:s text:c="3"/>0.000 <text:s text:c="3"/>0.000 <text:s text:c="3"/>0.000 <text:s text:c="3"/>0.000 fftpack.py:95(_unitary)</text:p>
      <text:p text:style-name="P7"><text:s text:c="8"/>1 <text:s text:c="3"/>0.000 <text:s text:c="3"/>0.000 <text:s text:c="3"/>0.001 <text:s text:c="3"/>0.001 fromnumeric.py:2174(amax)</text:p>
      <text:p text:style-name="P7"><text:s text:c="8"/>2 <text:s text:c="3"/>0.000 <text:s text:c="3"/>0.000 <text:s text:c="3"/>0.002 <text:s text:c="3"/>0.001 fromnumeric.py:2275(amin)</text:p>
      <text:p text:style-name="P7"><text:s text:c="8"/>3 <text:s text:c="3"/>0.000 <text:s text:c="3"/>0.000 <text:s text:c="3"/>0.000 <text:s text:c="3"/>0.000 helper.py:257(put_twiddle_factors)</text:p>
      <text:p text:style-name="P7"><text:s text:c="8"/>3 <text:s text:c="3"/>0.000 <text:s text:c="3"/>0.000 <text:s text:c="3"/>0.000 <text:s text:c="3"/>0.000 helper.py:283(pop_twiddle_factors)</text:p>
      <text:p text:style-name="P7"><text:s text:c="8"/>3 <text:s text:c="3"/>0.000 <text:s text:c="3"/>0.000 <text:s text:c="3"/>0.000 <text:s text:c="3"/>0.000 helper.py:311(_prune_cache)</text:p>
      <text:p text:style-name="P7"><text:s text:c="8"/>1 <text:s text:c="3"/>0.000 <text:s text:c="3"/>0.000 <text:s text:c="3"/>0.000 <text:s text:c="3"/>0.000 helper.py:53(next_fast_len)</text:p>
      <text:p text:style-name="P7"><text:s text:c="8"/>3 <text:s text:c="3"/>0.000 <text:s text:c="3"/>0.000 <text:s text:c="3"/>0.000 <text:s text:c="3"/>0.000 numeric.py:463(asarray)</text:p>
      <text:p text:style-name="P7"><text:s text:c="8"/>1 <text:s text:c="3"/>0.000 <text:s text:c="3"/>0.000 <text:s text:c="3"/>0.000 <text:s text:c="3"/>0.000 numerictypes.py:660(issubclass_)</text:p>
      <text:p text:style-name="P7"><text:s text:c="8"/>1 <text:s text:c="3"/>0.000 <text:s text:c="3"/>0.000 <text:s text:c="3"/>0.000 <text:s text:c="3"/>0.000 numerictypes.py:728(issubdtype)</text:p>
      <text:p text:style-name="P7"><text:s text:c="8"/>2 <text:s text:c="3"/>0.000 <text:s text:c="3"/>0.000 <text:s text:c="3"/>0.035 <text:s text:c="3"/>0.018 version3.py:20(LoadWaveFile)</text:p>
      <text:p text:style-name="P7"><text:s text:c="8"/>1 <text:s text:c="3"/>0.720 <text:s text:c="3"/>0.720 <text:s text:c="3"/>1.100 <text:s text:c="3"/>1.100 version3.py:40(SaveWaveFile)</text:p>
      <text:p text:style-name="P7"><text:s text:c="8"/>1 <text:s text:c="3"/>0.004 <text:s text:c="3"/>0.004 <text:s text:c="3"/>0.211 <text:s text:c="3"/>0.211 version3.py:50(FFTConvolve)</text:p>
      <text:p text:style-name="P7"><text:s text:c="8"/>1 <text:s text:c="3"/>0.000 <text:s text:c="3"/>0.000 <text:s text:c="3"/>0.000 <text:s text:c="3"/>0.000 version3.py:63(&lt;listcomp&gt;)</text:p>
      <text:p text:style-name="P7"><text:s text:c="8"/>2 <text:s text:c="3"/>0.000 <text:s text:c="3"/>0.000 <text:s text:c="3"/>0.000 <text:s text:c="3"/>0.000 version3.py:64(&lt;genexpr&gt;)</text:p>
      <text:p text:style-name="P7"><text:s text:c="8"/>1 <text:s text:c="3"/>0.004 <text:s text:c="3"/>0.004 <text:s text:c="3"/>0.007 <text:s text:c="3"/>0.007 version3.py:75(Normalize)</text:p>
      <text:p text:style-name="P7"><text:s text:c="8"/>1 <text:s text:c="3"/>0.000 <text:s text:c="3"/>0.000 <text:s text:c="3"/>1.447 <text:s text:c="3"/>1.447 version3.py:86(Main)</text:p>
      <text:p text:style-name="P7"><text:s text:c="8"/>2 <text:s text:c="3"/>0.000 <text:s text:c="3"/>0.000 <text:s text:c="3"/>0.000 <text:s text:c="3"/>0.000 wave.py:125(initfp)</text:p>
      <text:p text:style-name="P7"><text:s text:c="8"/>2 <text:s text:c="3"/>0.000 <text:s text:c="3"/>0.000 <text:s text:c="3"/>0.000 <text:s text:c="3"/>0.000 wave.py:156(__init__)</text:p>
      <text:p text:style-name="P7"><text:s text:c="8"/>2 <text:s text:c="3"/>0.000 <text:s text:c="3"/>0.000 <text:s text:c="3"/>0.000 <text:s text:c="3"/>0.000 wave.py:169(__del__)</text:p>
      <text:p text:style-name="P7"><text:s text:c="8"/>4 <text:s text:c="3"/>0.000 <text:s text:c="3"/>0.000 <text:s text:c="3"/>0.000 <text:s text:c="3"/>0.000 wave.py:188(close)</text:p>
      <text:p text:style-name="P7"><text:s text:c="8"/>4 <text:s text:c="3"/>0.000 <text:s text:c="3"/>0.000 <text:s text:c="3"/>0.000 <text:s text:c="3"/>0.000 wave.py:198(getnchannels)</text:p>
      <text:p text:style-name="P7"><text:s text:c="8"/>4 <text:s text:c="3"/>0.000 <text:s text:c="3"/>0.000 <text:s text:c="3"/>0.000 <text:s text:c="3"/>0.000 wave.py:201(getnframes)</text:p>
      <text:p text:style-name="P7"><text:s text:c="8"/>4 <text:s text:c="3"/>0.000 <text:s text:c="3"/>0.000 <text:s text:c="3"/>0.000 <text:s text:c="3"/>0.000 wave.py:204(getsampwidth)</text:p>
      <text:p text:style-name="P7"><text:s text:c="8"/>2 <text:s text:c="3"/>0.000 <text:s text:c="3"/>0.000 <text:s text:c="3"/>0.000 <text:s text:c="3"/>0.000 wave.py:207(getframerate)</text:p>
      <text:p text:style-name="P7"><text:s text:c="8"/>2 <text:s text:c="3"/>0.000 <text:s text:c="3"/>0.000 <text:s text:c="3"/>0.000 <text:s text:c="3"/>0.000 wave.py:210(getcomptype)</text:p>
      <text:p text:style-name="P7"><text:s text:c="8"/>2 <text:s text:c="3"/>0.000 <text:s text:c="3"/>0.000 <text:s text:c="3"/>0.000 <text:s text:c="3"/>0.000 wave.py:213(getcompname)</text:p>
      <text:p text:style-name="P7"><text:s text:c="8"/>2 <text:s text:c="3"/>0.000 <text:s text:c="3"/>0.000 <text:s text:c="3"/>0.000 <text:s text:c="3"/>0.000 wave.py:216(getparams)</text:p>
      <text:p text:style-name="P7"><text:s text:c="8"/>2 <text:s text:c="3"/>0.000 <text:s text:c="3"/>0.000 <text:s text:c="3"/>0.001 <text:s text:c="3"/>0.001 wave.py:233(readframes)</text:p>
      <text:p text:style-name="P7"><text:s text:c="8"/>2 <text:s text:c="3"/>0.000 <text:s text:c="3"/>0.000 <text:s text:c="3"/>0.000 <text:s text:c="3"/>0.000 wave.py:254(_read_fmt_chunk)</text:p>
      <text:p text:style-name="P7"><text:s text:c="8"/>1 <text:s text:c="3"/>0.000 <text:s text:c="3"/>0.000 <text:s text:c="3"/>0.001 <text:s text:c="3"/>0.001 wave.py:291(__init__)</text:p>
      <text:p text:style-name="P7"><text:s text:c="8"/>1 <text:s text:c="3"/>0.000 <text:s text:c="3"/>0.000 <text:s text:c="3"/>0.000 <text:s text:c="3"/>0.000 wave.py:303(initfp)</text:p>
      <text:p text:style-name="P7"><text:s text:c="8"/>1 <text:s text:c="3"/>0.000 <text:s text:c="3"/>0.000 <text:s text:c="3"/>0.000 <text:s text:c="3"/>0.000 wave.py:315(__del__)</text:p>
      <text:p text:style-name="P7"><text:s text:c="8"/>1 <text:s text:c="3"/>0.000 <text:s text:c="3"/>0.000 <text:s text:c="3"/>0.000 <text:s text:c="3"/>0.000 wave.py:327(setnchannels)</text:p>
      <text:p text:style-name="P7"><text:s text:c="8"/>1 <text:s text:c="3"/>0.000 <text:s text:c="3"/>0.000 <text:s text:c="3"/>0.000 <text:s text:c="3"/>0.000 wave.py:339(setsampwidth)</text:p>
      <text:p text:style-name="P7"><text:s text:c="8"/>1 <text:s text:c="3"/>0.000 <text:s text:c="3"/>0.000 <text:s text:c="3"/>0.000 <text:s text:c="3"/>0.000 wave.py:351(setframerate)</text:p>
      <text:p text:style-name="P7"><text:soft-page-break/><text:s text:c="8"/>1 <text:s text:c="3"/>0.000 <text:s text:c="3"/>0.000 <text:s text:c="3"/>0.000 <text:s text:c="3"/>0.000 wave.py:363(setnframes)</text:p>
      <text:p text:style-name="P7"><text:s text:c="8"/>1 <text:s text:c="3"/>0.000 <text:s text:c="3"/>0.000 <text:s text:c="3"/>0.000 <text:s text:c="3"/>0.000 wave.py:371(setcomptype)</text:p>
      <text:p text:style-name="P7"><text:s text:c="8"/>1 <text:s text:c="3"/>0.000 <text:s text:c="3"/>0.000 <text:s text:c="3"/>0.000 <text:s text:c="3"/>0.000 wave.py:385(setparams)</text:p>
      <text:p text:style-name="P7"><text:s text:c="8"/>1 <text:s text:c="3"/>0.000 <text:s text:c="3"/>0.000 <text:s text:c="3"/>0.002 <text:s text:c="3"/>0.002 wave.py:413(writeframesraw)</text:p>
      <text:p text:style-name="P7"><text:s text:c="8"/>1 <text:s text:c="3"/>0.000 <text:s text:c="3"/>0.000 <text:s text:c="3"/>0.002 <text:s text:c="3"/>0.002 wave.py:426(writeframes)</text:p>
      <text:p text:style-name="P7"><text:s text:c="8"/>2 <text:s text:c="3"/>0.000 <text:s text:c="3"/>0.000 <text:s text:c="3"/>0.003 <text:s text:c="3"/>0.002 wave.py:431(close)</text:p>
      <text:p text:style-name="P7"><text:s text:c="8"/>2 <text:s text:c="3"/>0.000 <text:s text:c="3"/>0.000 <text:s text:c="3"/>0.000 <text:s text:c="3"/>0.000 wave.py:449(_ensure_header_written)</text:p>
      <text:p text:style-name="P7"><text:s text:c="8"/>1 <text:s text:c="3"/>0.000 <text:s text:c="3"/>0.000 <text:s text:c="3"/>0.000 <text:s text:c="3"/>0.000 wave.py:459(_write_header)</text:p>
      <text:p text:style-name="P7"><text:s text:c="8"/>1 <text:s text:c="3"/>0.000 <text:s text:c="3"/>0.000 <text:s text:c="3"/>0.000 <text:s text:c="3"/>0.000 wave.py:480(_patchheader)</text:p>
      <text:p text:style-name="P7"><text:s text:c="8"/>3 <text:s text:c="3"/>0.000 <text:s text:c="3"/>0.000 <text:s text:c="3"/>0.001 <text:s text:c="3"/>0.000 wave.py:492(open)</text:p>
      <text:p text:style-name="P7"><text:s text:c="8"/>2 <text:s text:c="3"/>0.000 <text:s text:c="3"/>0.000 <text:s text:c="3"/>0.000 <text:s text:c="3"/>0.000 {built-in method __new__ of type object at 0x7efc762759a0}</text:p>
      <text:p text:style-name="P7"><text:s text:c="2"/>1973509 <text:s text:c="3"/>0.241 <text:s text:c="3"/>0.000 <text:s text:c="3"/>0.241 <text:s text:c="3"/>0.000 {built-in method _struct.pack}</text:p>
      <text:p text:style-name="P7"><text:s text:c="7"/>12 <text:s text:c="3"/>0.034 <text:s text:c="3"/>0.003 <text:s text:c="3"/>0.034 <text:s text:c="3"/>0.003 {built-in method _struct.unpack_from}</text:p>
      <text:p text:style-name="P7"><text:s text:c="8"/>3 <text:s text:c="3"/>0.000 <text:s text:c="3"/>0.000 <text:s text:c="3"/>0.000 <text:s text:c="3"/>0.000 {built-in method builtins.abs}</text:p>
      <text:p text:style-name="P7"><text:s text:c="8"/>1 <text:s text:c="3"/>0.000 <text:s text:c="3"/>0.000 <text:s text:c="3"/>1.461 <text:s text:c="3"/>1.461 {built-in method builtins.exec}</text:p>
      <text:p text:style-name="P7"><text:s text:c="8"/>4 <text:s text:c="3"/>0.000 <text:s text:c="3"/>0.000 <text:s text:c="3"/>0.000 <text:s text:c="3"/>0.000 {built-in method builtins.isinstance}</text:p>
      <text:p text:style-name="P7"><text:s text:c="8"/>2 <text:s text:c="3"/>0.000 <text:s text:c="3"/>0.000 <text:s text:c="3"/>0.000 <text:s text:c="3"/>0.000 {built-in method builtins.issubclass}</text:p>
      <text:p text:style-name="P7"><text:s text:c="7"/>51 <text:s text:c="3"/>0.000 <text:s text:c="3"/>0.000 <text:s text:c="3"/>0.000 <text:s text:c="3"/>0.000 {built-in method builtins.len}</text:p>
      <text:p text:style-name="P7"><text:s text:c="8"/>1 <text:s text:c="3"/>0.000 <text:s text:c="3"/>0.000 <text:s text:c="3"/>0.000 <text:s text:c="3"/>0.000 {built-in method builtins.round}</text:p>
      <text:p text:style-name="P7"><text:s text:c="8"/>3 <text:s text:c="3"/>0.001 <text:s text:c="3"/>0.000 <text:s text:c="3"/>0.001 <text:s text:c="3"/>0.000 {built-in method io.open}</text:p>
      <text:p text:style-name="P7"><text:s text:c="7"/>15 <text:s text:c="3"/>0.110 <text:s text:c="3"/>0.007 <text:s text:c="3"/>0.110 <text:s text:c="3"/>0.007 {built-in method numpy.core.multiarray.array}</text:p>
      <text:p text:style-name="P7"><text:s text:c="8"/>3 <text:s text:c="3"/>0.000 <text:s text:c="3"/>0.000 <text:s text:c="3"/>0.000 <text:s text:c="3"/>0.000 {built-in method numpy.core.multiarray.zeros}</text:p>
      <text:p text:style-name="P7"><text:s text:c="8"/>1 <text:s text:c="3"/>0.058 <text:s text:c="3"/>0.058 <text:s text:c="3"/>0.058 <text:s text:c="3"/>0.058 {built-in method numpy.fft.fftpack_lite.rfftb}</text:p>
      <text:p text:style-name="P7"><text:s text:c="8"/>2 <text:s text:c="3"/>0.093 <text:s text:c="3"/>0.047 <text:s text:c="3"/>0.093 <text:s text:c="3"/>0.047 {built-in method numpy.fft.fftpack_lite.rfftf}</text:p>
      <text:p text:style-name="P7"><text:s text:c="8"/>1 <text:s text:c="3"/>0.027 <text:s text:c="3"/>0.027 <text:s text:c="3"/>0.027 <text:s text:c="3"/>0.027 {built-in method numpy.fft.fftpack_lite.rffti}</text:p>
      <text:p text:style-name="P7"><text:s text:c="8"/>3 <text:s text:c="3"/>0.000 <text:s text:c="3"/>0.000 <text:s text:c="3"/>0.000 <text:s text:c="3"/>0.000 {method 'append' of 'list' objects}</text:p>
      <text:p text:style-name="P7"><text:s text:c="7"/>71 <text:s text:c="3"/>0.000 <text:s text:c="3"/>0.000 <text:s text:c="3"/>0.000 <text:s text:c="3"/>0.000 {method 'bit_length' of 'int' objects}</text:p>
      <text:p text:style-name="P7"><text:s text:c="8"/>2 <text:s text:c="3"/>0.000 <text:s text:c="3"/>0.000 <text:s text:c="3"/>0.000 <text:s text:c="3"/>0.000 {method 'close' of '_io.BufferedReader' objects}</text:p>
      <text:p text:style-name="P7"><text:s text:c="8"/>1 <text:s text:c="3"/>0.003 <text:s text:c="3"/>0.003 <text:s text:c="3"/>0.003 <text:s text:c="3"/>0.003 {method 'close' of '_io.BufferedWriter' objects}</text:p>
      <text:p text:style-name="P7"><text:s text:c="8"/>1 <text:s text:c="3"/>0.002 <text:s text:c="3"/>0.002 <text:s text:c="3"/>0.002 <text:s text:c="3"/>0.002 {method 'copy' of 'numpy.ndarray' objects}</text:p>
      <text:p text:style-name="P7"><text:s text:c="8"/>1 <text:s text:c="3"/>0.000 <text:s text:c="3"/>0.000 <text:s text:c="3"/>0.000 <text:s text:c="3"/>0.000 {method 'disable' of '_lsprof.Profiler' objects}</text:p>
      <text:p text:style-name="P7"><text:s text:c="2"/>1973505 <text:s text:c="3"/>0.132 <text:s text:c="3"/>0.000 <text:s text:c="3"/>0.132 <text:s text:c="3"/>0.000 {method 'extend' of 'bytearray' objects}</text:p>
      <text:p text:style-name="P7"><text:s text:c="8"/>1 <text:s text:c="3"/>0.000 <text:s text:c="3"/>0.000 <text:s text:c="3"/>0.000 <text:s text:c="3"/>0.000 {method 'flush' of '_io.BufferedWriter' objects}</text:p>
      <text:p text:style-name="P7"><text:s text:c="8"/>5 <text:s text:c="3"/>0.000 <text:s text:c="3"/>0.000 <text:s text:c="3"/>0.000 <text:s text:c="3"/>0.000 {method 'pop' of 'collections.OrderedDict' objects}</text:p>
      <text:p text:style-name="P7"><text:s text:c="8"/>2 <text:s text:c="3"/>0.000 <text:s text:c="3"/>0.000 <text:s text:c="3"/>0.000 <text:s text:c="3"/>0.000 {method 'pop' of 'list' objects}</text:p>
      <text:p text:style-name="P7"><text:s text:c="7"/>20 <text:s text:c="3"/>0.001 <text:s text:c="3"/>0.000 <text:s text:c="3"/>0.001 <text:s text:c="3"/>0.000 {method 'read' of '_io.BufferedReader' objects}</text:p>
      <text:p text:style-name="P7"><text:s text:c="8"/>3 <text:s text:c="3"/>0.003 <text:s text:c="3"/>0.001 <text:s text:c="3"/>0.003 <text:s text:c="3"/>0.001 {method 'reduce' of 'numpy.ufunc' objects}</text:p>
      <text:p text:style-name="P7"><text:s text:c="8"/>2 <text:s text:c="3"/>0.000 <text:s text:c="3"/>0.000 <text:s text:c="3"/>0.000 <text:s text:c="3"/>0.000 {method 'seek' of '_io.BufferedReader' objects}</text:p>
      <text:p text:style-name="P7"><text:s text:c="8"/>3 <text:s text:c="3"/>0.000 <text:s text:c="3"/>0.000 <text:s text:c="3"/>0.000 <text:s text:c="3"/>0.000 {method 'seek' of '_io.BufferedWriter' objects}</text:p>
      <text:p text:style-name="P7"><text:s text:c="8"/>2 <text:s text:c="3"/>0.000 <text:s text:c="3"/>0.000 <text:s text:c="3"/>0.000 <text:s text:c="3"/>0.000 {method 'tell' of '_io.BufferedReader' objects}</text:p>
      <text:p text:style-name="P7"><text:s text:c="8"/>3 <text:s text:c="3"/>0.000 <text:s text:c="3"/>0.000 <text:s text:c="3"/>0.000 <text:s text:c="3"/>0.000 {method 'tell' of '_io.BufferedWriter' objects}</text:p>
      <text:p text:style-name="P7"><text:s text:c="8"/>6 <text:s text:c="3"/>0.002 <text:s text:c="3"/>0.000 <text:s text:c="3"/>0.002 <text:s text:c="3"/>0.000 {method 'write' of '_io.BufferedWriter' objects}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5">5</text:span><text:span text:style-name="T2">. </text:span><text:span text:style-name="T3">Profiler result after “strength reduction”</text:span><text:span text:style-name="T2">:</text:span></text:p>
      <text:p text:style-name="P7"><text:s text:c="3"/>3947385 function calls (3947379 primitive calls) in 1.540 seconds</text:p>
      <text:p text:style-name="P7"/>
      <text:p text:style-name="P7"><text:s text:c="3"/>Ordered by: standard name</text:p>
      <text:p text:style-name="P7"/>
      <text:p text:style-name="P7"><text:s text:c="3"/>ncalls <text:s/>tottime <text:s/>percall <text:s/>cumtime <text:s/>percall filename:lineno(function)</text:p>
      <text:p text:style-name="P7"><text:s text:c="8"/>1 <text:s text:c="3"/>0.022 <text:s text:c="3"/>0.022 <text:s text:c="3"/>1.540 <text:s text:c="3"/>1.540 &lt;string&gt;:1(&lt;module&gt;)</text:p>
      <text:p text:style-name="P7"><text:s text:c="8"/>2 <text:s text:c="3"/>0.000 <text:s text:c="3"/>0.000 <text:s text:c="3"/>0.000 <text:s text:c="3"/>0.000 &lt;string&gt;:12(__new__)</text:p>
      <text:p text:style-name="P7"><text:s text:c="8"/>1 <text:s text:c="3"/>0.000 <text:s text:c="3"/>0.000 <text:s text:c="3"/>0.001 <text:s text:c="3"/>0.001 _methods.py:25(_amax)</text:p>
      <text:p text:style-name="P7"><text:s text:c="8"/>2 <text:s text:c="3"/>0.000 <text:s text:c="3"/>0.000 <text:s text:c="3"/>0.002 <text:s text:c="3"/>0.001 _methods.py:28(_amin)</text:p>
      <text:p text:style-name="P7"><text:s text:c="8"/>4 <text:s text:c="3"/>0.000 <text:s text:c="3"/>0.000 <text:s text:c="3"/>0.000 <text:s text:c="3"/>0.000 chunk.py:117(tell)</text:p>
      <text:p text:style-name="P7"><text:s text:c="4"/>22/16 <text:s text:c="3"/>0.000 <text:s text:c="3"/>0.000 <text:s text:c="3"/>0.001 <text:s text:c="3"/>0.000 chunk.py:122(read)</text:p>
      <text:p text:style-name="P7"><text:s text:c="8"/>2 <text:s text:c="3"/>0.000 <text:s text:c="3"/>0.000 <text:s text:c="3"/>0.000 <text:s text:c="3"/>0.000 chunk.py:145(skip)</text:p>
      <text:p text:style-name="P7"><text:s text:c="8"/>6 <text:s text:c="3"/>0.000 <text:s text:c="3"/>0.000 <text:s text:c="3"/>0.000 <text:s text:c="3"/>0.000 chunk.py:52(__init__)</text:p>
      <text:p text:style-name="P7"><text:s text:c="8"/>6 <text:s text:c="3"/>0.000 <text:s text:c="3"/>0.000 <text:s text:c="3"/>0.000 <text:s text:c="3"/>0.000 chunk.py:78(getname)</text:p>
      <text:p text:style-name="P7"><text:s text:c="8"/>2 <text:s text:c="3"/>0.000 <text:s text:c="3"/>0.000 <text:s text:c="3"/>0.000 <text:s text:c="3"/>0.000 chunk.py:98(seek)</text:p>
      <text:p text:style-name="P7"><text:s text:c="8"/>2 <text:s text:c="3"/>0.000 <text:s text:c="3"/>0.000 <text:s text:c="3"/>0.145 <text:s text:c="3"/>0.073 fftpack.py:1013(rfftn)</text:p>
      <text:p text:style-name="P7"><text:s text:c="8"/>1 <text:s text:c="3"/>0.000 <text:s text:c="3"/>0.000 <text:s text:c="3"/>0.074 <text:s text:c="3"/>0.074 fftpack.py:1142(irfftn)</text:p>
      <text:p text:style-name="P7"><text:s text:c="8"/>2 <text:s text:c="3"/>0.000 <text:s text:c="3"/>0.000 <text:s text:c="3"/>0.142 <text:s text:c="3"/>0.071 fftpack.py:291(rfft)</text:p>
      <text:p text:style-name="P7"><text:s text:c="8"/>1 <text:s text:c="3"/>0.004 <text:s text:c="3"/>0.004 <text:s text:c="3"/>0.071 <text:s text:c="3"/>0.071 fftpack.py:380(irfft)</text:p>
      <text:p text:style-name="P7"><text:s text:c="8"/>3 <text:s text:c="3"/>0.007 <text:s text:c="3"/>0.002 <text:s text:c="3"/>0.202 <text:s text:c="3"/>0.067 fftpack.py:47(_raw_fft)</text:p>
      <text:p text:style-name="P7"><text:s text:c="8"/>3 <text:s text:c="3"/>0.000 <text:s text:c="3"/>0.000 <text:s text:c="3"/>0.000 <text:s text:c="3"/>0.000 fftpack.py:613(_cook_nd_args)</text:p>
      <text:p text:style-name="P7"><text:s text:c="8"/>3 <text:s text:c="3"/>0.000 <text:s text:c="3"/>0.000 <text:s text:c="3"/>0.000 <text:s text:c="3"/>0.000 fftpack.py:95(_unitary)</text:p>
      <text:p text:style-name="P7"><text:s text:c="8"/>1 <text:s text:c="3"/>0.000 <text:s text:c="3"/>0.000 <text:s text:c="3"/>0.001 <text:s text:c="3"/>0.001 fromnumeric.py:2174(amax)</text:p>
      <text:p text:style-name="P7"><text:s text:c="8"/>2 <text:s text:c="3"/>0.000 <text:s text:c="3"/>0.000 <text:s text:c="3"/>0.002 <text:s text:c="3"/>0.001 fromnumeric.py:2275(amin)</text:p>
      <text:p text:style-name="P7"><text:s text:c="8"/>3 <text:s text:c="3"/>0.000 <text:s text:c="3"/>0.000 <text:s text:c="3"/>0.000 <text:s text:c="3"/>0.000 helper.py:257(put_twiddle_factors)</text:p>
      <text:p text:style-name="P7"><text:s text:c="8"/>3 <text:s text:c="3"/>0.000 <text:s text:c="3"/>0.000 <text:s text:c="3"/>0.000 <text:s text:c="3"/>0.000 helper.py:283(pop_twiddle_factors)</text:p>
      <text:p text:style-name="P7"><text:s text:c="8"/>3 <text:s text:c="3"/>0.000 <text:s text:c="3"/>0.000 <text:s text:c="3"/>0.000 <text:s text:c="3"/>0.000 helper.py:311(_prune_cache)</text:p>
      <text:p text:style-name="P7"><text:s text:c="8"/>1 <text:s text:c="3"/>0.000 <text:s text:c="3"/>0.000 <text:s text:c="3"/>0.000 <text:s text:c="3"/>0.000 helper.py:53(next_fast_len)</text:p>
      <text:p text:style-name="P7"><text:s text:c="8"/>3 <text:s text:c="3"/>0.000 <text:s text:c="3"/>0.000 <text:s text:c="3"/>0.000 <text:s text:c="3"/>0.000 numeric.py:463(asarray)</text:p>
      <text:p text:style-name="P7"><text:s text:c="8"/>1 <text:s text:c="3"/>0.000 <text:s text:c="3"/>0.000 <text:s text:c="3"/>0.000 <text:s text:c="3"/>0.000 numerictypes.py:660(issubclass_)</text:p>
      <text:p text:style-name="P7"><text:s text:c="8"/>1 <text:s text:c="3"/>0.000 <text:s text:c="3"/>0.000 <text:s text:c="3"/>0.000 <text:s text:c="3"/>0.000 numerictypes.py:728(issubdtype)</text:p>
      <text:p text:style-name="P7"><text:s text:c="8"/>2 <text:s text:c="3"/>0.000 <text:s text:c="3"/>0.000 <text:s text:c="3"/>0.035 <text:s text:c="3"/>0.017 version4.py:20(LoadWaveFile)</text:p>
      <text:p text:style-name="P7"><text:s text:c="8"/>1 <text:s text:c="3"/>0.742 <text:s text:c="3"/>0.742 <text:s text:c="3"/>1.133 <text:s text:c="3"/>1.133 version4.py:40(SaveWaveFile)</text:p>
      <text:p text:style-name="P7"><text:s text:c="8"/>1 <text:s text:c="3"/>0.005 <text:s text:c="3"/>0.005 <text:s text:c="3"/>0.229 <text:s text:c="3"/>0.229 version4.py:50(FFTConvolve)</text:p>
      <text:p text:style-name="P7"><text:s text:c="8"/>1 <text:s text:c="3"/>0.000 <text:s text:c="3"/>0.000 <text:s text:c="3"/>0.000 <text:s text:c="3"/>0.000 version4.py:63(&lt;listcomp&gt;)</text:p>
      <text:p text:style-name="P7"><text:s text:c="8"/>2 <text:s text:c="3"/>0.000 <text:s text:c="3"/>0.000 <text:s text:c="3"/>0.000 <text:s text:c="3"/>0.000 version4.py:64(&lt;genexpr&gt;)</text:p>
      <text:p text:style-name="P7"><text:s text:c="8"/>1 <text:s text:c="3"/>0.020 <text:s text:c="3"/>0.020 <text:s text:c="3"/>0.023 <text:s text:c="3"/>0.023 version4.py:75(Normalize)</text:p>
      <text:p text:style-name="P7"><text:s text:c="8"/>1 <text:s text:c="3"/>0.001 <text:s text:c="3"/>0.001 <text:s text:c="3"/>1.518 <text:s text:c="3"/>1.518 version4.py:86(Main)</text:p>
      <text:p text:style-name="P7"><text:s text:c="8"/>2 <text:s text:c="3"/>0.000 <text:s text:c="3"/>0.000 <text:s text:c="3"/>0.000 <text:s text:c="3"/>0.000 wave.py:125(initfp)</text:p>
      <text:p text:style-name="P7"><text:s text:c="8"/>2 <text:s text:c="3"/>0.000 <text:s text:c="3"/>0.000 <text:s text:c="3"/>0.000 <text:s text:c="3"/>0.000 wave.py:156(__init__)</text:p>
      <text:p text:style-name="P7"><text:s text:c="8"/>2 <text:s text:c="3"/>0.000 <text:s text:c="3"/>0.000 <text:s text:c="3"/>0.000 <text:s text:c="3"/>0.000 wave.py:169(__del__)</text:p>
      <text:p text:style-name="P7"><text:s text:c="8"/>4 <text:s text:c="3"/>0.000 <text:s text:c="3"/>0.000 <text:s text:c="3"/>0.000 <text:s text:c="3"/>0.000 wave.py:188(close)</text:p>
      <text:p text:style-name="P7"><text:s text:c="8"/>4 <text:s text:c="3"/>0.000 <text:s text:c="3"/>0.000 <text:s text:c="3"/>0.000 <text:s text:c="3"/>0.000 wave.py:198(getnchannels)</text:p>
      <text:p text:style-name="P7"><text:s text:c="8"/>4 <text:s text:c="3"/>0.000 <text:s text:c="3"/>0.000 <text:s text:c="3"/>0.000 <text:s text:c="3"/>0.000 wave.py:201(getnframes)</text:p>
      <text:p text:style-name="P7"><text:s text:c="8"/>4 <text:s text:c="3"/>0.000 <text:s text:c="3"/>0.000 <text:s text:c="3"/>0.000 <text:s text:c="3"/>0.000 wave.py:204(getsampwidth)</text:p>
      <text:p text:style-name="P7"><text:s text:c="8"/>2 <text:s text:c="3"/>0.000 <text:s text:c="3"/>0.000 <text:s text:c="3"/>0.000 <text:s text:c="3"/>0.000 wave.py:207(getframerate)</text:p>
      <text:p text:style-name="P7"><text:s text:c="8"/>2 <text:s text:c="3"/>0.000 <text:s text:c="3"/>0.000 <text:s text:c="3"/>0.000 <text:s text:c="3"/>0.000 wave.py:210(getcomptype)</text:p>
      <text:p text:style-name="P7"><text:s text:c="8"/>2 <text:s text:c="3"/>0.000 <text:s text:c="3"/>0.000 <text:s text:c="3"/>0.000 <text:s text:c="3"/>0.000 wave.py:213(getcompname)</text:p>
      <text:p text:style-name="P7"><text:s text:c="8"/>2 <text:s text:c="3"/>0.000 <text:s text:c="3"/>0.000 <text:s text:c="3"/>0.000 <text:s text:c="3"/>0.000 wave.py:216(getparams)</text:p>
      <text:p text:style-name="P7"><text:s text:c="8"/>2 <text:s text:c="3"/>0.000 <text:s text:c="3"/>0.000 <text:s text:c="3"/>0.001 <text:s text:c="3"/>0.001 wave.py:233(readframes)</text:p>
      <text:p text:style-name="P7"><text:s text:c="8"/>2 <text:s text:c="3"/>0.000 <text:s text:c="3"/>0.000 <text:s text:c="3"/>0.000 <text:s text:c="3"/>0.000 wave.py:254(_read_fmt_chunk)</text:p>
      <text:p text:style-name="P7"><text:s text:c="8"/>1 <text:s text:c="3"/>0.000 <text:s text:c="3"/>0.000 <text:s text:c="3"/>0.001 <text:s text:c="3"/>0.001 wave.py:291(__init__)</text:p>
      <text:p text:style-name="P7"><text:s text:c="8"/>1 <text:s text:c="3"/>0.000 <text:s text:c="3"/>0.000 <text:s text:c="3"/>0.000 <text:s text:c="3"/>0.000 wave.py:303(initfp)</text:p>
      <text:p text:style-name="P7"><text:s text:c="8"/>1 <text:s text:c="3"/>0.000 <text:s text:c="3"/>0.000 <text:s text:c="3"/>0.000 <text:s text:c="3"/>0.000 wave.py:315(__del__)</text:p>
      <text:p text:style-name="P7"><text:s text:c="8"/>1 <text:s text:c="3"/>0.000 <text:s text:c="3"/>0.000 <text:s text:c="3"/>0.000 <text:s text:c="3"/>0.000 wave.py:327(setnchannels)</text:p>
      <text:p text:style-name="P7"><text:s text:c="8"/>1 <text:s text:c="3"/>0.000 <text:s text:c="3"/>0.000 <text:s text:c="3"/>0.000 <text:s text:c="3"/>0.000 wave.py:339(setsampwidth)</text:p>
      <text:p text:style-name="P7"><text:s text:c="8"/>1 <text:s text:c="3"/>0.000 <text:s text:c="3"/>0.000 <text:s text:c="3"/>0.000 <text:s text:c="3"/>0.000 wave.py:351(setframerate)</text:p>
      <text:p text:style-name="P7"><text:soft-page-break/><text:s text:c="8"/>1 <text:s text:c="3"/>0.000 <text:s text:c="3"/>0.000 <text:s text:c="3"/>0.000 <text:s text:c="3"/>0.000 wave.py:363(setnframes)</text:p>
      <text:p text:style-name="P7"><text:s text:c="8"/>1 <text:s text:c="3"/>0.000 <text:s text:c="3"/>0.000 <text:s text:c="3"/>0.000 <text:s text:c="3"/>0.000 wave.py:371(setcomptype)</text:p>
      <text:p text:style-name="P7"><text:s text:c="8"/>1 <text:s text:c="3"/>0.000 <text:s text:c="3"/>0.000 <text:s text:c="3"/>0.000 <text:s text:c="3"/>0.000 wave.py:385(setparams)</text:p>
      <text:p text:style-name="P7"><text:s text:c="8"/>1 <text:s text:c="3"/>0.000 <text:s text:c="3"/>0.000 <text:s text:c="3"/>0.002 <text:s text:c="3"/>0.002 wave.py:413(writeframesraw)</text:p>
      <text:p text:style-name="P7"><text:s text:c="8"/>1 <text:s text:c="3"/>0.000 <text:s text:c="3"/>0.000 <text:s text:c="3"/>0.002 <text:s text:c="3"/>0.002 wave.py:426(writeframes)</text:p>
      <text:p text:style-name="P7"><text:s text:c="8"/>2 <text:s text:c="3"/>0.000 <text:s text:c="3"/>0.000 <text:s text:c="3"/>0.004 <text:s text:c="3"/>0.002 wave.py:431(close)</text:p>
      <text:p text:style-name="P7"><text:s text:c="8"/>2 <text:s text:c="3"/>0.000 <text:s text:c="3"/>0.000 <text:s text:c="3"/>0.000 <text:s text:c="3"/>0.000 wave.py:449(_ensure_header_written)</text:p>
      <text:p text:style-name="P7"><text:s text:c="8"/>1 <text:s text:c="3"/>0.000 <text:s text:c="3"/>0.000 <text:s text:c="3"/>0.000 <text:s text:c="3"/>0.000 wave.py:459(_write_header)</text:p>
      <text:p text:style-name="P7"><text:s text:c="8"/>1 <text:s text:c="3"/>0.000 <text:s text:c="3"/>0.000 <text:s text:c="3"/>0.000 <text:s text:c="3"/>0.000 wave.py:480(_patchheader)</text:p>
      <text:p text:style-name="P7"><text:s text:c="8"/>3 <text:s text:c="3"/>0.000 <text:s text:c="3"/>0.000 <text:s text:c="3"/>0.001 <text:s text:c="3"/>0.000 wave.py:492(open)</text:p>
      <text:p text:style-name="P7"><text:s text:c="8"/>2 <text:s text:c="3"/>0.000 <text:s text:c="3"/>0.000 <text:s text:c="3"/>0.000 <text:s text:c="3"/>0.000 {built-in method __new__ of type object at 0x7fd01492e9a0}</text:p>
      <text:p text:style-name="P7"><text:s text:c="2"/>1973509 <text:s text:c="3"/>0.247 <text:s text:c="3"/>0.000 <text:s text:c="3"/>0.247 <text:s text:c="3"/>0.000 {built-in method _struct.pack}</text:p>
      <text:p text:style-name="P7"><text:s text:c="7"/>12 <text:s text:c="3"/>0.033 <text:s text:c="3"/>0.003 <text:s text:c="3"/>0.033 <text:s text:c="3"/>0.003 {built-in method _struct.unpack_from}</text:p>
      <text:p text:style-name="P7"><text:s text:c="8"/>3 <text:s text:c="3"/>0.000 <text:s text:c="3"/>0.000 <text:s text:c="3"/>0.000 <text:s text:c="3"/>0.000 {built-in method builtins.abs}</text:p>
      <text:p text:style-name="P7"><text:s text:c="8"/>1 <text:s text:c="3"/>0.000 <text:s text:c="3"/>0.000 <text:s text:c="3"/>1.540 <text:s text:c="3"/>1.540 {built-in method builtins.exec}</text:p>
      <text:p text:style-name="P7"><text:s text:c="8"/>4 <text:s text:c="3"/>0.000 <text:s text:c="3"/>0.000 <text:s text:c="3"/>0.000 <text:s text:c="3"/>0.000 {built-in method builtins.isinstance}</text:p>
      <text:p text:style-name="P7"><text:s text:c="8"/>2 <text:s text:c="3"/>0.000 <text:s text:c="3"/>0.000 <text:s text:c="3"/>0.000 <text:s text:c="3"/>0.000 {built-in method builtins.issubclass}</text:p>
      <text:p text:style-name="P7"><text:s text:c="7"/>51 <text:s text:c="3"/>0.000 <text:s text:c="3"/>0.000 <text:s text:c="3"/>0.000 <text:s text:c="3"/>0.000 {built-in method builtins.len}</text:p>
      <text:p text:style-name="P7"><text:s text:c="8"/>1 <text:s text:c="3"/>0.000 <text:s text:c="3"/>0.000 <text:s text:c="3"/>0.000 <text:s text:c="3"/>0.000 {built-in method builtins.round}</text:p>
      <text:p text:style-name="P7"><text:s text:c="8"/>3 <text:s text:c="3"/>0.001 <text:s text:c="3"/>0.000 <text:s text:c="3"/>0.001 <text:s text:c="3"/>0.000 {built-in method io.open}</text:p>
      <text:p text:style-name="P7"><text:s text:c="7"/>15 <text:s text:c="3"/>0.114 <text:s text:c="3"/>0.008 <text:s text:c="3"/>0.114 <text:s text:c="3"/>0.008 {built-in method numpy.core.multiarray.array}</text:p>
      <text:p text:style-name="P7"><text:s text:c="8"/>3 <text:s text:c="3"/>0.000 <text:s text:c="3"/>0.000 <text:s text:c="3"/>0.000 <text:s text:c="3"/>0.000 {built-in method numpy.core.multiarray.zeros}</text:p>
      <text:p text:style-name="P7"><text:s text:c="8"/>1 <text:s text:c="3"/>0.061 <text:s text:c="3"/>0.061 <text:s text:c="3"/>0.061 <text:s text:c="3"/>0.061 {built-in method numpy.fft.fftpack_lite.rfftb}</text:p>
      <text:p text:style-name="P7"><text:s text:c="8"/>2 <text:s text:c="3"/>0.105 <text:s text:c="3"/>0.052 <text:s text:c="3"/>0.105 <text:s text:c="3"/>0.052 {built-in method numpy.fft.fftpack_lite.rfftf}</text:p>
      <text:p text:style-name="P7"><text:s text:c="8"/>1 <text:s text:c="3"/>0.030 <text:s text:c="3"/>0.030 <text:s text:c="3"/>0.030 <text:s text:c="3"/>0.030 {built-in method numpy.fft.fftpack_lite.rffti}</text:p>
      <text:p text:style-name="P7"><text:s text:c="8"/>3 <text:s text:c="3"/>0.000 <text:s text:c="3"/>0.000 <text:s text:c="3"/>0.000 <text:s text:c="3"/>0.000 {method 'append' of 'list' objects}</text:p>
      <text:p text:style-name="P7"><text:s text:c="7"/>71 <text:s text:c="3"/>0.000 <text:s text:c="3"/>0.000 <text:s text:c="3"/>0.000 <text:s text:c="3"/>0.000 {method 'bit_length' of 'int' objects}</text:p>
      <text:p text:style-name="P7"><text:s text:c="8"/>2 <text:s text:c="3"/>0.000 <text:s text:c="3"/>0.000 <text:s text:c="3"/>0.000 <text:s text:c="3"/>0.000 {method 'close' of '_io.BufferedReader' objects}</text:p>
      <text:p text:style-name="P7"><text:s text:c="8"/>1 <text:s text:c="3"/>0.004 <text:s text:c="3"/>0.004 <text:s text:c="3"/>0.004 <text:s text:c="3"/>0.004 {method 'close' of '_io.BufferedWriter' objects}</text:p>
      <text:p text:style-name="P7"><text:s text:c="8"/>1 <text:s text:c="3"/>0.002 <text:s text:c="3"/>0.002 <text:s text:c="3"/>0.002 <text:s text:c="3"/>0.002 {method 'copy' of 'numpy.ndarray' objects}</text:p>
      <text:p text:style-name="P7"><text:s text:c="8"/>1 <text:s text:c="3"/>0.000 <text:s text:c="3"/>0.000 <text:s text:c="3"/>0.000 <text:s text:c="3"/>0.000 {method 'disable' of '_lsprof.Profiler' objects}</text:p>
      <text:p text:style-name="P7"><text:s text:c="2"/>1973505 <text:s text:c="3"/>0.137 <text:s text:c="3"/>0.000 <text:s text:c="3"/>0.137 <text:s text:c="3"/>0.000 {method 'extend' of 'bytearray' objects}</text:p>
      <text:p text:style-name="P7"><text:s text:c="8"/>1 <text:s text:c="3"/>0.000 <text:s text:c="3"/>0.000 <text:s text:c="3"/>0.000 <text:s text:c="3"/>0.000 {method 'flush' of '_io.BufferedWriter' objects}</text:p>
      <text:p text:style-name="P7"><text:s text:c="8"/>5 <text:s text:c="3"/>0.000 <text:s text:c="3"/>0.000 <text:s text:c="3"/>0.000 <text:s text:c="3"/>0.000 {method 'pop' of 'collections.OrderedDict' objects}</text:p>
      <text:p text:style-name="P7"><text:s text:c="8"/>2 <text:s text:c="3"/>0.000 <text:s text:c="3"/>0.000 <text:s text:c="3"/>0.000 <text:s text:c="3"/>0.000 {method 'pop' of 'list' objects}</text:p>
      <text:p text:style-name="P7"><text:s text:c="7"/>20 <text:s text:c="3"/>0.001 <text:s text:c="3"/>0.000 <text:s text:c="3"/>0.001 <text:s text:c="3"/>0.000 {method 'read' of '_io.BufferedReader' objects}</text:p>
      <text:p text:style-name="P7"><text:s text:c="8"/>3 <text:s text:c="3"/>0.003 <text:s text:c="3"/>0.001 <text:s text:c="3"/>0.003 <text:s text:c="3"/>0.001 {method 'reduce' of 'numpy.ufunc' objects}</text:p>
      <text:p text:style-name="P7"><text:s text:c="8"/>2 <text:s text:c="3"/>0.000 <text:s text:c="3"/>0.000 <text:s text:c="3"/>0.000 <text:s text:c="3"/>0.000 {method 'seek' of '_io.BufferedReader' objects}</text:p>
      <text:p text:style-name="P7"><text:s text:c="8"/>3 <text:s text:c="3"/>0.000 <text:s text:c="3"/>0.000 <text:s text:c="3"/>0.000 <text:s text:c="3"/>0.000 {method 'seek' of '_io.BufferedWriter' objects}</text:p>
      <text:p text:style-name="P7"><text:s text:c="8"/>2 <text:s text:c="3"/>0.000 <text:s text:c="3"/>0.000 <text:s text:c="3"/>0.000 <text:s text:c="3"/>0.000 {method 'tell' of '_io.BufferedReader' objects}</text:p>
      <text:p text:style-name="P7"><text:s text:c="8"/>3 <text:s text:c="3"/>0.000 <text:s text:c="3"/>0.000 <text:s text:c="3"/>0.000 <text:s text:c="3"/>0.000 {method 'tell' of '_io.BufferedWriter' objects}</text:p>
      <text:p text:style-name="P7"><text:s text:c="8"/>6 <text:s text:c="3"/>0.002 <text:s text:c="3"/>0.000 <text:s text:c="3"/>0.002 <text:s text:c="3"/>0.000 {method 'write' of '_io.BufferedWriter' objects}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5">6</text:span><text:span text:style-name="T2">. </text:span><text:span text:style-name="T3">Profiler result after “</text:span><text:span text:style-name="T4">initialize at compile time”</text:span><text:span text:style-name="T2">:</text:span></text:p>
      <text:p text:style-name="P7"><text:s text:c="3"/>3947385 function calls (3947379 primitive calls) in 1.538 seconds</text:p>
      <text:p text:style-name="P7"/>
      <text:p text:style-name="P7"><text:s text:c="3"/>Ordered by: standard name</text:p>
      <text:p text:style-name="P7"/>
      <text:p text:style-name="P7"><text:s text:c="3"/>ncalls <text:s/>tottime <text:s/>percall <text:s/>cumtime <text:s/>percall filename:lineno(function)</text:p>
      <text:p text:style-name="P7"><text:s text:c="8"/>1 <text:s text:c="3"/>0.022 <text:s text:c="3"/>0.022 <text:s text:c="3"/>1.538 <text:s text:c="3"/>1.538 &lt;string&gt;:1(&lt;module&gt;)</text:p>
      <text:p text:style-name="P7"><text:s text:c="8"/>2 <text:s text:c="3"/>0.000 <text:s text:c="3"/>0.000 <text:s text:c="3"/>0.000 <text:s text:c="3"/>0.000 &lt;string&gt;:12(__new__)</text:p>
      <text:p text:style-name="P7"><text:s text:c="8"/>1 <text:s text:c="3"/>0.000 <text:s text:c="3"/>0.000 <text:s text:c="3"/>0.001 <text:s text:c="3"/>0.001 _methods.py:25(_amax)</text:p>
      <text:p text:style-name="P7"><text:s text:c="8"/>2 <text:s text:c="3"/>0.000 <text:s text:c="3"/>0.000 <text:s text:c="3"/>0.002 <text:s text:c="3"/>0.001 _methods.py:28(_amin)</text:p>
      <text:p text:style-name="P7"><text:s text:c="8"/>4 <text:s text:c="3"/>0.000 <text:s text:c="3"/>0.000 <text:s text:c="3"/>0.000 <text:s text:c="3"/>0.000 chunk.py:117(tell)</text:p>
      <text:p text:style-name="P7"><text:s text:c="4"/>22/16 <text:s text:c="3"/>0.000 <text:s text:c="3"/>0.000 <text:s text:c="3"/>0.002 <text:s text:c="3"/>0.000 chunk.py:122(read)</text:p>
      <text:p text:style-name="P7"><text:s text:c="8"/>2 <text:s text:c="3"/>0.000 <text:s text:c="3"/>0.000 <text:s text:c="3"/>0.000 <text:s text:c="3"/>0.000 chunk.py:145(skip)</text:p>
      <text:p text:style-name="P7"><text:s text:c="8"/>6 <text:s text:c="3"/>0.000 <text:s text:c="3"/>0.000 <text:s text:c="3"/>0.000 <text:s text:c="3"/>0.000 chunk.py:52(__init__)</text:p>
      <text:p text:style-name="P7"><text:s text:c="8"/>6 <text:s text:c="3"/>0.000 <text:s text:c="3"/>0.000 <text:s text:c="3"/>0.000 <text:s text:c="3"/>0.000 chunk.py:78(getname)</text:p>
      <text:p text:style-name="P7"><text:s text:c="8"/>2 <text:s text:c="3"/>0.000 <text:s text:c="3"/>0.000 <text:s text:c="3"/>0.000 <text:s text:c="3"/>0.000 chunk.py:98(seek)</text:p>
      <text:p text:style-name="P7"><text:s text:c="8"/>2 <text:s text:c="3"/>0.000 <text:s text:c="3"/>0.000 <text:s text:c="3"/>0.131 <text:s text:c="3"/>0.066 fftpack.py:1013(rfftn)</text:p>
      <text:p text:style-name="P7"><text:s text:c="8"/>1 <text:s text:c="3"/>0.000 <text:s text:c="3"/>0.000 <text:s text:c="3"/>0.074 <text:s text:c="3"/>0.074 fftpack.py:1142(irfftn)</text:p>
      <text:p text:style-name="P7"><text:s text:c="8"/>2 <text:s text:c="3"/>0.000 <text:s text:c="3"/>0.000 <text:s text:c="3"/>0.128 <text:s text:c="3"/>0.064 fftpack.py:291(rfft)</text:p>
      <text:p text:style-name="P7"><text:s text:c="8"/>1 <text:s text:c="3"/>0.004 <text:s text:c="3"/>0.004 <text:s text:c="3"/>0.071 <text:s text:c="3"/>0.071 fftpack.py:380(irfft)</text:p>
      <text:p text:style-name="P7"><text:s text:c="8"/>3 <text:s text:c="3"/>0.006 <text:s text:c="3"/>0.002 <text:s text:c="3"/>0.188 <text:s text:c="3"/>0.063 fftpack.py:47(_raw_fft)</text:p>
      <text:p text:style-name="P7"><text:s text:c="8"/>3 <text:s text:c="3"/>0.000 <text:s text:c="3"/>0.000 <text:s text:c="3"/>0.000 <text:s text:c="3"/>0.000 fftpack.py:613(_cook_nd_args)</text:p>
      <text:p text:style-name="P7"><text:s text:c="8"/>3 <text:s text:c="3"/>0.000 <text:s text:c="3"/>0.000 <text:s text:c="3"/>0.000 <text:s text:c="3"/>0.000 fftpack.py:95(_unitary)</text:p>
      <text:p text:style-name="P7"><text:s text:c="8"/>1 <text:s text:c="3"/>0.000 <text:s text:c="3"/>0.000 <text:s text:c="3"/>0.001 <text:s text:c="3"/>0.001 fromnumeric.py:2174(amax)</text:p>
      <text:p text:style-name="P7"><text:s text:c="8"/>2 <text:s text:c="3"/>0.000 <text:s text:c="3"/>0.000 <text:s text:c="3"/>0.002 <text:s text:c="3"/>0.001 fromnumeric.py:2275(amin)</text:p>
      <text:p text:style-name="P7"><text:s text:c="8"/>3 <text:s text:c="3"/>0.000 <text:s text:c="3"/>0.000 <text:s text:c="3"/>0.000 <text:s text:c="3"/>0.000 helper.py:257(put_twiddle_factors)</text:p>
      <text:p text:style-name="P7"><text:s text:c="8"/>3 <text:s text:c="3"/>0.000 <text:s text:c="3"/>0.000 <text:s text:c="3"/>0.000 <text:s text:c="3"/>0.000 helper.py:283(pop_twiddle_factors)</text:p>
      <text:p text:style-name="P7"><text:s text:c="8"/>3 <text:s text:c="3"/>0.000 <text:s text:c="3"/>0.000 <text:s text:c="3"/>0.000 <text:s text:c="3"/>0.000 helper.py:311(_prune_cache)</text:p>
      <text:p text:style-name="P7"><text:s text:c="8"/>1 <text:s text:c="3"/>0.000 <text:s text:c="3"/>0.000 <text:s text:c="3"/>0.000 <text:s text:c="3"/>0.000 helper.py:53(next_fast_len)</text:p>
      <text:p text:style-name="P7"><text:s text:c="8"/>3 <text:s text:c="3"/>0.000 <text:s text:c="3"/>0.000 <text:s text:c="3"/>0.000 <text:s text:c="3"/>0.000 numeric.py:463(asarray)</text:p>
      <text:p text:style-name="P7"><text:s text:c="8"/>1 <text:s text:c="3"/>0.000 <text:s text:c="3"/>0.000 <text:s text:c="3"/>0.000 <text:s text:c="3"/>0.000 numerictypes.py:660(issubclass_)</text:p>
      <text:p text:style-name="P7"><text:s text:c="8"/>1 <text:s text:c="3"/>0.000 <text:s text:c="3"/>0.000 <text:s text:c="3"/>0.000 <text:s text:c="3"/>0.000 numerictypes.py:728(issubdtype)</text:p>
      <text:p text:style-name="P7"><text:s text:c="8"/>2 <text:s text:c="3"/>0.000 <text:s text:c="3"/>0.000 <text:s text:c="3"/>0.035 <text:s text:c="3"/>0.017 version5.py:21(LoadWaveFile)</text:p>
      <text:p text:style-name="P7"><text:s text:c="8"/>1 <text:s text:c="3"/>0.745 <text:s text:c="3"/>0.745 <text:s text:c="3"/>1.141 <text:s text:c="3"/>1.141 version5.py:41(SaveWaveFile)</text:p>
      <text:p text:style-name="P7"><text:s text:c="8"/>1 <text:s text:c="3"/>0.005 <text:s text:c="3"/>0.005 <text:s text:c="3"/>0.215 <text:s text:c="3"/>0.215 version5.py:51(FFTConvolve)</text:p>
      <text:p text:style-name="P7"><text:s text:c="8"/>1 <text:s text:c="3"/>0.000 <text:s text:c="3"/>0.000 <text:s text:c="3"/>0.000 <text:s text:c="3"/>0.000 version5.py:64(&lt;listcomp&gt;)</text:p>
      <text:p text:style-name="P7"><text:s text:c="8"/>2 <text:s text:c="3"/>0.000 <text:s text:c="3"/>0.000 <text:s text:c="3"/>0.000 <text:s text:c="3"/>0.000 version5.py:65(&lt;genexpr&gt;)</text:p>
      <text:p text:style-name="P7"><text:s text:c="8"/>1 <text:s text:c="3"/>0.024 <text:s text:c="3"/>0.024 <text:s text:c="3"/>0.027 <text:s text:c="3"/>0.027 version5.py:76(Normalize)</text:p>
      <text:p text:style-name="P7"><text:s text:c="8"/>1 <text:s text:c="3"/>0.001 <text:s text:c="3"/>0.001 <text:s text:c="3"/>1.515 <text:s text:c="3"/>1.515 version5.py:87(Main)</text:p>
      <text:p text:style-name="P7"><text:s text:c="8"/>2 <text:s text:c="3"/>0.000 <text:s text:c="3"/>0.000 <text:s text:c="3"/>0.000 <text:s text:c="3"/>0.000 wave.py:125(initfp)</text:p>
      <text:p text:style-name="P7"><text:s text:c="8"/>2 <text:s text:c="3"/>0.000 <text:s text:c="3"/>0.000 <text:s text:c="3"/>0.000 <text:s text:c="3"/>0.000 wave.py:156(__init__)</text:p>
      <text:p text:style-name="P7"><text:s text:c="8"/>2 <text:s text:c="3"/>0.000 <text:s text:c="3"/>0.000 <text:s text:c="3"/>0.000 <text:s text:c="3"/>0.000 wave.py:169(__del__)</text:p>
      <text:p text:style-name="P7"><text:s text:c="8"/>4 <text:s text:c="3"/>0.000 <text:s text:c="3"/>0.000 <text:s text:c="3"/>0.000 <text:s text:c="3"/>0.000 wave.py:188(close)</text:p>
      <text:p text:style-name="P7"><text:s text:c="8"/>4 <text:s text:c="3"/>0.000 <text:s text:c="3"/>0.000 <text:s text:c="3"/>0.000 <text:s text:c="3"/>0.000 wave.py:198(getnchannels)</text:p>
      <text:p text:style-name="P7"><text:s text:c="8"/>4 <text:s text:c="3"/>0.000 <text:s text:c="3"/>0.000 <text:s text:c="3"/>0.000 <text:s text:c="3"/>0.000 wave.py:201(getnframes)</text:p>
      <text:p text:style-name="P7"><text:s text:c="8"/>4 <text:s text:c="3"/>0.000 <text:s text:c="3"/>0.000 <text:s text:c="3"/>0.000 <text:s text:c="3"/>0.000 wave.py:204(getsampwidth)</text:p>
      <text:p text:style-name="P7"><text:s text:c="8"/>2 <text:s text:c="3"/>0.000 <text:s text:c="3"/>0.000 <text:s text:c="3"/>0.000 <text:s text:c="3"/>0.000 wave.py:207(getframerate)</text:p>
      <text:p text:style-name="P7"><text:s text:c="8"/>2 <text:s text:c="3"/>0.000 <text:s text:c="3"/>0.000 <text:s text:c="3"/>0.000 <text:s text:c="3"/>0.000 wave.py:210(getcomptype)</text:p>
      <text:p text:style-name="P7"><text:s text:c="8"/>2 <text:s text:c="3"/>0.000 <text:s text:c="3"/>0.000 <text:s text:c="3"/>0.000 <text:s text:c="3"/>0.000 wave.py:213(getcompname)</text:p>
      <text:p text:style-name="P7"><text:s text:c="8"/>2 <text:s text:c="3"/>0.000 <text:s text:c="3"/>0.000 <text:s text:c="3"/>0.000 <text:s text:c="3"/>0.000 wave.py:216(getparams)</text:p>
      <text:p text:style-name="P7"><text:s text:c="8"/>2 <text:s text:c="3"/>0.000 <text:s text:c="3"/>0.000 <text:s text:c="3"/>0.002 <text:s text:c="3"/>0.001 wave.py:233(readframes)</text:p>
      <text:p text:style-name="P7"><text:s text:c="8"/>2 <text:s text:c="3"/>0.000 <text:s text:c="3"/>0.000 <text:s text:c="3"/>0.000 <text:s text:c="3"/>0.000 wave.py:254(_read_fmt_chunk)</text:p>
      <text:p text:style-name="P7"><text:s text:c="8"/>1 <text:s text:c="3"/>0.000 <text:s text:c="3"/>0.000 <text:s text:c="3"/>0.001 <text:s text:c="3"/>0.001 wave.py:291(__init__)</text:p>
      <text:p text:style-name="P7"><text:s text:c="8"/>1 <text:s text:c="3"/>0.000 <text:s text:c="3"/>0.000 <text:s text:c="3"/>0.000 <text:s text:c="3"/>0.000 wave.py:303(initfp)</text:p>
      <text:p text:style-name="P7"><text:s text:c="8"/>1 <text:s text:c="3"/>0.000 <text:s text:c="3"/>0.000 <text:s text:c="3"/>0.000 <text:s text:c="3"/>0.000 wave.py:315(__del__)</text:p>
      <text:p text:style-name="P7"><text:s text:c="8"/>1 <text:s text:c="3"/>0.000 <text:s text:c="3"/>0.000 <text:s text:c="3"/>0.000 <text:s text:c="3"/>0.000 wave.py:327(setnchannels)</text:p>
      <text:p text:style-name="P7"><text:s text:c="8"/>1 <text:s text:c="3"/>0.000 <text:s text:c="3"/>0.000 <text:s text:c="3"/>0.000 <text:s text:c="3"/>0.000 wave.py:339(setsampwidth)</text:p>
      <text:p text:style-name="P7"><text:s text:c="8"/>1 <text:s text:c="3"/>0.000 <text:s text:c="3"/>0.000 <text:s text:c="3"/>0.000 <text:s text:c="3"/>0.000 wave.py:351(setframerate)</text:p>
      <text:p text:style-name="P7"><text:soft-page-break/><text:s text:c="8"/>1 <text:s text:c="3"/>0.000 <text:s text:c="3"/>0.000 <text:s text:c="3"/>0.000 <text:s text:c="3"/>0.000 wave.py:363(setnframes)</text:p>
      <text:p text:style-name="P7"><text:s text:c="8"/>1 <text:s text:c="3"/>0.000 <text:s text:c="3"/>0.000 <text:s text:c="3"/>0.000 <text:s text:c="3"/>0.000 wave.py:371(setcomptype)</text:p>
      <text:p text:style-name="P7"><text:s text:c="8"/>1 <text:s text:c="3"/>0.000 <text:s text:c="3"/>0.000 <text:s text:c="3"/>0.000 <text:s text:c="3"/>0.000 wave.py:385(setparams)</text:p>
      <text:p text:style-name="P7"><text:s text:c="8"/>1 <text:s text:c="3"/>0.000 <text:s text:c="3"/>0.000 <text:s text:c="3"/>0.002 <text:s text:c="3"/>0.002 wave.py:413(writeframesraw)</text:p>
      <text:p text:style-name="P7"><text:s text:c="8"/>1 <text:s text:c="3"/>0.000 <text:s text:c="3"/>0.000 <text:s text:c="3"/>0.002 <text:s text:c="3"/>0.002 wave.py:426(writeframes)</text:p>
      <text:p text:style-name="P7"><text:s text:c="8"/>2 <text:s text:c="3"/>0.000 <text:s text:c="3"/>0.000 <text:s text:c="3"/>0.003 <text:s text:c="3"/>0.002 wave.py:431(close)</text:p>
      <text:p text:style-name="P7"><text:s text:c="8"/>2 <text:s text:c="3"/>0.000 <text:s text:c="3"/>0.000 <text:s text:c="3"/>0.000 <text:s text:c="3"/>0.000 wave.py:449(_ensure_header_written)</text:p>
      <text:p text:style-name="P7"><text:s text:c="8"/>1 <text:s text:c="3"/>0.000 <text:s text:c="3"/>0.000 <text:s text:c="3"/>0.000 <text:s text:c="3"/>0.000 wave.py:459(_write_header)</text:p>
      <text:p text:style-name="P7"><text:s text:c="8"/>1 <text:s text:c="3"/>0.000 <text:s text:c="3"/>0.000 <text:s text:c="3"/>0.000 <text:s text:c="3"/>0.000 wave.py:480(_patchheader)</text:p>
      <text:p text:style-name="P7"><text:s text:c="8"/>3 <text:s text:c="3"/>0.000 <text:s text:c="3"/>0.000 <text:s text:c="3"/>0.001 <text:s text:c="3"/>0.000 wave.py:492(open)</text:p>
      <text:p text:style-name="P7"><text:s text:c="8"/>2 <text:s text:c="3"/>0.000 <text:s text:c="3"/>0.000 <text:s text:c="3"/>0.000 <text:s text:c="3"/>0.000 {built-in method __new__ of type object at 0x7f86656f19a0}</text:p>
      <text:p text:style-name="P7"><text:s text:c="2"/>1973509 <text:s text:c="3"/>0.251 <text:s text:c="3"/>0.000 <text:s text:c="3"/>0.251 <text:s text:c="3"/>0.000 {built-in method _struct.pack}</text:p>
      <text:p text:style-name="P7"><text:s text:c="7"/>12 <text:s text:c="3"/>0.033 <text:s text:c="3"/>0.003 <text:s text:c="3"/>0.033 <text:s text:c="3"/>0.003 {built-in method _struct.unpack_from}</text:p>
      <text:p text:style-name="P7"><text:s text:c="8"/>3 <text:s text:c="3"/>0.000 <text:s text:c="3"/>0.000 <text:s text:c="3"/>0.000 <text:s text:c="3"/>0.000 {built-in method builtins.abs}</text:p>
      <text:p text:style-name="P7"><text:s text:c="8"/>1 <text:s text:c="3"/>0.000 <text:s text:c="3"/>0.000 <text:s text:c="3"/>1.538 <text:s text:c="3"/>1.538 {built-in method builtins.exec}</text:p>
      <text:p text:style-name="P7"><text:s text:c="8"/>4 <text:s text:c="3"/>0.000 <text:s text:c="3"/>0.000 <text:s text:c="3"/>0.000 <text:s text:c="3"/>0.000 {built-in method builtins.isinstance}</text:p>
      <text:p text:style-name="P7"><text:s text:c="8"/>2 <text:s text:c="3"/>0.000 <text:s text:c="3"/>0.000 <text:s text:c="3"/>0.000 <text:s text:c="3"/>0.000 {built-in method builtins.issubclass}</text:p>
      <text:p text:style-name="P7"><text:s text:c="7"/>51 <text:s text:c="3"/>0.000 <text:s text:c="3"/>0.000 <text:s text:c="3"/>0.000 <text:s text:c="3"/>0.000 {built-in method builtins.len}</text:p>
      <text:p text:style-name="P7"><text:s text:c="8"/>1 <text:s text:c="3"/>0.000 <text:s text:c="3"/>0.000 <text:s text:c="3"/>0.000 <text:s text:c="3"/>0.000 {built-in method builtins.round}</text:p>
      <text:p text:style-name="P7"><text:s text:c="8"/>3 <text:s text:c="3"/>0.001 <text:s text:c="3"/>0.000 <text:s text:c="3"/>0.001 <text:s text:c="3"/>0.000 {built-in method io.open}</text:p>
      <text:p text:style-name="P7"><text:s text:c="7"/>15 <text:s text:c="3"/>0.113 <text:s text:c="3"/>0.008 <text:s text:c="3"/>0.113 <text:s text:c="3"/>0.008 {built-in method numpy.core.multiarray.array}</text:p>
      <text:p text:style-name="P7"><text:s text:c="8"/>3 <text:s text:c="3"/>0.000 <text:s text:c="3"/>0.000 <text:s text:c="3"/>0.000 <text:s text:c="3"/>0.000 {built-in method numpy.core.multiarray.zeros}</text:p>
      <text:p text:style-name="P7"><text:s text:c="8"/>1 <text:s text:c="3"/>0.061 <text:s text:c="3"/>0.061 <text:s text:c="3"/>0.061 <text:s text:c="3"/>0.061 {built-in method numpy.fft.fftpack_lite.rfftb}</text:p>
      <text:p text:style-name="P7"><text:s text:c="8"/>2 <text:s text:c="3"/>0.094 <text:s text:c="3"/>0.047 <text:s text:c="3"/>0.094 <text:s text:c="3"/>0.047 {built-in method numpy.fft.fftpack_lite.rfftf}</text:p>
      <text:p text:style-name="P7"><text:s text:c="8"/>1 <text:s text:c="3"/>0.027 <text:s text:c="3"/>0.027 <text:s text:c="3"/>0.027 <text:s text:c="3"/>0.027 {built-in method numpy.fft.fftpack_lite.rffti}</text:p>
      <text:p text:style-name="P7"><text:s text:c="8"/>3 <text:s text:c="3"/>0.000 <text:s text:c="3"/>0.000 <text:s text:c="3"/>0.000 <text:s text:c="3"/>0.000 {method 'append' of 'list' objects}</text:p>
      <text:p text:style-name="P7"><text:s text:c="7"/>71 <text:s text:c="3"/>0.000 <text:s text:c="3"/>0.000 <text:s text:c="3"/>0.000 <text:s text:c="3"/>0.000 {method 'bit_length' of 'int' objects}</text:p>
      <text:p text:style-name="P7"><text:s text:c="8"/>2 <text:s text:c="3"/>0.000 <text:s text:c="3"/>0.000 <text:s text:c="3"/>0.000 <text:s text:c="3"/>0.000 {method 'close' of '_io.BufferedReader' objects}</text:p>
      <text:p text:style-name="P7"><text:s text:c="8"/>1 <text:s text:c="3"/>0.003 <text:s text:c="3"/>0.003 <text:s text:c="3"/>0.003 <text:s text:c="3"/>0.003 {method 'close' of '_io.BufferedWriter' objects}</text:p>
      <text:p text:style-name="P7"><text:s text:c="8"/>1 <text:s text:c="3"/>0.002 <text:s text:c="3"/>0.002 <text:s text:c="3"/>0.002 <text:s text:c="3"/>0.002 {method 'copy' of 'numpy.ndarray' objects}</text:p>
      <text:p text:style-name="P7"><text:s text:c="8"/>1 <text:s text:c="3"/>0.000 <text:s text:c="3"/>0.000 <text:s text:c="3"/>0.000 <text:s text:c="3"/>0.000 {method 'disable' of '_lsprof.Profiler' objects}</text:p>
      <text:p text:style-name="P7"><text:s text:c="2"/>1973505 <text:s text:c="3"/>0.138 <text:s text:c="3"/>0.000 <text:s text:c="3"/>0.138 <text:s text:c="3"/>0.000 {method 'extend' of 'bytearray' objects}</text:p>
      <text:p text:style-name="P7"><text:s text:c="8"/>1 <text:s text:c="3"/>0.000 <text:s text:c="3"/>0.000 <text:s text:c="3"/>0.000 <text:s text:c="3"/>0.000 {method 'flush' of '_io.BufferedWriter' objects}</text:p>
      <text:p text:style-name="P7"><text:s text:c="8"/>5 <text:s text:c="3"/>0.000 <text:s text:c="3"/>0.000 <text:s text:c="3"/>0.000 <text:s text:c="3"/>0.000 {method 'pop' of 'collections.OrderedDict' objects}</text:p>
      <text:p text:style-name="P7"><text:s text:c="8"/>2 <text:s text:c="3"/>0.000 <text:s text:c="3"/>0.000 <text:s text:c="3"/>0.000 <text:s text:c="3"/>0.000 {method 'pop' of 'list' objects}</text:p>
      <text:p text:style-name="P7"><text:s text:c="7"/>20 <text:s text:c="3"/>0.002 <text:s text:c="3"/>0.000 <text:s text:c="3"/>0.002 <text:s text:c="3"/>0.000 {method 'read' of '_io.BufferedReader' objects}</text:p>
      <text:p text:style-name="P7"><text:s text:c="8"/>3 <text:s text:c="3"/>0.004 <text:s text:c="3"/>0.001 <text:s text:c="3"/>0.004 <text:s text:c="3"/>0.001 {method 'reduce' of 'numpy.ufunc' objects}</text:p>
      <text:p text:style-name="P7"><text:s text:c="8"/>2 <text:s text:c="3"/>0.000 <text:s text:c="3"/>0.000 <text:s text:c="3"/>0.000 <text:s text:c="3"/>0.000 {method 'seek' of '_io.BufferedReader' objects}</text:p>
      <text:p text:style-name="P7"><text:s text:c="8"/>3 <text:s text:c="3"/>0.000 <text:s text:c="3"/>0.000 <text:s text:c="3"/>0.000 <text:s text:c="3"/>0.000 {method 'seek' of '_io.BufferedWriter' objects}</text:p>
      <text:p text:style-name="P7"><text:s text:c="8"/>2 <text:s text:c="3"/>0.000 <text:s text:c="3"/>0.000 <text:s text:c="3"/>0.000 <text:s text:c="3"/>0.000 {method 'tell' of '_io.BufferedReader' objects}</text:p>
      <text:p text:style-name="P7"><text:s text:c="8"/>3 <text:s text:c="3"/>0.000 <text:s text:c="3"/>0.000 <text:s text:c="3"/>0.000 <text:s text:c="3"/>0.000 {method 'tell' of '_io.BufferedWriter' objects}</text:p>
      <text:p text:style-name="P7"><text:s text:c="8"/>6 <text:s text:c="3"/>0.002 <text:s text:c="3"/>0.000 <text:s text:c="3"/>0.002 <text:s text:c="3"/>0.000 {method 'write' of '_io.BufferedWriter' objects}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5">7</text:span><text:span text:style-name="T2">. </text:span><text:span text:style-name="T3">Profiler result after “</text:span><text:span text:style-name="T4">exploit algebraic identities</text:span><text:span text:style-name="T3">”</text:span><text:span text:style-name="T2">:</text:span></text:p>
      <text:p text:style-name="P7"><text:s text:c="3"/>3947382 function calls (3947376 primitive calls) in 1.564 seconds</text:p>
      <text:p text:style-name="P7"/>
      <text:p text:style-name="P7"><text:s text:c="3"/>Ordered by: standard name</text:p>
      <text:p text:style-name="P7"/>
      <text:p text:style-name="P7"><text:s text:c="3"/>ncalls <text:s/>tottime <text:s/>percall <text:s/>cumtime <text:s/>percall filename:lineno(function)</text:p>
      <text:p text:style-name="P7"><text:s text:c="8"/>1 <text:s text:c="3"/>0.015 <text:s text:c="3"/>0.015 <text:s text:c="3"/>1.564 <text:s text:c="3"/>1.564 &lt;string&gt;:1(&lt;module&gt;)</text:p>
      <text:p text:style-name="P7"><text:s text:c="8"/>2 <text:s text:c="3"/>0.000 <text:s text:c="3"/>0.000 <text:s text:c="3"/>0.000 <text:s text:c="3"/>0.000 &lt;string&gt;:12(__new__)</text:p>
      <text:p text:style-name="P7"><text:s text:c="8"/>1 <text:s text:c="3"/>0.000 <text:s text:c="3"/>0.000 <text:s text:c="3"/>0.001 <text:s text:c="3"/>0.001 _methods.py:25(_amax)</text:p>
      <text:p text:style-name="P7"><text:s text:c="8"/>1 <text:s text:c="3"/>0.000 <text:s text:c="3"/>0.000 <text:s text:c="3"/>0.001 <text:s text:c="3"/>0.001 _methods.py:28(_amin)</text:p>
      <text:p text:style-name="P7"><text:s text:c="8"/>4 <text:s text:c="3"/>0.000 <text:s text:c="3"/>0.000 <text:s text:c="3"/>0.000 <text:s text:c="3"/>0.000 chunk.py:117(tell)</text:p>
      <text:p text:style-name="P7"><text:s text:c="4"/>22/16 <text:s text:c="3"/>0.000 <text:s text:c="3"/>0.000 <text:s text:c="3"/>0.002 <text:s text:c="3"/>0.000 chunk.py:122(read)</text:p>
      <text:p text:style-name="P7"><text:s text:c="8"/>2 <text:s text:c="3"/>0.000 <text:s text:c="3"/>0.000 <text:s text:c="3"/>0.000 <text:s text:c="3"/>0.000 chunk.py:145(skip)</text:p>
      <text:p text:style-name="P7"><text:s text:c="8"/>6 <text:s text:c="3"/>0.000 <text:s text:c="3"/>0.000 <text:s text:c="3"/>0.000 <text:s text:c="3"/>0.000 chunk.py:52(__init__)</text:p>
      <text:p text:style-name="P7"><text:s text:c="8"/>6 <text:s text:c="3"/>0.000 <text:s text:c="3"/>0.000 <text:s text:c="3"/>0.000 <text:s text:c="3"/>0.000 chunk.py:78(getname)</text:p>
      <text:p text:style-name="P7"><text:s text:c="8"/>2 <text:s text:c="3"/>0.000 <text:s text:c="3"/>0.000 <text:s text:c="3"/>0.000 <text:s text:c="3"/>0.000 chunk.py:98(seek)</text:p>
      <text:p text:style-name="P7"><text:s text:c="8"/>2 <text:s text:c="3"/>0.000 <text:s text:c="3"/>0.000 <text:s text:c="3"/>0.143 <text:s text:c="3"/>0.071 fftpack.py:1013(rfftn)</text:p>
      <text:p text:style-name="P7"><text:s text:c="8"/>1 <text:s text:c="3"/>0.000 <text:s text:c="3"/>0.000 <text:s text:c="3"/>0.074 <text:s text:c="3"/>0.074 fftpack.py:1142(irfftn)</text:p>
      <text:p text:style-name="P7"><text:s text:c="8"/>2 <text:s text:c="3"/>0.000 <text:s text:c="3"/>0.000 <text:s text:c="3"/>0.139 <text:s text:c="3"/>0.070 fftpack.py:291(rfft)</text:p>
      <text:p text:style-name="P7"><text:s text:c="8"/>1 <text:s text:c="3"/>0.003 <text:s text:c="3"/>0.003 <text:s text:c="3"/>0.071 <text:s text:c="3"/>0.071 fftpack.py:380(irfft)</text:p>
      <text:p text:style-name="P7"><text:s text:c="8"/>3 <text:s text:c="3"/>0.007 <text:s text:c="3"/>0.002 <text:s text:c="3"/>0.200 <text:s text:c="3"/>0.067 fftpack.py:47(_raw_fft)</text:p>
      <text:p text:style-name="P7"><text:s text:c="8"/>3 <text:s text:c="3"/>0.000 <text:s text:c="3"/>0.000 <text:s text:c="3"/>0.000 <text:s text:c="3"/>0.000 fftpack.py:613(_cook_nd_args)</text:p>
      <text:p text:style-name="P7"><text:s text:c="8"/>3 <text:s text:c="3"/>0.000 <text:s text:c="3"/>0.000 <text:s text:c="3"/>0.000 <text:s text:c="3"/>0.000 fftpack.py:95(_unitary)</text:p>
      <text:p text:style-name="P7"><text:s text:c="8"/>1 <text:s text:c="3"/>0.000 <text:s text:c="3"/>0.000 <text:s text:c="3"/>0.001 <text:s text:c="3"/>0.001 fromnumeric.py:2174(amax)</text:p>
      <text:p text:style-name="P7"><text:s text:c="8"/>1 <text:s text:c="3"/>0.000 <text:s text:c="3"/>0.000 <text:s text:c="3"/>0.001 <text:s text:c="3"/>0.001 fromnumeric.py:2275(amin)</text:p>
      <text:p text:style-name="P7"><text:s text:c="8"/>3 <text:s text:c="3"/>0.000 <text:s text:c="3"/>0.000 <text:s text:c="3"/>0.000 <text:s text:c="3"/>0.000 helper.py:257(put_twiddle_factors)</text:p>
      <text:p text:style-name="P7"><text:s text:c="8"/>3 <text:s text:c="3"/>0.000 <text:s text:c="3"/>0.000 <text:s text:c="3"/>0.000 <text:s text:c="3"/>0.000 helper.py:283(pop_twiddle_factors)</text:p>
      <text:p text:style-name="P7"><text:s text:c="8"/>3 <text:s text:c="3"/>0.000 <text:s text:c="3"/>0.000 <text:s text:c="3"/>0.000 <text:s text:c="3"/>0.000 helper.py:311(_prune_cache)</text:p>
      <text:p text:style-name="P7"><text:s text:c="8"/>1 <text:s text:c="3"/>0.000 <text:s text:c="3"/>0.000 <text:s text:c="3"/>0.000 <text:s text:c="3"/>0.000 helper.py:53(next_fast_len)</text:p>
      <text:p text:style-name="P7"><text:s text:c="8"/>3 <text:s text:c="3"/>0.000 <text:s text:c="3"/>0.000 <text:s text:c="3"/>0.000 <text:s text:c="3"/>0.000 numeric.py:463(asarray)</text:p>
      <text:p text:style-name="P7"><text:s text:c="8"/>1 <text:s text:c="3"/>0.000 <text:s text:c="3"/>0.000 <text:s text:c="3"/>0.000 <text:s text:c="3"/>0.000 numerictypes.py:660(issubclass_)</text:p>
      <text:p text:style-name="P7"><text:s text:c="8"/>1 <text:s text:c="3"/>0.000 <text:s text:c="3"/>0.000 <text:s text:c="3"/>0.000 <text:s text:c="3"/>0.000 numerictypes.py:728(issubdtype)</text:p>
      <text:p text:style-name="P7"><text:s text:c="8"/>2 <text:s text:c="3"/>0.000 <text:s text:c="3"/>0.000 <text:s text:c="3"/>0.034 <text:s text:c="3"/>0.017 version6.py:21(LoadWaveFile)</text:p>
      <text:p text:style-name="P7"><text:s text:c="8"/>1 <text:s text:c="3"/>0.786 <text:s text:c="3"/>0.786 <text:s text:c="3"/>1.169 <text:s text:c="3"/>1.169 version6.py:41(SaveWaveFile)</text:p>
      <text:p text:style-name="P7"><text:s text:c="8"/>1 <text:s text:c="3"/>0.005 <text:s text:c="3"/>0.005 <text:s text:c="3"/>0.227 <text:s text:c="3"/>0.227 version6.py:51(FFTConvolve)</text:p>
      <text:p text:style-name="P7"><text:s text:c="8"/>1 <text:s text:c="3"/>0.000 <text:s text:c="3"/>0.000 <text:s text:c="3"/>0.000 <text:s text:c="3"/>0.000 version6.py:64(&lt;listcomp&gt;)</text:p>
      <text:p text:style-name="P7"><text:s text:c="8"/>2 <text:s text:c="3"/>0.000 <text:s text:c="3"/>0.000 <text:s text:c="3"/>0.000 <text:s text:c="3"/>0.000 version6.py:65(&lt;genexpr&gt;)</text:p>
      <text:p text:style-name="P7"><text:s text:c="8"/>1 <text:s text:c="3"/>0.020 <text:s text:c="3"/>0.020 <text:s text:c="3"/>0.022 <text:s text:c="3"/>0.022 version6.py:76(Normalize)</text:p>
      <text:p text:style-name="P7"><text:s text:c="8"/>1 <text:s text:c="3"/>0.001 <text:s text:c="3"/>0.001 <text:s text:c="3"/>1.549 <text:s text:c="3"/>1.549 version6.py:85(Main)</text:p>
      <text:p text:style-name="P7"><text:s text:c="8"/>2 <text:s text:c="3"/>0.000 <text:s text:c="3"/>0.000 <text:s text:c="3"/>0.000 <text:s text:c="3"/>0.000 wave.py:125(initfp)</text:p>
      <text:p text:style-name="P7"><text:s text:c="8"/>2 <text:s text:c="3"/>0.000 <text:s text:c="3"/>0.000 <text:s text:c="3"/>0.000 <text:s text:c="3"/>0.000 wave.py:156(__init__)</text:p>
      <text:p text:style-name="P7"><text:s text:c="8"/>2 <text:s text:c="3"/>0.000 <text:s text:c="3"/>0.000 <text:s text:c="3"/>0.000 <text:s text:c="3"/>0.000 wave.py:169(__del__)</text:p>
      <text:p text:style-name="P7"><text:s text:c="8"/>4 <text:s text:c="3"/>0.000 <text:s text:c="3"/>0.000 <text:s text:c="3"/>0.000 <text:s text:c="3"/>0.000 wave.py:188(close)</text:p>
      <text:p text:style-name="P7"><text:s text:c="8"/>4 <text:s text:c="3"/>0.000 <text:s text:c="3"/>0.000 <text:s text:c="3"/>0.000 <text:s text:c="3"/>0.000 wave.py:198(getnchannels)</text:p>
      <text:p text:style-name="P7"><text:s text:c="8"/>4 <text:s text:c="3"/>0.000 <text:s text:c="3"/>0.000 <text:s text:c="3"/>0.000 <text:s text:c="3"/>0.000 wave.py:201(getnframes)</text:p>
      <text:p text:style-name="P7"><text:s text:c="8"/>4 <text:s text:c="3"/>0.000 <text:s text:c="3"/>0.000 <text:s text:c="3"/>0.000 <text:s text:c="3"/>0.000 wave.py:204(getsampwidth)</text:p>
      <text:p text:style-name="P7"><text:s text:c="8"/>2 <text:s text:c="3"/>0.000 <text:s text:c="3"/>0.000 <text:s text:c="3"/>0.000 <text:s text:c="3"/>0.000 wave.py:207(getframerate)</text:p>
      <text:p text:style-name="P7"><text:s text:c="8"/>2 <text:s text:c="3"/>0.000 <text:s text:c="3"/>0.000 <text:s text:c="3"/>0.000 <text:s text:c="3"/>0.000 wave.py:210(getcomptype)</text:p>
      <text:p text:style-name="P7"><text:s text:c="8"/>2 <text:s text:c="3"/>0.000 <text:s text:c="3"/>0.000 <text:s text:c="3"/>0.000 <text:s text:c="3"/>0.000 wave.py:213(getcompname)</text:p>
      <text:p text:style-name="P7"><text:s text:c="8"/>2 <text:s text:c="3"/>0.000 <text:s text:c="3"/>0.000 <text:s text:c="3"/>0.000 <text:s text:c="3"/>0.000 wave.py:216(getparams)</text:p>
      <text:p text:style-name="P7"><text:s text:c="8"/>2 <text:s text:c="3"/>0.000 <text:s text:c="3"/>0.000 <text:s text:c="3"/>0.002 <text:s text:c="3"/>0.001 wave.py:233(readframes)</text:p>
      <text:p text:style-name="P7"><text:s text:c="8"/>2 <text:s text:c="3"/>0.000 <text:s text:c="3"/>0.000 <text:s text:c="3"/>0.000 <text:s text:c="3"/>0.000 wave.py:254(_read_fmt_chunk)</text:p>
      <text:p text:style-name="P7"><text:s text:c="8"/>1 <text:s text:c="3"/>0.000 <text:s text:c="3"/>0.000 <text:s text:c="3"/>0.001 <text:s text:c="3"/>0.001 wave.py:291(__init__)</text:p>
      <text:p text:style-name="P7"><text:s text:c="8"/>1 <text:s text:c="3"/>0.000 <text:s text:c="3"/>0.000 <text:s text:c="3"/>0.000 <text:s text:c="3"/>0.000 wave.py:303(initfp)</text:p>
      <text:p text:style-name="P7"><text:s text:c="8"/>1 <text:s text:c="3"/>0.000 <text:s text:c="3"/>0.000 <text:s text:c="3"/>0.000 <text:s text:c="3"/>0.000 wave.py:315(__del__)</text:p>
      <text:p text:style-name="P7"><text:s text:c="8"/>1 <text:s text:c="3"/>0.000 <text:s text:c="3"/>0.000 <text:s text:c="3"/>0.000 <text:s text:c="3"/>0.000 wave.py:327(setnchannels)</text:p>
      <text:p text:style-name="P7"><text:s text:c="8"/>1 <text:s text:c="3"/>0.000 <text:s text:c="3"/>0.000 <text:s text:c="3"/>0.000 <text:s text:c="3"/>0.000 wave.py:339(setsampwidth)</text:p>
      <text:p text:style-name="P7"><text:s text:c="8"/>1 <text:s text:c="3"/>0.000 <text:s text:c="3"/>0.000 <text:s text:c="3"/>0.000 <text:s text:c="3"/>0.000 wave.py:351(setframerate)</text:p>
      <text:p text:style-name="P7"><text:soft-page-break/><text:s text:c="8"/>1 <text:s text:c="3"/>0.000 <text:s text:c="3"/>0.000 <text:s text:c="3"/>0.000 <text:s text:c="3"/>0.000 wave.py:363(setnframes)</text:p>
      <text:p text:style-name="P7"><text:s text:c="8"/>1 <text:s text:c="3"/>0.000 <text:s text:c="3"/>0.000 <text:s text:c="3"/>0.000 <text:s text:c="3"/>0.000 wave.py:371(setcomptype)</text:p>
      <text:p text:style-name="P7"><text:s text:c="8"/>1 <text:s text:c="3"/>0.000 <text:s text:c="3"/>0.000 <text:s text:c="3"/>0.000 <text:s text:c="3"/>0.000 wave.py:385(setparams)</text:p>
      <text:p text:style-name="P7"><text:s text:c="8"/>1 <text:s text:c="3"/>0.000 <text:s text:c="3"/>0.000 <text:s text:c="3"/>0.002 <text:s text:c="3"/>0.002 wave.py:413(writeframesraw)</text:p>
      <text:p text:style-name="P7"><text:s text:c="8"/>1 <text:s text:c="3"/>0.000 <text:s text:c="3"/>0.000 <text:s text:c="3"/>0.002 <text:s text:c="3"/>0.002 wave.py:426(writeframes)</text:p>
      <text:p text:style-name="P7"><text:s text:c="8"/>2 <text:s text:c="3"/>0.000 <text:s text:c="3"/>0.000 <text:s text:c="3"/>0.003 <text:s text:c="3"/>0.002 wave.py:431(close)</text:p>
      <text:p text:style-name="P7"><text:s text:c="8"/>2 <text:s text:c="3"/>0.000 <text:s text:c="3"/>0.000 <text:s text:c="3"/>0.000 <text:s text:c="3"/>0.000 wave.py:449(_ensure_header_written)</text:p>
      <text:p text:style-name="P7"><text:s text:c="8"/>1 <text:s text:c="3"/>0.000 <text:s text:c="3"/>0.000 <text:s text:c="3"/>0.000 <text:s text:c="3"/>0.000 wave.py:459(_write_header)</text:p>
      <text:p text:style-name="P7"><text:s text:c="8"/>1 <text:s text:c="3"/>0.000 <text:s text:c="3"/>0.000 <text:s text:c="3"/>0.000 <text:s text:c="3"/>0.000 wave.py:480(_patchheader)</text:p>
      <text:p text:style-name="P7"><text:s text:c="8"/>3 <text:s text:c="3"/>0.000 <text:s text:c="3"/>0.000 <text:s text:c="3"/>0.001 <text:s text:c="3"/>0.000 wave.py:492(open)</text:p>
      <text:p text:style-name="P7"><text:s text:c="8"/>2 <text:s text:c="3"/>0.000 <text:s text:c="3"/>0.000 <text:s text:c="3"/>0.000 <text:s text:c="3"/>0.000 {built-in method __new__ of type object at 0x7fe951b179a0}</text:p>
      <text:p text:style-name="P7"><text:s text:c="2"/>1973509 <text:s text:c="3"/>0.241 <text:s text:c="3"/>0.000 <text:s text:c="3"/>0.241 <text:s text:c="3"/>0.000 {built-in method _struct.pack}</text:p>
      <text:p text:style-name="P7"><text:s text:c="7"/>12 <text:s text:c="3"/>0.032 <text:s text:c="3"/>0.003 <text:s text:c="3"/>0.032 <text:s text:c="3"/>0.003 {built-in method _struct.unpack_from}</text:p>
      <text:p text:style-name="P7"><text:s text:c="8"/>2 <text:s text:c="3"/>0.000 <text:s text:c="3"/>0.000 <text:s text:c="3"/>0.000 <text:s text:c="3"/>0.000 {built-in method builtins.abs}</text:p>
      <text:p text:style-name="P7"><text:s text:c="8"/>1 <text:s text:c="3"/>0.000 <text:s text:c="3"/>0.000 <text:s text:c="3"/>1.564 <text:s text:c="3"/>1.564 {built-in method builtins.exec}</text:p>
      <text:p text:style-name="P7"><text:s text:c="8"/>4 <text:s text:c="3"/>0.000 <text:s text:c="3"/>0.000 <text:s text:c="3"/>0.000 <text:s text:c="3"/>0.000 {built-in method builtins.isinstance}</text:p>
      <text:p text:style-name="P7"><text:s text:c="8"/>2 <text:s text:c="3"/>0.000 <text:s text:c="3"/>0.000 <text:s text:c="3"/>0.000 <text:s text:c="3"/>0.000 {built-in method builtins.issubclass}</text:p>
      <text:p text:style-name="P7"><text:s text:c="7"/>51 <text:s text:c="3"/>0.000 <text:s text:c="3"/>0.000 <text:s text:c="3"/>0.000 <text:s text:c="3"/>0.000 {built-in method builtins.len}</text:p>
      <text:p text:style-name="P7"><text:s text:c="8"/>1 <text:s text:c="3"/>0.000 <text:s text:c="3"/>0.000 <text:s text:c="3"/>0.000 <text:s text:c="3"/>0.000 {built-in method builtins.max}</text:p>
      <text:p text:style-name="P7"><text:s text:c="8"/>1 <text:s text:c="3"/>0.000 <text:s text:c="3"/>0.000 <text:s text:c="3"/>0.000 <text:s text:c="3"/>0.000 {built-in method builtins.round}</text:p>
      <text:p text:style-name="P7"><text:s text:c="8"/>3 <text:s text:c="3"/>0.001 <text:s text:c="3"/>0.000 <text:s text:c="3"/>0.001 <text:s text:c="3"/>0.000 {built-in method io.open}</text:p>
      <text:p text:style-name="P7"><text:s text:c="7"/>15 <text:s text:c="3"/>0.113 <text:s text:c="3"/>0.008 <text:s text:c="3"/>0.113 <text:s text:c="3"/>0.008 {built-in method numpy.core.multiarray.array}</text:p>
      <text:p text:style-name="P7"><text:s text:c="8"/>3 <text:s text:c="3"/>0.000 <text:s text:c="3"/>0.000 <text:s text:c="3"/>0.000 <text:s text:c="3"/>0.000 {built-in method numpy.core.multiarray.zeros}</text:p>
      <text:p text:style-name="P7"><text:s text:c="8"/>1 <text:s text:c="3"/>0.061 <text:s text:c="3"/>0.061 <text:s text:c="3"/>0.061 <text:s text:c="3"/>0.061 {built-in method numpy.fft.fftpack_lite.rfftb}</text:p>
      <text:p text:style-name="P7"><text:s text:c="8"/>2 <text:s text:c="3"/>0.103 <text:s text:c="3"/>0.052 <text:s text:c="3"/>0.103 <text:s text:c="3"/>0.052 {built-in method numpy.fft.fftpack_lite.rfftf}</text:p>
      <text:p text:style-name="P7"><text:s text:c="8"/>1 <text:s text:c="3"/>0.029 <text:s text:c="3"/>0.029 <text:s text:c="3"/>0.029 <text:s text:c="3"/>0.029 {built-in method numpy.fft.fftpack_lite.rffti}</text:p>
      <text:p text:style-name="P7"><text:s text:c="8"/>3 <text:s text:c="3"/>0.000 <text:s text:c="3"/>0.000 <text:s text:c="3"/>0.000 <text:s text:c="3"/>0.000 {method 'append' of 'list' objects}</text:p>
      <text:p text:style-name="P7"><text:s text:c="7"/>71 <text:s text:c="3"/>0.000 <text:s text:c="3"/>0.000 <text:s text:c="3"/>0.000 <text:s text:c="3"/>0.000 {method 'bit_length' of 'int' objects}</text:p>
      <text:p text:style-name="P7"><text:s text:c="8"/>2 <text:s text:c="3"/>0.000 <text:s text:c="3"/>0.000 <text:s text:c="3"/>0.000 <text:s text:c="3"/>0.000 {method 'close' of '_io.BufferedReader' objects}</text:p>
      <text:p text:style-name="P7"><text:s text:c="8"/>1 <text:s text:c="3"/>0.003 <text:s text:c="3"/>0.003 <text:s text:c="3"/>0.003 <text:s text:c="3"/>0.003 {method 'close' of '_io.BufferedWriter' objects}</text:p>
      <text:p text:style-name="P7"><text:s text:c="8"/>1 <text:s text:c="3"/>0.002 <text:s text:c="3"/>0.002 <text:s text:c="3"/>0.002 <text:s text:c="3"/>0.002 {method 'copy' of 'numpy.ndarray' objects}</text:p>
      <text:p text:style-name="P7"><text:s text:c="8"/>1 <text:s text:c="3"/>0.000 <text:s text:c="3"/>0.000 <text:s text:c="3"/>0.000 <text:s text:c="3"/>0.000 {method 'disable' of '_lsprof.Profiler' objects}</text:p>
      <text:p text:style-name="P7"><text:s text:c="2"/>1973505 <text:s text:c="3"/>0.135 <text:s text:c="3"/>0.000 <text:s text:c="3"/>0.135 <text:s text:c="3"/>0.000 {method 'extend' of 'bytearray' objects}</text:p>
      <text:p text:style-name="P7"><text:s text:c="8"/>1 <text:s text:c="3"/>0.000 <text:s text:c="3"/>0.000 <text:s text:c="3"/>0.000 <text:s text:c="3"/>0.000 {method 'flush' of '_io.BufferedWriter' objects}</text:p>
      <text:p text:style-name="P7"><text:s text:c="8"/>5 <text:s text:c="3"/>0.000 <text:s text:c="3"/>0.000 <text:s text:c="3"/>0.000 <text:s text:c="3"/>0.000 {method 'pop' of 'collections.OrderedDict' objects}</text:p>
      <text:p text:style-name="P7"><text:s text:c="8"/>2 <text:s text:c="3"/>0.000 <text:s text:c="3"/>0.000 <text:s text:c="3"/>0.000 <text:s text:c="3"/>0.000 {method 'pop' of 'list' objects}</text:p>
      <text:p text:style-name="P7"><text:s text:c="7"/>20 <text:s text:c="3"/>0.002 <text:s text:c="3"/>0.000 <text:s text:c="3"/>0.002 <text:s text:c="3"/>0.000 {method 'read' of '_io.BufferedReader' objects}</text:p>
      <text:p text:style-name="P7"><text:s text:c="8"/>2 <text:s text:c="3"/>0.002 <text:s text:c="3"/>0.001 <text:s text:c="3"/>0.002 <text:s text:c="3"/>0.001 {method 'reduce' of 'numpy.ufunc' objects}</text:p>
      <text:p text:style-name="P7"><text:s text:c="8"/>2 <text:s text:c="3"/>0.000 <text:s text:c="3"/>0.000 <text:s text:c="3"/>0.000 <text:s text:c="3"/>0.000 {method 'seek' of '_io.BufferedReader' objects}</text:p>
      <text:p text:style-name="P7"><text:s text:c="8"/>3 <text:s text:c="3"/>0.000 <text:s text:c="3"/>0.000 <text:s text:c="3"/>0.000 <text:s text:c="3"/>0.000 {method 'seek' of '_io.BufferedWriter' objects}</text:p>
      <text:p text:style-name="P7"><text:s text:c="8"/>2 <text:s text:c="3"/>0.000 <text:s text:c="3"/>0.000 <text:s text:c="3"/>0.000 <text:s text:c="3"/>0.000 {method 'tell' of '_io.BufferedReader' objects}</text:p>
      <text:p text:style-name="P7"><text:s text:c="8"/>3 <text:s text:c="3"/>0.000 <text:s text:c="3"/>0.000 <text:s text:c="3"/>0.000 <text:s text:c="3"/>0.000 {method 'tell' of '_io.BufferedWriter' objects}</text:p>
      <text:p text:style-name="P7"><text:s text:c="8"/>6 <text:s text:c="3"/>0.002 <text:s text:c="3"/>0.000 <text:s text:c="3"/>0.002 <text:s text:c="3"/>0.000 {method 'write' of '_io.BufferedWriter' objects}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oft-page-break/><text:span text:style-name="T2">8. Profile result after compiler level optimization:</text:span></text:p>
      <text:p text:style-name="P8"><text:s text:c="3"/>3947382 function calls (3947376 primitive calls) in 1.494 seconds</text:p>
      <text:p text:style-name="P8"/>
      <text:p text:style-name="P8"><text:s text:c="3"/>Ordered by: standard name</text:p>
      <text:p text:style-name="P8"/>
      <text:p text:style-name="P8"><text:s text:c="3"/>ncalls <text:s/>tottime <text:s/>percall <text:s/>cumtime <text:s/>percall filename:lineno(function)</text:p>
      <text:p text:style-name="P8"><text:s text:c="8"/>1 <text:s text:c="3"/>0.015 <text:s text:c="3"/>0.015 <text:s text:c="3"/>1.494 <text:s text:c="3"/>1.494 &lt;string&gt;:1(&lt;module&gt;)</text:p>
      <text:p text:style-name="P8"><text:s text:c="8"/>2 <text:s text:c="3"/>0.000 <text:s text:c="3"/>0.000 <text:s text:c="3"/>0.000 <text:s text:c="3"/>0.000 &lt;string&gt;:12(__new__)</text:p>
      <text:p text:style-name="P8"><text:s text:c="8"/>1 <text:s text:c="3"/>0.000 <text:s text:c="3"/>0.000 <text:s text:c="3"/>0.001 <text:s text:c="3"/>0.001 _methods.py:25(_amax)</text:p>
      <text:p text:style-name="P8"><text:s text:c="8"/>1 <text:s text:c="3"/>0.000 <text:s text:c="3"/>0.000 <text:s text:c="3"/>0.001 <text:s text:c="3"/>0.001 _methods.py:28(_amin)</text:p>
      <text:p text:style-name="P8"><text:s text:c="8"/>4 <text:s text:c="3"/>0.000 <text:s text:c="3"/>0.000 <text:s text:c="3"/>0.000 <text:s text:c="3"/>0.000 chunk.py:117(tell)</text:p>
      <text:p text:style-name="P8"><text:s text:c="4"/>22/16 <text:s text:c="3"/>0.000 <text:s text:c="3"/>0.000 <text:s text:c="3"/>0.002 <text:s text:c="3"/>0.000 chunk.py:122(read)</text:p>
      <text:p text:style-name="P8"><text:s text:c="8"/>2 <text:s text:c="3"/>0.000 <text:s text:c="3"/>0.000 <text:s text:c="3"/>0.000 <text:s text:c="3"/>0.000 chunk.py:145(skip)</text:p>
      <text:p text:style-name="P8"><text:s text:c="8"/>6 <text:s text:c="3"/>0.000 <text:s text:c="3"/>0.000 <text:s text:c="3"/>0.000 <text:s text:c="3"/>0.000 chunk.py:52(__init__)</text:p>
      <text:p text:style-name="P8"><text:s text:c="8"/>6 <text:s text:c="3"/>0.000 <text:s text:c="3"/>0.000 <text:s text:c="3"/>0.000 <text:s text:c="3"/>0.000 chunk.py:78(getname)</text:p>
      <text:p text:style-name="P8"><text:s text:c="8"/>2 <text:s text:c="3"/>0.000 <text:s text:c="3"/>0.000 <text:s text:c="3"/>0.000 <text:s text:c="3"/>0.000 chunk.py:98(seek)</text:p>
      <text:p text:style-name="P8"><text:s text:c="8"/>2 <text:s text:c="3"/>0.000 <text:s text:c="3"/>0.000 <text:s text:c="3"/>0.132 <text:s text:c="3"/>0.066 fftpack.py:1013(rfftn)</text:p>
      <text:p text:style-name="P8"><text:s text:c="8"/>1 <text:s text:c="3"/>0.000 <text:s text:c="3"/>0.000 <text:s text:c="3"/>0.072 <text:s text:c="3"/>0.072 fftpack.py:1142(irfftn)</text:p>
      <text:p text:style-name="P8"><text:s text:c="8"/>2 <text:s text:c="3"/>0.000 <text:s text:c="3"/>0.000 <text:s text:c="3"/>0.128 <text:s text:c="3"/>0.064 fftpack.py:291(rfft)</text:p>
      <text:p text:style-name="P8"><text:s text:c="8"/>1 <text:s text:c="3"/>0.003 <text:s text:c="3"/>0.003 <text:s text:c="3"/>0.068 <text:s text:c="3"/>0.068 fftpack.py:380(irfft)</text:p>
      <text:p text:style-name="P8"><text:s text:c="8"/>3 <text:s text:c="3"/>0.006 <text:s text:c="3"/>0.002 <text:s text:c="3"/>0.187 <text:s text:c="3"/>0.062 fftpack.py:47(_raw_fft)</text:p>
      <text:p text:style-name="P8"><text:s text:c="8"/>3 <text:s text:c="3"/>0.000 <text:s text:c="3"/>0.000 <text:s text:c="3"/>0.000 <text:s text:c="3"/>0.000 fftpack.py:613(_cook_nd_args)</text:p>
      <text:p text:style-name="P8"><text:s text:c="8"/>3 <text:s text:c="3"/>0.000 <text:s text:c="3"/>0.000 <text:s text:c="3"/>0.000 <text:s text:c="3"/>0.000 fftpack.py:95(_unitary)</text:p>
      <text:p text:style-name="P8"><text:s text:c="8"/>1 <text:s text:c="3"/>0.000 <text:s text:c="3"/>0.000 <text:s text:c="3"/>0.001 <text:s text:c="3"/>0.001 fromnumeric.py:2174(amax)</text:p>
      <text:p text:style-name="P8"><text:s text:c="8"/>1 <text:s text:c="3"/>0.000 <text:s text:c="3"/>0.000 <text:s text:c="3"/>0.001 <text:s text:c="3"/>0.001 fromnumeric.py:2275(amin)</text:p>
      <text:p text:style-name="P8"><text:s text:c="8"/>3 <text:s text:c="3"/>0.000 <text:s text:c="3"/>0.000 <text:s text:c="3"/>0.000 <text:s text:c="3"/>0.000 helper.py:257(put_twiddle_factors)</text:p>
      <text:p text:style-name="P8"><text:s text:c="8"/>3 <text:s text:c="3"/>0.000 <text:s text:c="3"/>0.000 <text:s text:c="3"/>0.000 <text:s text:c="3"/>0.000 helper.py:283(pop_twiddle_factors)</text:p>
      <text:p text:style-name="P8"><text:s text:c="8"/>3 <text:s text:c="3"/>0.000 <text:s text:c="3"/>0.000 <text:s text:c="3"/>0.000 <text:s text:c="3"/>0.000 helper.py:311(_prune_cache)</text:p>
      <text:p text:style-name="P8"><text:s text:c="8"/>1 <text:s text:c="3"/>0.000 <text:s text:c="3"/>0.000 <text:s text:c="3"/>0.000 <text:s text:c="3"/>0.000 helper.py:53(next_fast_len)</text:p>
      <text:p text:style-name="P8"><text:s text:c="8"/>3 <text:s text:c="3"/>0.000 <text:s text:c="3"/>0.000 <text:s text:c="3"/>0.000 <text:s text:c="3"/>0.000 numeric.py:463(asarray)</text:p>
      <text:p text:style-name="P8"><text:s text:c="8"/>1 <text:s text:c="3"/>0.000 <text:s text:c="3"/>0.000 <text:s text:c="3"/>0.000 <text:s text:c="3"/>0.000 numerictypes.py:660(issubclass_)</text:p>
      <text:p text:style-name="P8"><text:s text:c="8"/>1 <text:s text:c="3"/>0.000 <text:s text:c="3"/>0.000 <text:s text:c="3"/>0.000 <text:s text:c="3"/>0.000 numerictypes.py:728(issubdtype)</text:p>
      <text:p text:style-name="P8"><text:s text:c="8"/>2 <text:s text:c="3"/>0.000 <text:s text:c="3"/>0.000 <text:s text:c="3"/>0.036 <text:s text:c="3"/>0.018 version6.py:21(LoadWaveFile)</text:p>
      <text:p text:style-name="P8"><text:s text:c="8"/>1 <text:s text:c="3"/>0.731 <text:s text:c="3"/>0.731 <text:s text:c="3"/>1.112 <text:s text:c="3"/>1.112 version6.py:41(SaveWaveFile)</text:p>
      <text:p text:style-name="P8"><text:s text:c="8"/>1 <text:s text:c="3"/>0.004 <text:s text:c="3"/>0.004 <text:s text:c="3"/>0.213 <text:s text:c="3"/>0.213 version6.py:51(FFTConvolve)</text:p>
      <text:p text:style-name="P8"><text:s text:c="8"/>1 <text:s text:c="3"/>0.000 <text:s text:c="3"/>0.000 <text:s text:c="3"/>0.000 <text:s text:c="3"/>0.000 version6.py:64(&lt;listcomp&gt;)</text:p>
      <text:p text:style-name="P8"><text:s text:c="8"/>2 <text:s text:c="3"/>0.000 <text:s text:c="3"/>0.000 <text:s text:c="3"/>0.000 <text:s text:c="3"/>0.000 version6.py:65(&lt;genexpr&gt;)</text:p>
      <text:p text:style-name="P8"><text:s text:c="8"/>1 <text:s text:c="3"/>0.020 <text:s text:c="3"/>0.020 <text:s text:c="3"/>0.022 <text:s text:c="3"/>0.022 version6.py:76(Normalize)</text:p>
      <text:p text:style-name="P8"><text:s text:c="8"/>1 <text:s text:c="3"/>0.000 <text:s text:c="3"/>0.000 <text:s text:c="3"/>1.479 <text:s text:c="3"/>1.479 version6.py:85(Main)</text:p>
      <text:p text:style-name="P8"><text:s text:c="8"/>2 <text:s text:c="3"/>0.000 <text:s text:c="3"/>0.000 <text:s text:c="3"/>0.000 <text:s text:c="3"/>0.000 wave.py:125(initfp)</text:p>
      <text:p text:style-name="P8"><text:s text:c="8"/>2 <text:s text:c="3"/>0.000 <text:s text:c="3"/>0.000 <text:s text:c="3"/>0.000 <text:s text:c="3"/>0.000 wave.py:156(__init__)</text:p>
      <text:p text:style-name="P8"><text:s text:c="8"/>2 <text:s text:c="3"/>0.000 <text:s text:c="3"/>0.000 <text:s text:c="3"/>0.000 <text:s text:c="3"/>0.000 wave.py:169(__del__)</text:p>
      <text:p text:style-name="P8"><text:s text:c="8"/>4 <text:s text:c="3"/>0.000 <text:s text:c="3"/>0.000 <text:s text:c="3"/>0.000 <text:s text:c="3"/>0.000 wave.py:188(close)</text:p>
      <text:p text:style-name="P8"><text:s text:c="8"/>4 <text:s text:c="3"/>0.000 <text:s text:c="3"/>0.000 <text:s text:c="3"/>0.000 <text:s text:c="3"/>0.000 wave.py:198(getnchannels)</text:p>
      <text:p text:style-name="P8"><text:s text:c="8"/>4 <text:s text:c="3"/>0.000 <text:s text:c="3"/>0.000 <text:s text:c="3"/>0.000 <text:s text:c="3"/>0.000 wave.py:201(getnframes)</text:p>
      <text:p text:style-name="P8"><text:s text:c="8"/>4 <text:s text:c="3"/>0.000 <text:s text:c="3"/>0.000 <text:s text:c="3"/>0.000 <text:s text:c="3"/>0.000 wave.py:204(getsampwidth)</text:p>
      <text:p text:style-name="P8"><text:s text:c="8"/>2 <text:s text:c="3"/>0.000 <text:s text:c="3"/>0.000 <text:s text:c="3"/>0.000 <text:s text:c="3"/>0.000 wave.py:207(getframerate)</text:p>
      <text:p text:style-name="P8"><text:s text:c="8"/>2 <text:s text:c="3"/>0.000 <text:s text:c="3"/>0.000 <text:s text:c="3"/>0.000 <text:s text:c="3"/>0.000 wave.py:210(getcomptype)</text:p>
      <text:p text:style-name="P8"><text:s text:c="8"/>2 <text:s text:c="3"/>0.000 <text:s text:c="3"/>0.000 <text:s text:c="3"/>0.000 <text:s text:c="3"/>0.000 wave.py:213(getcompname)</text:p>
      <text:p text:style-name="P8"><text:s text:c="8"/>2 <text:s text:c="3"/>0.000 <text:s text:c="3"/>0.000 <text:s text:c="3"/>0.000 <text:s text:c="3"/>0.000 wave.py:216(getparams)</text:p>
      <text:p text:style-name="P8"><text:s text:c="8"/>2 <text:s text:c="3"/>0.000 <text:s text:c="3"/>0.000 <text:s text:c="3"/>0.002 <text:s text:c="3"/>0.001 wave.py:233(readframes)</text:p>
      <text:p text:style-name="P8"><text:s text:c="8"/>2 <text:s text:c="3"/>0.000 <text:s text:c="3"/>0.000 <text:s text:c="3"/>0.000 <text:s text:c="3"/>0.000 wave.py:254(_read_fmt_chunk)</text:p>
      <text:p text:style-name="P8"><text:s text:c="8"/>1 <text:s text:c="3"/>0.000 <text:s text:c="3"/>0.000 <text:s text:c="3"/>0.001 <text:s text:c="3"/>0.001 wave.py:291(__init__)</text:p>
      <text:p text:style-name="P8"><text:s text:c="8"/>1 <text:s text:c="3"/>0.000 <text:s text:c="3"/>0.000 <text:s text:c="3"/>0.000 <text:s text:c="3"/>0.000 wave.py:303(initfp)</text:p>
      <text:p text:style-name="P8"><text:s text:c="8"/>1 <text:s text:c="3"/>0.000 <text:s text:c="3"/>0.000 <text:s text:c="3"/>0.000 <text:s text:c="3"/>0.000 wave.py:315(__del__)</text:p>
      <text:p text:style-name="P8"><text:s text:c="8"/>1 <text:s text:c="3"/>0.000 <text:s text:c="3"/>0.000 <text:s text:c="3"/>0.000 <text:s text:c="3"/>0.000 wave.py:327(setnchannels)</text:p>
      <text:p text:style-name="P8"><text:s text:c="8"/>1 <text:s text:c="3"/>0.000 <text:s text:c="3"/>0.000 <text:s text:c="3"/>0.000 <text:s text:c="3"/>0.000 wave.py:339(setsampwidth)</text:p>
      <text:p text:style-name="P8"><text:s text:c="8"/>1 <text:s text:c="3"/>0.000 <text:s text:c="3"/>0.000 <text:s text:c="3"/>0.000 <text:s text:c="3"/>0.000 wave.py:351(setframerate)</text:p>
      <text:p text:style-name="P8"><text:soft-page-break/><text:s text:c="8"/>1 <text:s text:c="3"/>0.000 <text:s text:c="3"/>0.000 <text:s text:c="3"/>0.000 <text:s text:c="3"/>0.000 wave.py:363(setnframes)</text:p>
      <text:p text:style-name="P8"><text:s text:c="8"/>1 <text:s text:c="3"/>0.000 <text:s text:c="3"/>0.000 <text:s text:c="3"/>0.000 <text:s text:c="3"/>0.000 wave.py:371(setcomptype)</text:p>
      <text:p text:style-name="P8"><text:s text:c="8"/>1 <text:s text:c="3"/>0.000 <text:s text:c="3"/>0.000 <text:s text:c="3"/>0.000 <text:s text:c="3"/>0.000 wave.py:385(setparams)</text:p>
      <text:p text:style-name="P8"><text:s text:c="8"/>1 <text:s text:c="3"/>0.000 <text:s text:c="3"/>0.000 <text:s text:c="3"/>0.002 <text:s text:c="3"/>0.002 wave.py:413(writeframesraw)</text:p>
      <text:p text:style-name="P8"><text:s text:c="8"/>1 <text:s text:c="3"/>0.000 <text:s text:c="3"/>0.000 <text:s text:c="3"/>0.002 <text:s text:c="3"/>0.002 wave.py:426(writeframes)</text:p>
      <text:p text:style-name="P8"><text:s text:c="8"/>2 <text:s text:c="3"/>0.000 <text:s text:c="3"/>0.000 <text:s text:c="3"/>0.004 <text:s text:c="3"/>0.002 wave.py:431(close)</text:p>
      <text:p text:style-name="P8"><text:s text:c="8"/>2 <text:s text:c="3"/>0.000 <text:s text:c="3"/>0.000 <text:s text:c="3"/>0.000 <text:s text:c="3"/>0.000 wave.py:449(_ensure_header_written)</text:p>
      <text:p text:style-name="P8"><text:s text:c="8"/>1 <text:s text:c="3"/>0.000 <text:s text:c="3"/>0.000 <text:s text:c="3"/>0.000 <text:s text:c="3"/>0.000 wave.py:459(_write_header)</text:p>
      <text:p text:style-name="P8"><text:s text:c="8"/>1 <text:s text:c="3"/>0.000 <text:s text:c="3"/>0.000 <text:s text:c="3"/>0.000 <text:s text:c="3"/>0.000 wave.py:480(_patchheader)</text:p>
      <text:p text:style-name="P8"><text:s text:c="8"/>3 <text:s text:c="3"/>0.000 <text:s text:c="3"/>0.000 <text:s text:c="3"/>0.001 <text:s text:c="3"/>0.000 wave.py:492(open)</text:p>
      <text:p text:style-name="P8"><text:s text:c="8"/>2 <text:s text:c="3"/>0.000 <text:s text:c="3"/>0.000 <text:s text:c="3"/>0.000 <text:s text:c="3"/>0.000 {built-in method __new__ of type object at 0x7f04bb6b39a0}</text:p>
      <text:p text:style-name="P8"><text:s text:c="2"/>1973509 <text:s text:c="3"/>0.240 <text:s text:c="3"/>0.000 <text:s text:c="3"/>0.240 <text:s text:c="3"/>0.000 {built-in method _struct.pack}</text:p>
      <text:p text:style-name="P8"><text:s text:c="7"/>12 <text:s text:c="3"/>0.034 <text:s text:c="3"/>0.003 <text:s text:c="3"/>0.034 <text:s text:c="3"/>0.003 {built-in method _struct.unpack_from}</text:p>
      <text:p text:style-name="P8"><text:s text:c="8"/>2 <text:s text:c="3"/>0.000 <text:s text:c="3"/>0.000 <text:s text:c="3"/>0.000 <text:s text:c="3"/>0.000 {built-in method builtins.abs}</text:p>
      <text:p text:style-name="P8"><text:s text:c="8"/>1 <text:s text:c="3"/>0.000 <text:s text:c="3"/>0.000 <text:s text:c="3"/>1.494 <text:s text:c="3"/>1.494 {built-in method builtins.exec}</text:p>
      <text:p text:style-name="P8"><text:s text:c="8"/>4 <text:s text:c="3"/>0.000 <text:s text:c="3"/>0.000 <text:s text:c="3"/>0.000 <text:s text:c="3"/>0.000 {built-in method builtins.isinstance}</text:p>
      <text:p text:style-name="P8"><text:s text:c="8"/>2 <text:s text:c="3"/>0.000 <text:s text:c="3"/>0.000 <text:s text:c="3"/>0.000 <text:s text:c="3"/>0.000 {built-in method builtins.issubclass}</text:p>
      <text:p text:style-name="P8"><text:s text:c="7"/>51 <text:s text:c="3"/>0.000 <text:s text:c="3"/>0.000 <text:s text:c="3"/>0.000 <text:s text:c="3"/>0.000 {built-in method builtins.len}</text:p>
      <text:p text:style-name="P8"><text:s text:c="8"/>1 <text:s text:c="3"/>0.000 <text:s text:c="3"/>0.000 <text:s text:c="3"/>0.000 <text:s text:c="3"/>0.000 {built-in method builtins.max}</text:p>
      <text:p text:style-name="P8"><text:s text:c="8"/>1 <text:s text:c="3"/>0.000 <text:s text:c="3"/>0.000 <text:s text:c="3"/>0.000 <text:s text:c="3"/>0.000 {built-in method builtins.round}</text:p>
      <text:p text:style-name="P8"><text:s text:c="8"/>3 <text:s text:c="3"/>0.001 <text:s text:c="3"/>0.000 <text:s text:c="3"/>0.001 <text:s text:c="3"/>0.000 {built-in method io.open}</text:p>
      <text:p text:style-name="P8"><text:s text:c="7"/>15 <text:s text:c="3"/>0.112 <text:s text:c="3"/>0.007 <text:s text:c="3"/>0.112 <text:s text:c="3"/>0.007 {built-in method numpy.core.multiarray.array}</text:p>
      <text:p text:style-name="P8"><text:s text:c="8"/>3 <text:s text:c="3"/>0.000 <text:s text:c="3"/>0.000 <text:s text:c="3"/>0.000 <text:s text:c="3"/>0.000 {built-in method numpy.core.multiarray.zeros}</text:p>
      <text:p text:style-name="P8"><text:s text:c="8"/>1 <text:s text:c="3"/>0.059 <text:s text:c="3"/>0.059 <text:s text:c="3"/>0.059 <text:s text:c="3"/>0.059 {built-in method numpy.fft.fftpack_lite.rfftb}</text:p>
      <text:p text:style-name="P8"><text:s text:c="8"/>2 <text:s text:c="3"/>0.094 <text:s text:c="3"/>0.047 <text:s text:c="3"/>0.094 <text:s text:c="3"/>0.047 {built-in method numpy.fft.fftpack_lite.rfftf}</text:p>
      <text:p text:style-name="P8"><text:s text:c="8"/>1 <text:s text:c="3"/>0.027 <text:s text:c="3"/>0.027 <text:s text:c="3"/>0.027 <text:s text:c="3"/>0.027 {built-in method numpy.fft.fftpack_lite.rffti}</text:p>
      <text:p text:style-name="P8"><text:s text:c="8"/>3 <text:s text:c="3"/>0.000 <text:s text:c="3"/>0.000 <text:s text:c="3"/>0.000 <text:s text:c="3"/>0.000 {method 'append' of 'list' objects}</text:p>
      <text:p text:style-name="P8"><text:s text:c="7"/>71 <text:s text:c="3"/>0.000 <text:s text:c="3"/>0.000 <text:s text:c="3"/>0.000 <text:s text:c="3"/>0.000 {method 'bit_length' of 'int' objects}</text:p>
      <text:p text:style-name="P8"><text:s text:c="8"/>2 <text:s text:c="3"/>0.000 <text:s text:c="3"/>0.000 <text:s text:c="3"/>0.000 <text:s text:c="3"/>0.000 {method 'close' of '_io.BufferedReader' objects}</text:p>
      <text:p text:style-name="P8"><text:s text:c="8"/>1 <text:s text:c="3"/>0.004 <text:s text:c="3"/>0.004 <text:s text:c="3"/>0.004 <text:s text:c="3"/>0.004 {method 'close' of '_io.BufferedWriter' objects}</text:p>
      <text:p text:style-name="P8"><text:s text:c="8"/>1 <text:s text:c="3"/>0.002 <text:s text:c="3"/>0.002 <text:s text:c="3"/>0.002 <text:s text:c="3"/>0.002 {method 'copy' of 'numpy.ndarray' objects}</text:p>
      <text:p text:style-name="P8"><text:s text:c="8"/>1 <text:s text:c="3"/>0.000 <text:s text:c="3"/>0.000 <text:s text:c="3"/>0.000 <text:s text:c="3"/>0.000 {method 'disable' of '_lsprof.Profiler' objects}</text:p>
      <text:p text:style-name="P8"><text:s text:c="2"/>1973505 <text:s text:c="3"/>0.135 <text:s text:c="3"/>0.000 <text:s text:c="3"/>0.135 <text:s text:c="3"/>0.000 {method 'extend' of 'bytearray' objects}</text:p>
      <text:p text:style-name="P8"><text:s text:c="8"/>1 <text:s text:c="3"/>0.000 <text:s text:c="3"/>0.000 <text:s text:c="3"/>0.000 <text:s text:c="3"/>0.000 {method 'flush' of '_io.BufferedWriter' objects}</text:p>
      <text:p text:style-name="P8"><text:s text:c="8"/>5 <text:s text:c="3"/>0.000 <text:s text:c="3"/>0.000 <text:s text:c="3"/>0.000 <text:s text:c="3"/>0.000 {method 'pop' of 'collections.OrderedDict' objects}</text:p>
      <text:p text:style-name="P8"><text:s text:c="8"/>2 <text:s text:c="3"/>0.000 <text:s text:c="3"/>0.000 <text:s text:c="3"/>0.000 <text:s text:c="3"/>0.000 {method 'pop' of 'list' objects}</text:p>
      <text:p text:style-name="P8"><text:s text:c="7"/>20 <text:s text:c="3"/>0.001 <text:s text:c="3"/>0.000 <text:s text:c="3"/>0.001 <text:s text:c="3"/>0.000 {method 'read' of '_io.BufferedReader' objects}</text:p>
      <text:p text:style-name="P8"><text:s text:c="8"/>2 <text:s text:c="3"/>0.002 <text:s text:c="3"/>0.001 <text:s text:c="3"/>0.002 <text:s text:c="3"/>0.001 {method 'reduce' of 'numpy.ufunc' objects}</text:p>
      <text:p text:style-name="P8"><text:s text:c="8"/>2 <text:s text:c="3"/>0.000 <text:s text:c="3"/>0.000 <text:s text:c="3"/>0.000 <text:s text:c="3"/>0.000 {method 'seek' of '_io.BufferedReader' objects}</text:p>
      <text:p text:style-name="P8"><text:s text:c="8"/>3 <text:s text:c="3"/>0.000 <text:s text:c="3"/>0.000 <text:s text:c="3"/>0.000 <text:s text:c="3"/>0.000 {method 'seek' of '_io.BufferedWriter' objects}</text:p>
      <text:p text:style-name="P8"><text:s text:c="8"/>2 <text:s text:c="3"/>0.000 <text:s text:c="3"/>0.000 <text:s text:c="3"/>0.000 <text:s text:c="3"/>0.000 {method 'tell' of '_io.BufferedReader' objects}</text:p>
      <text:p text:style-name="P8"><text:s text:c="8"/>3 <text:s text:c="3"/>0.000 <text:s text:c="3"/>0.000 <text:s text:c="3"/>0.000 <text:s text:c="3"/>0.000 {method 'tell' of '_io.BufferedWriter' objects}</text:p>
      <text:p text:style-name="P8"><text:s text:c="8"/>6 <text:s text:c="3"/>0.002 <text:s text:c="3"/>0.000 <text:s text:c="3"/>0.002 <text:s text:c="3"/>0.000 {method 'write' of '_io.BufferedWriter' objects}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03374e" officeooo:paragraph-rsid="000a520f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eresa Van</text:p>
        <text:p text:style-name="MP1">10149274</text:p>
        <text:p text:style-name="MP1">CPSC 501 Assignment #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3:18:50.529256032</meta:creation-date>
    <dc:date>2017-12-08T14:22:18.314214131</dc:date>
    <meta:editing-duration>PT1H3M18S</meta:editing-duration>
    <meta:editing-cycles>18</meta:editing-cycles>
    <meta:generator>LibreOffice/5.4.3.2$Linux_X86_64 LibreOffice_project/40m0$Build-2</meta:generator>
    <meta:document-statistic meta:table-count="0" meta:image-count="0" meta:object-count="0" meta:page-count="16" meta:paragraph-count="765" meta:word-count="5392" meta:character-count="56972" meta:non-whitespace-character-count="37885"/>
  </office:meta>
</office:document-meta>
</file>